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2" svg:font-family="Tahoma, Lucidasans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Mincho" svg:font-family="Mincho" style:font-pitch="variable"/>
    <style:font-face style:name="Tahoma3" svg:font-family="Tahoma, Lucidasans" style:font-pitch="variable"/>
    <style:font-face style:name="Tahoma" svg:font-family="Tahoma, Lucidasans, 'Lucida Sans', 'Arial Unicode MS'" style:font-pitch="variable"/>
    <style:font-face style:name="Book Antiqua" svg:font-family="'Book Antiqua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5.856cm" fo:margin-left="0.236cm" table:align="left" style:writing-mode="lr-tb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1.152cm"/>
    </style:style>
    <style:style style:name="Tableau1.C" style:family="table-column">
      <style:table-column-properties style:column-width="1.351cm"/>
    </style:style>
    <style:style style:name="Tableau1.D" style:family="table-column">
      <style:table-column-properties style:column-width="1.879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5.856cm" fo:margin-left="0.236cm" table:align="left" style:writing-mode="lr-tb"/>
    </style:style>
    <style:style style:name="Tableau2.A" style:family="table-column">
      <style:table-column-properties style:column-width="1.475cm"/>
    </style:style>
    <style:style style:name="Tableau2.B" style:family="table-column">
      <style:table-column-properties style:column-width="1.152cm"/>
    </style:style>
    <style:style style:name="Tableau2.C" style:family="table-column">
      <style:table-column-properties style:column-width="1.351cm"/>
    </style:style>
    <style:style style:name="Tableau2.D" style:family="table-column">
      <style:table-column-properties style:column-width="1.879cm"/>
    </style:style>
    <style:style style:name="Tableau2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19.604cm" fo:margin-left="-1.044cm" table:align="left" style:writing-mode="lr-tb"/>
    </style:style>
    <style:style style:name="Tableau3.A" style:family="table-column">
      <style:table-column-properties style:column-width="2.251cm"/>
    </style:style>
    <style:style style:name="Tableau3.B" style:family="table-column">
      <style:table-column-properties style:column-width="2.501cm"/>
    </style:style>
    <style:style style:name="Tableau3.C" style:family="table-column">
      <style:table-column-properties style:column-width="2.505cm"/>
    </style:style>
    <style:style style:name="Tableau3.D" style:family="table-column">
      <style:table-column-properties style:column-width="0.628cm"/>
    </style:style>
    <style:style style:name="Tableau3.E" style:family="table-column">
      <style:table-column-properties style:column-width="1.877cm"/>
    </style:style>
    <style:style style:name="Tableau3.F" style:family="table-column">
      <style:table-column-properties style:column-width="0.24cm"/>
    </style:style>
    <style:style style:name="Tableau3.G" style:family="table-column">
      <style:table-column-properties style:column-width="2.905cm"/>
    </style:style>
    <style:style style:name="Tableau3.I" style:family="table-column">
      <style:table-column-properties style:column-width="3.792cm"/>
    </style:style>
    <style:style style:name="Tableau3.A1" style:family="table-cell">
      <style:table-cell-properties style:vertical-align="top" fo:background-color="#ffffff" fo:padding-left="0.123cm" fo:padding-right="0.123cm" fo:padding-top="0cm" fo:padding-bottom="0cm" fo:border-left="1pt solid #000000" fo:border-right="none" fo:border-top="1pt solid #000000" fo:border-bottom="0.05pt solid #000000">
        <style:background-image/>
      </style:table-cell-properties>
    </style:style>
    <style:style style:name="Tableau3.B1" style:family="table-cell">
      <style:table-cell-properties style:vertical-align="top" fo:background-color="#ffffff" fo:padding-left="0.123cm" fo:padding-right="0.123cm" fo:padding-top="0cm" fo:padding-bottom="0cm" fo:border-left="0.05pt solid #000000" fo:border-right="none" fo:border-top="1pt solid #000000" fo:border-bottom="0.05pt solid #000000">
        <style:background-image/>
      </style:table-cell-properties>
    </style:style>
    <style:style style:name="Tableau3.C1" style:family="table-cell">
      <style:table-cell-properties style:vertical-align="top" fo:background-color="#ffffff" fo:padding-left="0.123cm" fo:padding-right="0.123cm" fo:padding-top="0cm" fo:padding-bottom="0cm" fo:border-left="0.05pt solid #000000" fo:border-right="1pt solid #000000" fo:border-top="1pt solid #000000" fo:border-bottom="0.05pt solid #000000">
        <style:background-image/>
      </style:table-cell-properties>
    </style:style>
    <style:style style:name="Tableau3.D1" style:family="table-cell">
      <style:table-cell-properties style:vertical-align="top" fo:background-color="#ffffff" fo:padding-left="0.123cm" fo:padding-right="0.123cm" fo:padding-top="0cm" fo:padding-bottom="0cm" fo:border="none">
        <style:background-image/>
      </style:table-cell-properties>
    </style:style>
    <style:style style:name="Tableau3.E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0.05pt solid #000000"/>
    </style:style>
    <style:style style:name="Tableau3.G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3.H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3.I1" style:family="table-cell">
      <style:table-cell-properties style:vertical-align="top" fo:padding-left="0.123cm" fo:padding-right="0.123cm" fo:padding-top="0cm" fo:padding-bottom="0cm" fo:border-left="0.05pt solid #000000" fo:border-right="1pt solid #000000" fo:border-top="1pt solid #000000" fo:border-bottom="0.05pt solid #000000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C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D2" style:family="table-cell">
      <style:table-cell-properties style:vertical-align="top" fo:padding-left="0.123cm" fo:padding-right="0.123cm" fo:padding-top="0cm" fo:padding-bottom="0cm" fo:border="none"/>
    </style:style>
    <style:style style:name="Tableau3.E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G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H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I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none"/>
    </style:style>
    <style:style style:name="Tableau3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3.C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3.D3" style:family="table-cell">
      <style:table-cell-properties style:vertical-align="top" fo:padding-left="0.123cm" fo:padding-right="0.123cm" fo:padding-top="0cm" fo:padding-bottom="0cm" fo:border="none"/>
    </style:style>
    <style:style style:name="Tableau3.E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G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H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I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A4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0.05pt solid #000000"/>
    </style:style>
    <style:style style:name="Tableau3.B4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3.C4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0.05pt solid #000000"/>
    </style:style>
    <style:style style:name="Tableau3.D4" style:family="table-cell">
      <style:table-cell-properties style:vertical-align="top" fo:padding-left="0.123cm" fo:padding-right="0.123cm" fo:padding-top="0cm" fo:padding-bottom="0cm" fo:border="none"/>
    </style:style>
    <style:style style:name="Tableau3.E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G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H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I4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B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C5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D5" style:family="table-cell">
      <style:table-cell-properties style:vertical-align="top" fo:padding-left="0.123cm" fo:padding-right="0.123cm" fo:padding-top="0cm" fo:padding-bottom="0cm" fo:border="none"/>
    </style:style>
    <style:style style:name="Tableau3.E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none"/>
    </style:style>
    <style:style style:name="Tableau3.G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3.H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3.I5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3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B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C6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D6" style:family="table-cell">
      <style:table-cell-properties style:vertical-align="top" fo:padding-left="0.123cm" fo:padding-right="0.123cm" fo:padding-top="0cm" fo:padding-bottom="0cm" fo:border="none"/>
    </style:style>
    <style:style style:name="Tableau3.E6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0.05pt solid #000000"/>
    </style:style>
    <style:style style:name="Tableau3.G6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3.H6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3.I6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0.05pt solid #000000"/>
    </style:style>
    <style:style style:name="Tableau3.A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B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C7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D7" style:family="table-cell">
      <style:table-cell-properties style:vertical-align="top" fo:padding-left="0.123cm" fo:padding-right="0.123cm" fo:padding-top="0cm" fo:padding-bottom="0cm" fo:border="none"/>
    </style:style>
    <style:style style:name="Tableau3.E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3.G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H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3.I7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3.A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none"/>
    </style:style>
    <style:style style:name="Tableau3.B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3.C8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3.D8" style:family="table-cell">
      <style:table-cell-properties style:vertical-align="top" fo:padding-left="0.123cm" fo:padding-right="0.123cm" fo:padding-top="0cm" fo:padding-bottom="0cm" fo:border="none"/>
    </style:style>
    <style:style style:name="Tableau3.E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/>
    </style:style>
    <style:style style:name="Tableau3.G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3.H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3.I8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1pt solid #000000"/>
    </style:style>
    <style:style style:name="Tableau3.B9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1pt solid #000000"/>
    </style:style>
    <style:style style:name="Tableau3.C9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1pt solid #000000"/>
    </style:style>
    <style:style style:name="Tableau3.D9" style:family="table-cell">
      <style:table-cell-properties style:vertical-align="top" fo:padding-left="0.123cm" fo:padding-right="0.123cm" fo:padding-top="0cm" fo:padding-bottom="0cm" fo:border="none"/>
    </style:style>
    <style:style style:name="Tableau3.F9" style:family="table-cell">
      <style:table-cell-properties style:vertical-align="top" fo:padding="0cm" fo:border="none"/>
    </style:style>
    <style:style style:name="Tableau4" style:family="table">
      <style:table-properties style:width="15.672cm" fo:margin-left="-0.168cm" table:align="left" style:writing-mode="lr-tb"/>
    </style:style>
    <style:style style:name="Tableau4.A" style:family="table-column">
      <style:table-column-properties style:column-width="1.519cm"/>
    </style:style>
    <style:style style:name="Tableau4.B" style:family="table-column">
      <style:table-column-properties style:column-width="2.499cm"/>
    </style:style>
    <style:style style:name="Tableau4.C" style:family="table-column">
      <style:table-column-properties style:column-width="2.75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2.282cm"/>
    </style:style>
    <style:style style:name="Tableau4.G" style:family="table-column">
      <style:table-column-properties style:column-width="2.371cm"/>
    </style:style>
    <style:style style:name="Tableau4.A1" style:family="table-cell">
      <style:table-cell-properties style:vertical-align="top" fo:background-color="#ffffff" fo:padding-left="0.123cm" fo:padding-right="0.123cm" fo:padding-top="0cm" fo:padding-bottom="0cm" fo:border-left="1pt solid #000000" fo:border-right="none" fo:border-top="1pt solid #000000" fo:border-bottom="0.05pt solid #000000">
        <style:background-image/>
      </style:table-cell-properties>
    </style:style>
    <style:style style:name="Tableau4.B1" style:family="table-cell">
      <style:table-cell-properties style:vertical-align="top" fo:background-color="#ffffff" fo:padding-left="0.123cm" fo:padding-right="0.123cm" fo:padding-top="0cm" fo:padding-bottom="0cm" fo:border-left="0.05pt solid #000000" fo:border-right="none" fo:border-top="1pt solid #000000" fo:border-bottom="0.05pt solid #000000">
        <style:background-image/>
      </style:table-cell-properties>
    </style:style>
    <style:style style:name="Tableau4.F1" style:family="table-cell">
      <style:table-cell-properties style:vertical-align="top" fo:background-color="#ffffff" fo:padding-left="0.123cm" fo:padding-right="0.123cm" fo:padding-top="0cm" fo:padding-bottom="0cm" fo:border-left="0.05pt solid #000000" fo:border-right="1pt solid #000000" fo:border-top="1pt solid #000000" fo:border-bottom="0.05pt solid #000000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4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4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5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5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none"/>
    </style:style>
    <style:style style:name="Tableau4.B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C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D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E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F6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4.G6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4.A7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none"/>
    </style:style>
    <style:style style:name="Tableau4.B7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4.C7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4.D7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4.E7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4.F7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none"/>
    </style:style>
    <style:style style:name="Tableau4.G7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none"/>
    </style:style>
    <style:style style:name="Tableau4.A8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0.05pt solid #000000"/>
    </style:style>
    <style:style style:name="Tableau4.B8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4.C8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4.D8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4.E8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4.F8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0.05pt solid #000000"/>
    </style:style>
    <style:style style:name="Tableau4.G8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0.05pt solid #000000"/>
    </style:style>
    <style:style style:name="Tableau4.A9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9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9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9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9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9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9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10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4.B10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C10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D10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E10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4.F10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G10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4.A1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none"/>
    </style:style>
    <style:style style:name="Tableau4.B11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C11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D11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E11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4.F11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4.G11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none"/>
    </style:style>
    <style:style style:name="Tableau4.A12" style:family="table-cell">
      <style:table-cell-properties style:vertical-align="top" fo:padding-left="0.123cm" fo:padding-right="0.123cm" fo:padding-top="0cm" fo:padding-bottom="0cm" fo:border-left="1pt solid #000000" fo:border-right="none" fo:border-top="0.05pt solid #000000" fo:border-bottom="1pt solid #000000"/>
    </style:style>
    <style:style style:name="Tableau4.B1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1pt solid #000000"/>
    </style:style>
    <style:style style:name="Tableau4.C1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1pt solid #000000"/>
    </style:style>
    <style:style style:name="Tableau4.D1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1pt solid #000000"/>
    </style:style>
    <style:style style:name="Tableau4.E1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1pt solid #000000"/>
    </style:style>
    <style:style style:name="Tableau4.F12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1pt solid #000000"/>
    </style:style>
    <style:style style:name="Tableau4.G12" style:family="table-cell">
      <style:table-cell-properties style:vertical-align="top" fo:padding-left="0.123cm" fo:padding-right="0.123cm" fo:padding-top="0cm" fo:padding-bottom="0cm" fo:border-left="0.05pt solid #000000" fo:border-right="1pt solid #000000" fo:border-top="0.05pt solid #000000" fo:border-bottom="1pt solid #000000"/>
    </style:style>
    <style:style style:name="Tableau5" style:family="table">
      <style:table-properties style:width="18.376cm" fo:margin-left="-0.123cm" table:align="left" style:writing-mode="lr-tb"/>
    </style:style>
    <style:style style:name="Tableau5.A" style:family="table-column">
      <style:table-column-properties style:column-width="2.124cm"/>
    </style:style>
    <style:style style:name="Tableau5.B" style:family="table-column">
      <style:table-column-properties style:column-width="2.251cm"/>
    </style:style>
    <style:style style:name="Tableau5.E" style:family="table-column">
      <style:table-column-properties style:column-width="0.499cm"/>
    </style:style>
    <style:style style:name="Tableau5.F" style:family="table-column">
      <style:table-column-properties style:column-width="2cm"/>
    </style:style>
    <style:style style:name="Tableau5.G" style:family="table-column">
      <style:table-column-properties style:column-width="2.501cm"/>
    </style:style>
    <style:style style:name="Tableau5.H" style:family="table-column">
      <style:table-column-properties style:column-width="2.249cm"/>
    </style:style>
    <style:style style:name="Tableau5.I" style:family="table-column">
      <style:table-column-properties style:column-width="0.355cm"/>
    </style:style>
    <style:style style:name="Tableau5.K" style:family="table-column">
      <style:table-column-properties style:column-width="1.542cm"/>
    </style:style>
    <style:style style:name="Tableau5.A1" style:family="table-cell">
      <style:table-cell-properties style:vertical-align="top" fo:padding-left="0.123cm" fo:padding-right="0.123cm" fo:padding-top="0cm" fo:padding-bottom="0cm" fo:border="none"/>
    </style:style>
    <style:style style:name="Tableau5.B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5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.F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5.H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5.K2" style:family="table-cell">
      <style:table-cell-properties style:vertical-align="top" fo:padding="0cm" fo:border="none"/>
    </style:style>
    <style:style style:name="Tableau6" style:family="table">
      <style:table-properties style:width="7.782cm" fo:margin-left="0.986cm" table:align="left" style:writing-mode="lr-tb"/>
    </style:style>
    <style:style style:name="Tableau6.A" style:family="table-column">
      <style:table-column-properties style:column-width="2.501cm"/>
    </style:style>
    <style:style style:name="Tableau6.B" style:family="table-column">
      <style:table-column-properties style:column-width="2.75cm"/>
    </style:style>
    <style:style style:name="Tableau6.C" style:family="table-column">
      <style:table-column-properties style:column-width="2.531cm"/>
    </style:style>
    <style:style style:name="Tableau6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6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6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6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7.031cm" fo:margin-left="1.236cm" table:align="left" style:writing-mode="lr-tb"/>
    </style:style>
    <style:style style:name="Tableau7.A" style:family="table-column">
      <style:table-column-properties style:column-width="2.5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2.529cm"/>
    </style:style>
    <style:style style:name="Tableau7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7.C1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leau7.B2" style:family="table-cell">
      <style:table-cell-properties style:vertical-align="top" fo:padding-left="0.123cm" fo:padding-right="0.123cm" fo:padding-top="0cm" fo:padding-bottom="0cm" fo:border-left="none" fo:border-right="0.05pt solid #000000" fo:border-top="0.05pt solid #000000" fo:border-bottom="none"/>
    </style:style>
    <style:style style:name="Tableau7.A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.B3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0.05pt solid #000000"/>
    </style:style>
    <style:style style:name="Tableau8" style:family="table">
      <style:table-properties style:width="19.54cm" fo:margin-left="-1.014cm" table:align="left" style:writing-mode="lr-tb"/>
    </style:style>
    <style:style style:name="Tableau8.A" style:family="table-column">
      <style:table-column-properties style:column-width="2.251cm"/>
    </style:style>
    <style:style style:name="Tableau8.B" style:family="table-column">
      <style:table-column-properties style:column-width="2.501cm"/>
    </style:style>
    <style:style style:name="Tableau8.C" style:family="table-column">
      <style:table-column-properties style:column-width="2.505cm"/>
    </style:style>
    <style:style style:name="Tableau8.D" style:family="table-column">
      <style:table-column-properties style:column-width="0.628cm"/>
    </style:style>
    <style:style style:name="Tableau8.E" style:family="table-column">
      <style:table-column-properties style:column-width="2.117cm"/>
    </style:style>
    <style:style style:name="Tableau8.F" style:family="table-column">
      <style:table-column-properties style:column-width="2.905cm"/>
    </style:style>
    <style:style style:name="Tableau8.H" style:family="table-column">
      <style:table-column-properties style:column-width="3.729cm"/>
    </style:style>
    <style:style style:name="Tableau8.A1" style:family="table-cell">
      <style:table-cell-properties style:vertical-align="top" fo:background-color="#ffffff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style:vertical-align="top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eau8.D1" style:family="table-cell">
      <style:table-cell-properties style:vertical-align="top" fo:background-color="#ffffff" fo:padding-left="0.123cm" fo:padding-right="0.123cm" fo:padding-top="0cm" fo:padding-bottom="0cm" fo:border="none">
        <style:background-image/>
      </style:table-cell-properties>
    </style:style>
    <style:style style:name="Tableau8.E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8.F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8.G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8.H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8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8.D2" style:family="table-cell">
      <style:table-cell-properties style:vertical-align="top" fo:padding-left="0.123cm" fo:padding-right="0.123cm" fo:padding-top="0cm" fo:padding-bottom="0cm" fo:border="none"/>
    </style:style>
    <style:style style:name="Tableau8.E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F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G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H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8.A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C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8.D3" style:family="table-cell">
      <style:table-cell-properties style:vertical-align="top" fo:padding-left="0.123cm" fo:padding-right="0.123cm" fo:padding-top="0cm" fo:padding-bottom="0cm" fo:border="none"/>
    </style:style>
    <style:style style:name="Tableau8.E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F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G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H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8.A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B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8.C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8.D4" style:family="table-cell">
      <style:table-cell-properties style:vertical-align="top" fo:padding-left="0.123cm" fo:padding-right="0.123cm" fo:padding-top="0cm" fo:padding-bottom="0cm" fo:border="none"/>
    </style:style>
    <style:style style:name="Tableau8.E4" style:family="table-cell">
      <style:table-cell-properties style:vertical-align="top" fo:padding-left="0.123cm" fo:padding-right="0.123cm" fo:padding-top="0cm" fo:padding-bottom="0cm" fo:border="none"/>
    </style:style>
    <style:style style:name="Tableau8.F4" style:family="table-cell">
      <style:table-cell-properties style:vertical-align="top" fo:padding-left="0.123cm" fo:padding-right="0.123cm" fo:padding-top="0cm" fo:padding-bottom="0cm" fo:border="none"/>
    </style:style>
    <style:style style:name="Tableau8.G4" style:family="table-cell">
      <style:table-cell-properties style:vertical-align="top" fo:padding-left="0.123cm" fo:padding-right="0.123cm" fo:padding-top="0cm" fo:padding-bottom="0cm" fo:border="none"/>
    </style:style>
    <style:style style:name="Tableau8.H4" style:family="table-cell">
      <style:table-cell-properties style:vertical-align="top" fo:padding-left="0.123cm" fo:padding-right="0.123cm" fo:padding-top="0cm" fo:padding-bottom="0cm" fo:border="none"/>
    </style:style>
    <style:style style:name="Tableau9" style:family="table">
      <style:table-properties style:width="19.258cm" fo:margin-left="-1.014cm" table:align="left" style:writing-mode="lr-tb"/>
    </style:style>
    <style:style style:name="Tableau9.A" style:family="table-column">
      <style:table-column-properties style:column-width="0.877cm"/>
    </style:style>
    <style:style style:name="Tableau9.B" style:family="table-column">
      <style:table-column-properties style:column-width="1.27cm"/>
    </style:style>
    <style:style style:name="Tableau9.C" style:family="table-column">
      <style:table-column-properties style:column-width="0.104cm"/>
    </style:style>
    <style:style style:name="Tableau9.D" style:family="table-column">
      <style:table-column-properties style:column-width="1.166cm"/>
    </style:style>
    <style:style style:name="Tableau9.E" style:family="table-column">
      <style:table-column-properties style:column-width="1.335cm"/>
    </style:style>
    <style:style style:name="Tableau9.F" style:family="table-column">
      <style:table-column-properties style:column-width="2.505cm"/>
    </style:style>
    <style:style style:name="Tableau9.G" style:family="table-column">
      <style:table-column-properties style:column-width="2.18cm"/>
    </style:style>
    <style:style style:name="Tableau9.H" style:family="table-column">
      <style:table-column-properties style:column-width="2.992cm"/>
    </style:style>
    <style:style style:name="Tableau9.I" style:family="table-column">
      <style:table-column-properties style:column-width="1.824cm"/>
    </style:style>
    <style:style style:name="Tableau9.J" style:family="table-column">
      <style:table-column-properties style:column-width="1.168cm"/>
    </style:style>
    <style:style style:name="Tableau9.K" style:family="table-column">
      <style:table-column-properties style:column-width="3.838cm"/>
    </style:style>
    <style:style style:name="Tableau9.A1" style:family="table-cell">
      <style:table-cell-properties style:vertical-align="top" fo:padding="0cm" fo:border="none"/>
    </style:style>
    <style:style style:name="Tableau9.B1" style:family="table-cell">
      <style:table-cell-properties style:vertical-align="top" fo:padding-left="0.123cm" fo:padding-right="0.123cm" fo:padding-top="0cm" fo:padding-bottom="0cm" fo:border="none"/>
    </style:style>
    <style:style style:name="Tableau9.A2" style:family="table-cell">
      <style:table-cell-properties style:vertical-align="top" fo:background-color="#ffffff" fo:padding-left="0.123cm" fo:padding-right="0.123cm" fo:padding-top="0cm" fo:padding-bottom="0cm" fo:border-left="0.05pt solid #000000" fo:border-right="none" fo:border-top="0.05pt solid #000000" fo:border-bottom="none">
        <style:background-image/>
      </style:table-cell-properties>
    </style:style>
    <style:style style:name="Tableau9.G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9.H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9.I2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none"/>
    </style:style>
    <style:style style:name="Tableau9.K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leau9.A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leau9.D3" style:family="table-cell">
      <style:table-cell-properties style:vertical-align="top" fo:padding-left="0.123cm" fo:padding-right="0.123cm" fo:padding-top="0cm" fo:padding-bottom="0cm" fo:border-left="none" fo:border-right="0.05pt solid #000000" fo:border-top="0.05pt solid #000000" fo:border-bottom="none"/>
    </style:style>
    <style:style style:name="Tableau9.F3" style:family="table-cell">
      <style:table-cell-properties style:vertical-align="top" fo:padding-left="0.123cm" fo:padding-right="0.123cm" fo:padding-top="0cm" fo:padding-bottom="0cm" fo:border-left="none" fo:border-right="0.05pt solid #000000" fo:border-top="0.05pt solid #000000" fo:border-bottom="none"/>
    </style:style>
    <style:style style:name="Tableau9.G3" style:family="table-cell">
      <style:table-cell-properties style:vertical-align="top" fo:padding-left="0.123cm" fo:padding-right="0.123cm" fo:padding-top="0cm" fo:padding-bottom="0cm" fo:border-left="none" fo:border-right="0.05pt solid #000000" fo:border-top="0.05pt solid #000000" fo:border-bottom="none"/>
    </style:style>
    <style:style style:name="Tableau9.H3" style:family="table-cell">
      <style:table-cell-properties style:vertical-align="top" fo:padding-left="0.123cm" fo:padding-right="0.123cm" fo:padding-top="0cm" fo:padding-bottom="0cm" fo:border-left="none" fo:border-right="0.05pt solid #000000" fo:border-top="0.05pt solid #000000" fo:border-bottom="none"/>
    </style:style>
    <style:style style:name="Tableau9.I3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/>
    </style:style>
    <style:style style:name="Tableau9.K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0.05pt solid #000000" fo:border-bottom="none"/>
    </style:style>
    <style:style style:name="Tableau9.A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D4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F4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G4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H4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K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A5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D5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F5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G5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H5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K5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A6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D6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F6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G6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H6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K6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A7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D7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F7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G7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H7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none"/>
    </style:style>
    <style:style style:name="Tableau9.K7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9.A8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9.D8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0.05pt solid #000000"/>
    </style:style>
    <style:style style:name="Tableau9.F8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0.05pt solid #000000"/>
    </style:style>
    <style:style style:name="Tableau9.G8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0.05pt solid #000000"/>
    </style:style>
    <style:style style:name="Tableau9.H8" style:family="table-cell">
      <style:table-cell-properties style:vertical-align="top" fo:padding-left="0.123cm" fo:padding-right="0.123cm" fo:padding-top="0cm" fo:padding-bottom="0cm" fo:border-left="none" fo:border-right="0.05pt solid #000000" fo:border-top="none" fo:border-bottom="0.05pt solid #000000"/>
    </style:style>
    <style:style style:name="Tableau9.I8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/>
    </style:style>
    <style:style style:name="Tableau9.K8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" style:family="table">
      <style:table-properties style:width="16.656cm" fo:margin-left="-0.138cm" table:align="left" style:writing-mode="lr-tb"/>
    </style:style>
    <style:style style:name="Tableau10.A" style:family="table-column">
      <style:table-column-properties style:column-width="2.106cm"/>
    </style:style>
    <style:style style:name="Tableau10.B" style:family="table-column">
      <style:table-column-properties style:column-width="2.251cm"/>
    </style:style>
    <style:style style:name="Tableau10.C" style:family="table-column">
      <style:table-column-properties style:column-width="1.018cm"/>
    </style:style>
    <style:style style:name="Tableau10.D" style:family="table-column">
      <style:table-column-properties style:column-width="2.531cm"/>
    </style:style>
    <style:style style:name="Tableau10.E" style:family="table-column">
      <style:table-column-properties style:column-width="0.288cm"/>
    </style:style>
    <style:style style:name="Tableau10.F" style:family="table-column">
      <style:table-column-properties style:column-width="2.683cm"/>
    </style:style>
    <style:style style:name="Tableau10.H" style:family="table-column">
      <style:table-column-properties style:column-width="2.212cm"/>
    </style:style>
    <style:style style:name="Tableau10.I" style:family="table-column">
      <style:table-column-properties style:column-width="0.501cm"/>
    </style:style>
    <style:style style:name="Tableau10.J" style:family="table-column">
      <style:table-column-properties style:column-width="2.78cm"/>
    </style:style>
    <style:style style:name="Tableau10.A1" style:family="table-cell">
      <style:table-cell-properties style:vertical-align="top" fo:background-color="#ffffff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top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eau10.C1" style:family="table-cell">
      <style:table-cell-properties style:vertical-align="top" fo:background-color="#ffffff" fo:padding-left="0.123cm" fo:padding-right="0.123cm" fo:padding-top="0cm" fo:padding-bottom="0cm" fo:border="none">
        <style:background-image/>
      </style:table-cell-properties>
    </style:style>
    <style:style style:name="Tableau10.D1" style:family="table-cell">
      <style:table-cell-properties style:vertical-align="top" fo:padding-left="0.123cm" fo:padding-right="0.123cm" fo:padding-top="0cm" fo:padding-bottom="0cm" fo:border="none"/>
    </style:style>
    <style:style style:name="Tableau10.E1" style:family="table-cell">
      <style:table-cell-properties style:vertical-align="top" fo:padding-left="0.123cm" fo:padding-right="0.123cm" fo:padding-top="0cm" fo:padding-bottom="0cm" fo:border="none"/>
    </style:style>
    <style:style style:name="Tableau10.F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0.G1" style:family="table-cell">
      <style:table-cell-properties style:vertical-align="top" fo:padding-left="0.123cm" fo:padding-right="0.123cm" fo:padding-top="0cm" fo:padding-bottom="0cm" fo:border="none"/>
    </style:style>
    <style:style style:name="Tableau10.H1" style:family="table-cell">
      <style:table-cell-properties style:vertical-align="top" fo:padding-left="0.123cm" fo:padding-right="0.123cm" fo:padding-top="0cm" fo:padding-bottom="0cm" fo:border="none"/>
    </style:style>
    <style:style style:name="Tableau10.I1" style:family="table-cell">
      <style:table-cell-properties style:vertical-align="top" fo:padding-left="0.123cm" fo:padding-right="0.123cm" fo:padding-top="0cm" fo:padding-bottom="0cm" fo:border="none"/>
    </style:style>
    <style:style style:name="Tableau10.J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0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0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C2" style:family="table-cell">
      <style:table-cell-properties style:vertical-align="top" fo:padding-left="0.123cm" fo:padding-right="0.123cm" fo:padding-top="0cm" fo:padding-bottom="0cm" fo:border="none"/>
    </style:style>
    <style:style style:name="Tableau10.D2" style:family="table-cell">
      <style:table-cell-properties style:vertical-align="top" fo:padding-left="0.123cm" fo:padding-right="0.123cm" fo:padding-top="0cm" fo:padding-bottom="0cm" fo:border="none"/>
    </style:style>
    <style:style style:name="Tableau10.E2" style:family="table-cell">
      <style:table-cell-properties style:vertical-align="top" fo:padding-left="0.123cm" fo:padding-right="0.123cm" fo:padding-top="0cm" fo:padding-bottom="0cm" fo:border="none"/>
    </style:style>
    <style:style style:name="Tableau10.F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G2" style:family="table-cell">
      <style:table-cell-properties style:vertical-align="top" fo:padding-left="0.123cm" fo:padding-right="0.123cm" fo:padding-top="0cm" fo:padding-bottom="0cm" fo:border="none"/>
    </style:style>
    <style:style style:name="Tableau10.H2" style:family="table-cell">
      <style:table-cell-properties style:vertical-align="top" fo:padding-left="0.123cm" fo:padding-right="0.123cm" fo:padding-top="0cm" fo:padding-bottom="0cm" fo:border="none"/>
    </style:style>
    <style:style style:name="Tableau10.I2" style:family="table-cell">
      <style:table-cell-properties style:vertical-align="top" fo:padding-left="0.123cm" fo:padding-right="0.123cm" fo:padding-top="0cm" fo:padding-bottom="0cm" fo:border="none"/>
    </style:style>
    <style:style style:name="Tableau10.J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A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0.B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C3" style:family="table-cell">
      <style:table-cell-properties style:vertical-align="top" fo:padding-left="0.123cm" fo:padding-right="0.123cm" fo:padding-top="0cm" fo:padding-bottom="0cm" fo:border="none"/>
    </style:style>
    <style:style style:name="Tableau10.D3" style:family="table-cell">
      <style:table-cell-properties style:vertical-align="top" fo:padding-left="0.123cm" fo:padding-right="0.123cm" fo:padding-top="0cm" fo:padding-bottom="0cm" fo:border="none"/>
    </style:style>
    <style:style style:name="Tableau10.E3" style:family="table-cell">
      <style:table-cell-properties style:vertical-align="top" fo:padding-left="0.123cm" fo:padding-right="0.123cm" fo:padding-top="0cm" fo:padding-bottom="0cm" fo:border="none"/>
    </style:style>
    <style:style style:name="Tableau10.F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G3" style:family="table-cell">
      <style:table-cell-properties style:vertical-align="top" fo:padding-left="0.123cm" fo:padding-right="0.123cm" fo:padding-top="0cm" fo:padding-bottom="0cm" fo:border="none"/>
    </style:style>
    <style:style style:name="Tableau10.H3" style:family="table-cell">
      <style:table-cell-properties style:vertical-align="top" fo:padding-left="0.123cm" fo:padding-right="0.123cm" fo:padding-top="0cm" fo:padding-bottom="0cm" fo:border="none"/>
    </style:style>
    <style:style style:name="Tableau10.I3" style:family="table-cell">
      <style:table-cell-properties style:vertical-align="top" fo:padding-left="0.123cm" fo:padding-right="0.123cm" fo:padding-top="0cm" fo:padding-bottom="0cm" fo:border="none"/>
    </style:style>
    <style:style style:name="Tableau10.J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A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10.B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10.C4" style:family="table-cell">
      <style:table-cell-properties style:vertical-align="top" fo:padding-left="0.123cm" fo:padding-right="0.123cm" fo:padding-top="0cm" fo:padding-bottom="0cm" fo:border="none"/>
    </style:style>
    <style:style style:name="Tableau10.D4" style:family="table-cell">
      <style:table-cell-properties style:vertical-align="top" fo:padding-left="0.123cm" fo:padding-right="0.123cm" fo:padding-top="0cm" fo:padding-bottom="0cm" fo:border="none"/>
    </style:style>
    <style:style style:name="Tableau10.E4" style:family="table-cell">
      <style:table-cell-properties style:vertical-align="top" fo:padding-left="0.123cm" fo:padding-right="0.123cm" fo:padding-top="0cm" fo:padding-bottom="0cm" fo:border="none"/>
    </style:style>
    <style:style style:name="Tableau10.F4" style:family="table-cell">
      <style:table-cell-properties style:vertical-align="top" fo:padding-left="0.123cm" fo:padding-right="0.123cm" fo:padding-top="0cm" fo:padding-bottom="0cm" fo:border="none"/>
    </style:style>
    <style:style style:name="Tableau10.G4" style:family="table-cell">
      <style:table-cell-properties style:vertical-align="top" fo:padding-left="0.123cm" fo:padding-right="0.123cm" fo:padding-top="0cm" fo:padding-bottom="0cm" fo:border="none"/>
    </style:style>
    <style:style style:name="Tableau10.H4" style:family="table-cell">
      <style:table-cell-properties style:vertical-align="top" fo:padding-left="0.123cm" fo:padding-right="0.123cm" fo:padding-top="0cm" fo:padding-bottom="0cm" fo:border="none"/>
    </style:style>
    <style:style style:name="Tableau10.I4" style:family="table-cell">
      <style:table-cell-properties style:vertical-align="top" fo:padding-left="0.123cm" fo:padding-right="0.123cm" fo:padding-top="0cm" fo:padding-bottom="0cm" fo:border="none"/>
    </style:style>
    <style:style style:name="Tableau10.J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0.A5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0.B5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0.C5" style:family="table-cell">
      <style:table-cell-properties style:vertical-align="top" fo:padding="0cm" fo:border="none"/>
    </style:style>
    <style:style style:name="Tableau11" style:family="table">
      <style:table-properties style:width="4.387cm" fo:margin-left="-0.138cm" table:align="left" style:writing-mode="lr-tb"/>
    </style:style>
    <style:style style:name="Tableau11.A" style:family="table-column">
      <style:table-column-properties style:column-width="2.106cm"/>
    </style:style>
    <style:style style:name="Tableau11.B" style:family="table-column">
      <style:table-column-properties style:column-width="2.281cm"/>
    </style:style>
    <style:style style:name="Tableau11.A1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1.B1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2" style:family="table">
      <style:table-properties style:width="4.281cm" fo:margin-left="0.236cm" table:align="left" style:writing-mode="lr-tb"/>
    </style:style>
    <style:style style:name="Tableau12.A" style:family="table-column">
      <style:table-column-properties style:column-width="1.75cm"/>
    </style:style>
    <style:style style:name="Tableau12.B" style:family="table-column">
      <style:table-column-properties style:column-width="2.531cm"/>
    </style:style>
    <style:style style:name="Tableau12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2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2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3" style:family="table">
      <style:table-properties style:width="4.03cm" fo:margin-left="0.236cm" table:align="left" style:writing-mode="lr-tb"/>
    </style:style>
    <style:style style:name="Tableau13.A" style:family="table-column">
      <style:table-column-properties style:column-width="1.501cm"/>
    </style:style>
    <style:style style:name="Tableau13.B" style:family="table-column">
      <style:table-column-properties style:column-width="2.529cm"/>
    </style:style>
    <style:style style:name="Tableau13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3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3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4" style:family="table">
      <style:table-properties style:width="6.248cm" fo:margin-left="-0.138cm" table:align="left" style:writing-mode="lr-tb"/>
    </style:style>
    <style:style style:name="Tableau14.A" style:family="table-column">
      <style:table-column-properties style:column-width="2.02cm"/>
    </style:style>
    <style:style style:name="Tableau14.B" style:family="table-column">
      <style:table-column-properties style:column-width="2.866cm"/>
    </style:style>
    <style:style style:name="Tableau14.C" style:family="table-column">
      <style:table-column-properties style:column-width="1.362cm"/>
    </style:style>
    <style:style style:name="Tableau14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4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4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4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5" style:family="table">
      <style:table-properties style:width="5.48cm" fo:margin-left="-0.138cm" table:align="left" style:writing-mode="lr-tb"/>
    </style:style>
    <style:style style:name="Tableau15.A" style:family="table-column">
      <style:table-column-properties style:column-width="1.332cm"/>
    </style:style>
    <style:style style:name="Tableau15.B" style:family="table-column">
      <style:table-column-properties style:column-width="1.887cm"/>
    </style:style>
    <style:style style:name="Tableau15.C" style:family="table-column">
      <style:table-column-properties style:column-width="2.261cm"/>
    </style:style>
    <style:style style:name="Tableau15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5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5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5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5.A1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none"/>
    </style:style>
    <style:style style:name="Tableau15.C1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16" style:family="table">
      <style:table-properties style:width="6.23cm" fo:margin-left="-0.138cm" table:align="left" style:writing-mode="lr-tb"/>
    </style:style>
    <style:style style:name="Tableau16.A" style:family="table-column">
      <style:table-column-properties style:column-width="1.57cm"/>
    </style:style>
    <style:style style:name="Tableau16.B" style:family="table-column">
      <style:table-column-properties style:column-width="1.226cm"/>
    </style:style>
    <style:style style:name="Tableau16.C" style:family="table-column">
      <style:table-column-properties style:column-width="1.438cm"/>
    </style:style>
    <style:style style:name="Tableau16.D" style:family="table-column">
      <style:table-column-properties style:column-width="1.997cm"/>
    </style:style>
    <style:style style:name="Tableau16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6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6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6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7" style:family="table">
      <style:table-properties style:width="10.405cm" fo:margin-left="-0.138cm" table:align="left" style:writing-mode="lr-tb"/>
    </style:style>
    <style:style style:name="Tableau17.A" style:family="table-column">
      <style:table-column-properties style:column-width="3.041cm"/>
    </style:style>
    <style:style style:name="Tableau17.B" style:family="table-column">
      <style:table-column-properties style:column-width="5.084cm"/>
    </style:style>
    <style:style style:name="Tableau17.C" style:family="table-column">
      <style:table-column-properties style:column-width="2.281cm"/>
    </style:style>
    <style:style style:name="Tableau17.A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7.B1" style:family="table-cell">
      <style:table-cell-properties style:vertical-align="top" fo:padding-left="0.123cm" fo:padding-right="0.123cm" fo:padding-top="0cm" fo:padding-bottom="0cm" fo:border="none"/>
    </style:style>
    <style:style style:name="Tableau17.A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8" style:family="table">
      <style:table-properties style:width="9.033cm" fo:margin-left="0.236cm" table:align="left" style:writing-mode="lr-tb"/>
    </style:style>
    <style:style style:name="Tableau18.A" style:family="table-column">
      <style:table-column-properties style:column-width="2.251cm"/>
    </style:style>
    <style:style style:name="Tableau18.C" style:family="table-column">
      <style:table-column-properties style:column-width="2.249cm"/>
    </style:style>
    <style:style style:name="Tableau18.D" style:family="table-column">
      <style:table-column-properties style:column-width="2.282cm"/>
    </style:style>
    <style:style style:name="Tableau18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8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8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8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19" style:family="table">
      <style:table-properties style:width="7.655cm" fo:margin-left="-0.138cm" table:align="left" style:writing-mode="lr-tb"/>
    </style:style>
    <style:style style:name="Tableau19.A" style:family="table-column">
      <style:table-column-properties style:column-width="2.124cm"/>
    </style:style>
    <style:style style:name="Tableau19.B" style:family="table-column">
      <style:table-column-properties style:column-width="2.752cm"/>
    </style:style>
    <style:style style:name="Tableau19.C" style:family="table-column">
      <style:table-column-properties style:column-width="2.78cm"/>
    </style:style>
    <style:style style:name="Tableau19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9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9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9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0" style:family="table">
      <style:table-properties style:width="8.154cm" fo:margin-left="-0.138cm" table:align="left" style:writing-mode="lr-tb"/>
    </style:style>
    <style:style style:name="Tableau20.A" style:family="table-column">
      <style:table-column-properties style:column-width="2.875cm"/>
    </style:style>
    <style:style style:name="Tableau20.B" style:family="table-column">
      <style:table-column-properties style:column-width="3.5cm"/>
    </style:style>
    <style:style style:name="Tableau20.C" style:family="table-column">
      <style:table-column-properties style:column-width="1.78cm"/>
    </style:style>
    <style:style style:name="Tableau20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0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0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0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1" style:family="table">
      <style:table-properties style:width="5.78cm" fo:margin-left="0.236cm" table:align="left" style:writing-mode="lr-tb"/>
    </style:style>
    <style:style style:name="Tableau21.A" style:family="table-column">
      <style:table-column-properties style:column-width="3cm"/>
    </style:style>
    <style:style style:name="Tableau21.B" style:family="table-column">
      <style:table-column-properties style:column-width="2.78cm"/>
    </style:style>
    <style:style style:name="Tableau2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2" style:family="table">
      <style:table-properties style:width="8.154cm" fo:margin-left="-0.138cm" table:align="left" style:writing-mode="lr-tb"/>
    </style:style>
    <style:style style:name="Tableau22.A" style:family="table-column">
      <style:table-column-properties style:column-width="1.374cm"/>
    </style:style>
    <style:style style:name="Tableau22.B" style:family="table-column">
      <style:table-column-properties style:column-width="2.501cm"/>
    </style:style>
    <style:style style:name="Tableau22.C" style:family="table-column">
      <style:table-column-properties style:column-width="1cm"/>
    </style:style>
    <style:style style:name="Tableau22.D" style:family="table-column">
      <style:table-column-properties style:column-width="3.279cm"/>
    </style:style>
    <style:style style:name="Tableau22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2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2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2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3" style:family="table">
      <style:table-properties style:width="5.78cm" fo:margin-left="0.236cm" table:align="left" style:writing-mode="lr-tb"/>
    </style:style>
    <style:style style:name="Tableau23.A" style:family="table-column">
      <style:table-column-properties style:column-width="3cm"/>
    </style:style>
    <style:style style:name="Tableau23.B" style:family="table-column">
      <style:table-column-properties style:column-width="2.78cm"/>
    </style:style>
    <style:style style:name="Tableau23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3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3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3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4" style:family="table">
      <style:table-properties style:width="3.905cm" fo:margin-left="-0.138cm" table:align="left" style:writing-mode="lr-tb"/>
    </style:style>
    <style:style style:name="Tableau24.A" style:family="table-column">
      <style:table-column-properties style:column-width="1.124cm"/>
    </style:style>
    <style:style style:name="Tableau24.B" style:family="table-column">
      <style:table-column-properties style:column-width="2.782cm"/>
    </style:style>
    <style:style style:name="Tableau24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4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4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4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5" style:family="table">
      <style:table-properties style:width="8.405cm" fo:margin-left="-0.138cm" table:align="left" style:writing-mode="lr-tb"/>
    </style:style>
    <style:style style:name="Tableau25.A" style:family="table-column">
      <style:table-column-properties style:column-width="1.374cm"/>
    </style:style>
    <style:style style:name="Tableau25.B" style:family="table-column">
      <style:table-column-properties style:column-width="2.75cm"/>
    </style:style>
    <style:style style:name="Tableau25.C" style:family="table-column">
      <style:table-column-properties style:column-width="1.501cm"/>
    </style:style>
    <style:style style:name="Tableau25.D" style:family="table-column">
      <style:table-column-properties style:column-width="2.78cm"/>
    </style:style>
    <style:style style:name="Tableau25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5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5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5.D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6" style:family="table">
      <style:table-properties style:width="11.656cm" fo:margin-left="-0.138cm" table:align="left" style:writing-mode="lr-tb"/>
    </style:style>
    <style:style style:name="Tableau26.A" style:family="table-column">
      <style:table-column-properties style:column-width="1.374cm"/>
    </style:style>
    <style:style style:name="Tableau26.B" style:family="table-column">
      <style:table-column-properties style:column-width="2.75cm"/>
    </style:style>
    <style:style style:name="Tableau26.C" style:family="table-column">
      <style:table-column-properties style:column-width="1.501cm"/>
    </style:style>
    <style:style style:name="Tableau26.E" style:family="table-column">
      <style:table-column-properties style:column-width="1.251cm"/>
    </style:style>
    <style:style style:name="Tableau26.F" style:family="table-column">
      <style:table-column-properties style:column-width="2.03cm"/>
    </style:style>
    <style:style style:name="Tableau26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6.F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6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6.F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7" style:family="table">
      <style:table-properties style:width="4.281cm" fo:margin-left="-0.138cm" table:align="left" style:writing-mode="lr-tb"/>
    </style:style>
    <style:style style:name="Tableau27.A" style:family="table-column">
      <style:table-column-properties style:column-width="2.75cm"/>
    </style:style>
    <style:style style:name="Tableau27.B" style:family="table-column">
      <style:table-column-properties style:column-width="1.531cm"/>
    </style:style>
    <style:style style:name="Tableau27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7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7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7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001cm" style:type="center"/>
          <style:tab-stop style:position="17.754cm" style:type="right"/>
        </style:tab-stops>
      </style:paragraph-properties>
      <style:text-properties style:font-name="Book Antiqua" fo:font-size="12pt" fo:font-weight="bold" style:font-size-asian="12pt" style:font-weight-asian="bold"/>
    </style:style>
    <style:style style:name="P3" style:family="paragraph" style:parent-style-name="Standard">
      <style:text-properties fo:font-size="16pt" style:font-size-asian="16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fo:language="en" fo:country="GB"/>
    </style:style>
    <style:style style:name="P7" style:family="paragraph" style:parent-style-name="Standard">
      <style:text-properties style:font-name="Verdana" fo:language="en" fo:country="GB" fo:font-weight="bold" style:font-weight-asian="bold"/>
    </style:style>
    <style:style style:name="P8" style:family="paragraph" style:parent-style-name="Standard">
      <style:text-properties style:font-name="Verdana" fo:language="en" fo:country="GB" fo:font-style="italic" style:font-style-asian="italic"/>
    </style:style>
    <style:style style:name="P9" style:family="paragraph" style:parent-style-name="Standard">
      <style:text-properties style:font-name="Verdana" fo:language="en" fo:country="GB"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text-properties style:font-name="Verdana"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text-properties style:font-name="Verdana" fo:font-weight="bold" style:font-weight-asian="bold"/>
    </style:style>
    <style:style style:name="P12" style:family="paragraph" style:parent-style-name="Standard">
      <loext:graphic-properties draw:fill="solid" draw:fill-color="#ffffff" draw:opacity="100%"/>
      <style:paragraph-properties style:line-height-at-least="0.423cm" fo:text-align="justify" style:justify-single-word="false" fo:background-color="#ffffff"/>
      <style:text-properties style:font-name="Verdana" fo:font-weight="bold" style:font-weight-asian="bold"/>
    </style:style>
    <style:style style:name="P13" style:family="paragraph" style:parent-style-name="Standard">
      <style:text-properties style:font-name="Verdana" fo:font-style="italic" fo:font-weight="bold" style:font-style-asian="italic" style:font-weight-asian="bold"/>
    </style:style>
    <style:style style:name="P14" style:family="paragraph" style:parent-style-name="Standard">
      <style:text-properties style:font-name="Verdana" fo:font-style="italic" fo:font-weight="bold" style:font-style-asian="italic" style:font-weight-asian="bold" style:font-weight-complex="bold"/>
    </style:style>
    <style:style style:name="P15" style:family="paragraph" style:parent-style-name="Standard">
      <style:text-properties style:font-name="Verdana" fo:font-style="italic" style:font-style-asian="italic"/>
    </style:style>
    <style:style style:name="P16" style:family="paragraph" style:parent-style-name="Standard">
      <loext:graphic-properties draw:fill="solid" draw:fill-color="#ffffff" draw:opacity="100%"/>
      <style:paragraph-properties style:line-height-at-least="0.423cm" fo:background-color="#ffffff"/>
      <style:text-properties style:font-name="Verdana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423cm" fo:text-align="justify" style:justify-single-word="false" fo:background-color="#ffffff"/>
      <style:text-properties style:font-name="Verdana"/>
    </style:style>
    <style:style style:name="P18" style:family="paragraph" style:parent-style-name="Standard">
      <style:paragraph-properties fo:line-height="150%"/>
      <style:text-properties style:font-name="Verdana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423cm" fo:background-color="#ffffff"/>
      <style:text-properties style:font-name="Tms Rmn" fo:font-size="11pt" fo:font-weight="bold" style:font-size-asian="11pt" style:font-weight-asian="bold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423cm" fo:text-align="justify" style:justify-single-word="false" fo:background-color="#ffffff"/>
      <style:text-properties style:font-name="Tms Rmn" fo:font-weight="bold" style:font-weight-asian="bold"/>
    </style:style>
    <style:style style:name="P21" style:family="paragraph" style:parent-style-name="Standard">
      <style:paragraph-properties style:line-height-at-least="0.423cm" fo:text-align="justify" style:justify-single-word="false"/>
      <style:text-properties style:font-name="Tms Rmn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423cm" fo:text-align="justify" style:justify-single-word="false" fo:background-color="#ffffff"/>
      <style:text-properties style:font-name="Tms Rmn"/>
    </style:style>
    <style:style style:name="P23" style:family="paragraph" style:parent-style-name="Standard">
      <style:paragraph-properties style:line-height-at-least="0.423cm" fo:text-align="justify" style:justify-single-word="false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423cm" fo:text-align="justify" style:justify-single-word="false" fo:background-color="#ffffff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423cm" fo:background-color="#ffffff"/>
    </style:style>
    <style:style style:name="P26" style:family="paragraph" style:parent-style-name="Standard">
      <style:paragraph-properties style:line-height-at-least="0.423cm" fo:text-align="center" style:justify-single-word="false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size="11pt" fo:font-weight="bold" style:font-size-asian="11pt" style:font-weight-asian="bold"/>
    </style:style>
    <style:style style:name="P29" style:family="paragraph" style:parent-style-name="Standard">
      <style:paragraph-properties style:line-height-at-least="0.423cm" fo:text-align="justify" style:justify-single-word="false"/>
      <style:text-properties fo:font-size="11pt" fo:font-weight="bold" style:font-size-asian="11pt" style:font-weight-asian="bold"/>
    </style:style>
    <style:style style:name="P30" style:family="paragraph" style:parent-style-name="Standard">
      <style:text-properties fo:font-size="11pt" style:font-size-asian="11pt"/>
    </style:style>
    <style:style style:name="P31" style:family="paragraph" style:parent-style-name="Standard">
      <style:paragraph-properties style:line-height-at-least="0.423cm" fo:text-align="center" style:justify-single-word="false"/>
      <style:text-properties fo:font-size="11pt" style:font-size-asian="11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size="11pt" style:font-size-asian="11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423cm" fo:background-color="#ffffff"/>
      <style:text-properties fo:font-size="11pt" style:font-size-asian="11pt"/>
    </style:style>
    <style:style style:name="P34" style:family="paragraph" style:parent-style-name="Standard">
      <style:paragraph-properties style:line-height-at-least="0.423cm" fo:text-align="justify" style:justify-single-word="false"/>
      <style:text-properties fo:font-size="11pt" style:font-size-asian="11pt"/>
    </style:style>
    <style:style style:name="P35" style:family="paragraph" style:parent-style-name="Standard">
      <style:paragraph-properties style:line-height-at-least="0.423cm" fo:text-align="justify" style:justify-single-word="false"/>
      <style:text-properties fo:font-size="11pt" fo:language="en" fo:country="GB" style:font-size-asian="11pt"/>
    </style:style>
    <style:style style:name="P36" style:family="paragraph" style:parent-style-name="Standard">
      <style:paragraph-properties style:line-height-at-least="0.423cm" fo:text-align="center" style:justify-single-word="false"/>
      <style:text-properties fo:font-size="11pt" fo:language="en" fo:country="GB" style:font-size-asian="11pt"/>
    </style:style>
    <style:style style:name="P37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size="11pt" fo:language="en" fo:country="GB" style:font-size-asian="11pt"/>
    </style:style>
    <style:style style:name="P38" style:family="paragraph" style:parent-style-name="Standard">
      <loext:graphic-properties draw:fill="solid" draw:fill-color="#ffffff" draw:opacity="100%"/>
      <style:paragraph-properties style:line-height-at-least="0.423cm" fo:background-color="#ffffff"/>
      <style:text-properties fo:font-size="11pt" fo:language="en" fo:country="GB" style:font-size-asian="11pt"/>
    </style:style>
    <style:style style:name="P39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size="12pt" fo:font-weight="bold" style:font-size-asian="12pt" style:font-weight-asian="bold"/>
    </style:style>
    <style:style style:name="P40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style:font-name="Arial" fo:font-size="9pt" fo:font-weight="bold" style:font-size-asian="9pt" style:font-weight-asian="bold"/>
    </style:style>
    <style:style style:name="P41" style:family="paragraph" style:parent-style-name="Standard">
      <style:text-properties style:font-name="Arial" fo:font-size="9pt" style:font-size-asian="9pt"/>
    </style:style>
    <style:style style:name="P42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style:font-name="Arial" fo:font-size="9pt" style:font-size-asian="9pt"/>
    </style:style>
    <style:style style:name="P43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style:font-name="Arial"/>
    </style:style>
    <style:style style:name="P44" style:family="paragraph" style:parent-style-name="Standard">
      <style:text-properties style:font-name="Arial" fo:font-weight="bold" style:font-weight-asian="bold"/>
    </style:style>
    <style:style style:name="P45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style:font-name="Arial" fo:font-weight="bold" style:font-weight-asian="bold"/>
    </style:style>
    <style:style style:name="P46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style:font-name="Arial" fo:font-size="11pt" style:font-size-asian="11pt"/>
    </style:style>
    <style:style style:name="P47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size="9pt" style:font-size-asian="9pt"/>
    </style:style>
    <style:style style:name="P48" style:family="paragraph" style:parent-style-name="Standard">
      <loext:graphic-properties draw:fill="solid" draw:fill-color="#ffffff" draw:opacity="100%"/>
      <style:paragraph-properties style:line-height-at-least="0.423cm" fo:background-color="#ffffff"/>
      <style:text-properties fo:font-size="9pt" style:font-size-asian="9pt"/>
    </style:style>
    <style:style style:name="P49" style:family="paragraph" style:parent-style-name="Standard">
      <loext:graphic-properties draw:fill="solid" draw:fill-color="#ffffff" draw:opacity="100%"/>
      <style:paragraph-properties style:line-height-at-least="0.423cm" fo:text-align="center" style:justify-single-word="false" fo:background-color="#ffffff"/>
      <style:text-properties fo:font-weight="bold" style:font-weight-asian="bold"/>
    </style:style>
    <style:style style:name="P50" style:family="paragraph" style:parent-style-name="Standard">
      <style:paragraph-properties style:line-height-at-least="0.423cm" fo:text-align="justify" style:justify-single-word="false"/>
      <style:text-properties fo:font-weight="bold" style:font-weight-asian="bold"/>
    </style:style>
    <style:style style:name="P51" style:family="paragraph" style:parent-style-name="Standard">
      <style:text-properties fo:font-size="1pt" style:font-size-asian="1pt"/>
    </style:style>
    <style:style style:name="P52" style:family="paragraph" style:parent-style-name="Standard">
      <style:paragraph-properties fo:margin-left="0cm" fo:margin-right="0cm" fo:text-indent="0cm" style:auto-text-indent="false" fo:padding="0.035cm" fo:border="0.06pt solid #000000"/>
      <style:text-properties style:font-name="Verdana" style:text-underline-style="solid" style:text-underline-width="auto" style:text-underline-color="font-color" fo:font-weight="bold" style:font-weight-asian="bold"/>
    </style:style>
    <style:style style:name="P53" style:family="paragraph" style:parent-style-name="Standard">
      <style:paragraph-properties fo:margin-left="0cm" fo:margin-right="0cm" fo:text-indent="0cm" style:auto-text-indent="false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Verdana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Verdana" style:text-underline-style="solid" style:text-underline-width="auto" style:text-underline-color="font-color" fo:font-weight="bold" style:font-weight-asian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Verdana" fo:language="en" fo:country="GB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Verdana" fo:language="en" fo:country="GB" fo:font-weight="bold" style:font-weight-asian="bold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language="en" fo:country="GB" fo:font-weight="bold" style:font-weight-asian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Verdana" fo:language="en" fo:country="GB" style:text-underline-style="solid" style:text-underline-width="auto" style:text-underline-color="font-color" fo:font-weight="bold" style:font-weight-asian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weight-asian="bold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weight="bold" style:font-weight-asian="bold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Verdana" fo:language="none" fo:country="none" style:text-underline-style="solid" style:text-underline-width="auto" style:text-underline-color="font-color" fo:font-weight="bold" style:language-asian="none" style:country-asian="none" style:font-weight-asian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Verdana" fo:language="none" fo:country="none" fo:font-weight="bold" style:language-asian="none" style:country-asian="none" style:font-weight-asian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Verdana" fo:language="none" fo:country="none" style:language-asian="none" style:country-asian="none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Verdana" fo:language="de" fo:country="DE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Verdana" fo:language="nl" fo:country="NL"/>
    </style:style>
    <style:style style:name="P68" style:family="paragraph" style:parent-style-name="Standard">
      <style:paragraph-properties fo:margin-left="0cm" fo:margin-right="0cm" fo:text-indent="0cm" style:auto-text-indent="false" fo:break-before="page"/>
      <style:text-properties style:font-name="Verdana" style:text-underline-style="solid" style:text-underline-width="auto" style:text-underline-color="font-color" fo:font-weight="bold" style:font-weight-asian="bold"/>
    </style:style>
    <style:style style:name="P69" style:family="paragraph" style:parent-style-name="Standard">
      <style:paragraph-properties fo:margin-left="0cm" fo:margin-right="0cm" fo:text-indent="0cm" style:auto-text-indent="false" fo:padding-left="0.141cm" fo:padding-right="0.141cm" fo:padding-top="0.035cm" fo:padding-bottom="0.035cm" fo:border="0.06pt solid #000000"/>
      <style:text-properties style:font-name="Verdana" fo:font-weight="bold" style:font-weight-asian="bold"/>
    </style:style>
    <style:style style:name="P70" style:family="paragraph" style:parent-style-name="Standard">
      <style:paragraph-properties fo:padding="0.035cm" fo:border="0.06pt solid #000000"/>
    </style:style>
    <style:style style:name="P71" style:family="paragraph" style:parent-style-name="Standard">
      <style:paragraph-properties fo:padding="0.035cm" fo:border="0.06pt solid #000000"/>
      <style:text-properties style:font-name="Verdana"/>
    </style:style>
    <style:style style:name="P72" style:family="paragraph" style:parent-style-name="Standard">
      <style:paragraph-properties fo:margin-left="0cm" fo:margin-right="0cm" fo:text-indent="1.752cm" style:auto-text-indent="false"/>
    </style:style>
    <style:style style:name="P73" style:family="paragraph" style:parent-style-name="Standard">
      <style:paragraph-properties fo:break-before="page" fo:padding="0.035cm" fo:border="0.06pt solid #000000"/>
    </style:style>
    <style:style style:name="P74" style:family="paragraph" style:parent-style-name="Standard">
      <loext:graphic-properties draw:fill="solid" draw:fill-color="#ffffff" draw:opacity="100%"/>
      <style:paragraph-properties fo:margin-left="0.501cm" fo:margin-right="0cm" style:line-height-at-least="0.423cm" fo:text-indent="-0.501cm" style:auto-text-indent="false" fo:background-color="#ffffff"/>
    </style:style>
    <style:style style:name="P75" style:family="paragraph" style:parent-style-name="Standard">
      <loext:graphic-properties draw:fill="solid" draw:fill-color="#ffffff" draw:opacity="100%"/>
      <style:paragraph-properties fo:margin-left="0cm" fo:margin-right="-0.249cm" style:line-height-at-least="0.423cm" fo:text-indent="0cm" style:auto-text-indent="false" fo:background-color="#ffffff"/>
      <style:text-properties fo:font-size="11pt" fo:font-weight="bold" style:font-size-asian="11pt" style:font-weight-asian="bold"/>
    </style:style>
    <style:style style:name="P76" style:family="paragraph" style:parent-style-name="Standard">
      <loext:graphic-properties draw:fill="solid" draw:fill-color="#ffffff" draw:opacity="100%"/>
      <style:paragraph-properties fo:margin-left="0cm" fo:margin-right="-0.249cm" style:line-height-at-least="0.423cm" fo:text-indent="0cm" style:auto-text-indent="false" fo:background-color="#ffffff"/>
      <style:text-properties fo:font-size="9pt" fo:font-weight="bold" style:font-size-asian="9pt" style:font-weight-asian="bold"/>
    </style:style>
    <style:style style:name="P77" style:family="paragraph" style:parent-style-name="Standard">
      <loext:graphic-properties draw:fill="solid" draw:fill-color="#ffffff" draw:opacity="100%"/>
      <style:paragraph-properties fo:margin-left="0cm" fo:margin-right="-0.249cm" style:line-height-at-least="0.423cm" fo:text-indent="0cm" style:auto-text-indent="false" fo:background-color="#ffffff"/>
      <style:text-properties fo:font-weight="bold" style:font-weight-asian="bold"/>
    </style:style>
    <style:style style:name="P78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-0.123cm" style:auto-text-indent="false" fo:background-color="#ffffff"/>
      <style:text-properties fo:font-size="11pt" fo:font-weight="bold" style:font-size-asian="11pt" style:font-weight-asian="bold"/>
    </style:style>
    <style:style style:name="P79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-0.123cm" style:auto-text-indent="false" fo:background-color="#ffffff"/>
      <style:text-properties fo:font-size="9pt" fo:font-weight="bold" style:font-size-asian="9pt" style:font-weight-asian="bold"/>
    </style:style>
    <style:style style:name="P80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-0.123cm" style:auto-text-indent="false" fo:background-color="#ffffff"/>
      <style:text-properties fo:font-weight="bold" style:font-weight-asian="bold"/>
    </style:style>
    <style:style style:name="P81" style:family="paragraph" style:parent-style-name="Standard">
      <loext:graphic-properties draw:fill="solid" draw:fill-color="#ffffff" draw:opacity="100%"/>
      <style:paragraph-properties fo:margin-left="0cm" fo:margin-right="-0.219cm" style:line-height-at-least="0.423cm" fo:text-indent="-0.014cm" style:auto-text-indent="false" fo:background-color="#ffffff"/>
      <style:text-properties fo:font-size="11pt" fo:font-weight="bold" style:font-size-asian="11pt" style:font-weight-asian="bold"/>
    </style:style>
    <style:style style:name="P82" style:family="paragraph" style:parent-style-name="Standard">
      <loext:graphic-properties draw:fill="solid" draw:fill-color="#ffffff" draw:opacity="100%"/>
      <style:paragraph-properties fo:margin-left="0cm" fo:margin-right="-0.219cm" style:line-height-at-least="0.423cm" fo:text-indent="-0.014cm" style:auto-text-indent="false" fo:background-color="#ffffff"/>
      <style:text-properties fo:font-size="9pt" fo:font-weight="bold" style:font-size-asian="9pt" style:font-weight-asian="bold"/>
    </style:style>
    <style:style style:name="P83" style:family="paragraph" style:parent-style-name="Standard">
      <loext:graphic-properties draw:fill="solid" draw:fill-color="#ffffff" draw:opacity="100%"/>
      <style:paragraph-properties fo:margin-left="0cm" fo:margin-right="-0.219cm" style:line-height-at-least="0.423cm" fo:text-indent="-0.014cm" style:auto-text-indent="false" fo:background-color="#ffffff"/>
      <style:text-properties fo:font-weight="bold" style:font-weight-asian="bold"/>
    </style:style>
    <style:style style:name="P84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-0.014cm" style:auto-text-indent="false" fo:background-color="#ffffff"/>
      <style:text-properties fo:font-size="11pt" style:font-size-asian="11pt"/>
    </style:style>
    <style:style style:name="P85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-0.014cm" style:auto-text-indent="false" fo:background-color="#ffffff"/>
      <style:text-properties fo:font-size="9pt" style:font-size-asian="9pt"/>
    </style:style>
    <style:style style:name="P86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-0.014cm" style:auto-text-indent="false" fo:background-color="#ffffff"/>
    </style:style>
    <style:style style:name="P87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0.111cm" style:auto-text-indent="false" fo:background-color="#ffffff"/>
      <style:text-properties fo:font-size="11pt" style:font-size-asian="11pt"/>
    </style:style>
    <style:style style:name="P88" style:family="paragraph" style:parent-style-name="Standard">
      <loext:graphic-properties draw:fill="solid" draw:fill-color="#ffffff" draw:opacity="100%"/>
      <style:paragraph-properties fo:margin-left="-0.081cm" fo:margin-right="0cm" style:line-height-at-least="0.423cm" fo:text-indent="0cm" style:auto-text-indent="false" fo:background-color="#ffffff"/>
      <style:text-properties fo:font-size="11pt" fo:font-weight="bold" style:font-size-asian="11pt" style:font-weight-asian="bold"/>
    </style:style>
    <style:style style:name="P89" style:family="paragraph" style:parent-style-name="Standard">
      <loext:graphic-properties draw:fill="solid" draw:fill-color="#ffffff" draw:opacity="100%"/>
      <style:paragraph-properties fo:margin-left="0cm" fo:margin-right="-0.071cm" style:line-height-at-least="0.423cm" fo:text-indent="-0.016cm" style:auto-text-indent="false" fo:background-color="#ffffff"/>
      <style:text-properties fo:font-size="11pt" fo:font-weight="bold" style:font-size-asian="11pt" style:font-weight-asian="bold"/>
    </style:style>
    <style:style style:name="P90" style:family="paragraph" style:parent-style-name="Standard">
      <loext:graphic-properties draw:fill="solid" draw:fill-color="#ffffff" draw:opacity="100%"/>
      <style:paragraph-properties fo:margin-left="0cm" fo:margin-right="-0.071cm" style:line-height-at-least="0.423cm" fo:text-indent="-0.016cm" style:auto-text-indent="false" fo:background-color="#ffffff"/>
      <style:text-properties fo:font-weight="bold" style:font-weight-asian="bold"/>
    </style:style>
    <style:style style:name="P91" style:family="paragraph" style:parent-style-name="Standard">
      <loext:graphic-properties draw:fill="solid" draw:fill-color="#ffffff" draw:opacity="100%"/>
      <style:paragraph-properties fo:margin-left="0cm" fo:margin-right="-0.123cm" style:line-height-at-least="0.423cm" fo:text-indent="0cm" style:auto-text-indent="false" fo:background-color="#ffffff"/>
      <style:text-properties fo:font-size="11pt" style:font-size-asian="11pt"/>
    </style:style>
    <style:style style:name="P92" style:family="paragraph" style:parent-style-name="Standard">
      <loext:graphic-properties draw:fill="solid" draw:fill-color="#ffffff" draw:opacity="100%"/>
      <style:paragraph-properties fo:margin-left="0cm" fo:margin-right="-0.123cm" style:line-height-at-least="0.423cm" fo:text-indent="0cm" style:auto-text-indent="false" fo:background-color="#ffffff"/>
      <style:text-properties fo:font-size="11pt" fo:language="en" fo:country="GB" style:font-size-asian="11pt"/>
    </style:style>
    <style:style style:name="P93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16cm" style:auto-text-indent="false" fo:background-color="#ffffff"/>
      <style:text-properties fo:font-size="11pt" style:font-size-asian="11pt"/>
    </style:style>
    <style:style style:name="P94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16cm" style:auto-text-indent="false" fo:background-color="#ffffff"/>
    </style:style>
    <style:style style:name="P95" style:family="paragraph" style:parent-style-name="Standard">
      <style:paragraph-properties fo:margin-left="1cm" fo:margin-right="0cm" fo:text-indent="0cm" style:auto-text-indent="false"/>
      <style:text-properties style:font-name="Verdana"/>
    </style:style>
    <style:style style:name="P96" style:family="paragraph" style:parent-style-name="Standard">
      <loext:graphic-properties draw:fill="solid" draw:fill-color="#ffffff" draw:opacity="100%"/>
      <style:paragraph-properties fo:margin-left="1cm" fo:margin-right="0cm" style:line-height-at-least="0.423cm" fo:text-align="justify" style:justify-single-word="false" fo:text-indent="0cm" style:auto-text-indent="false" fo:background-color="#ffffff"/>
      <style:text-properties style:font-name="Tms Rmn"/>
    </style:style>
    <style:style style:name="P97" style:family="paragraph" style:parent-style-name="Standard">
      <style:paragraph-properties fo:margin-left="1.499cm" fo:margin-right="0cm" fo:text-indent="-0.499cm" style:auto-text-indent="false"/>
      <style:text-properties style:font-name="Verdana"/>
    </style:style>
    <style:style style:name="P98" style:family="paragraph" style:parent-style-name="Standard">
      <style:paragraph-properties fo:margin-left="1.501cm" fo:margin-right="0cm" style:line-height-at-least="0.6cm" fo:text-indent="-0.501cm" style:auto-text-indent="false"/>
      <style:text-properties style:font-name="Verdana"/>
    </style:style>
    <style:style style:name="P99" style:family="paragraph" style:parent-style-name="Standard">
      <style:paragraph-properties fo:margin-left="1.501cm" fo:margin-right="0cm" style:line-height-at-least="0.529cm" fo:text-indent="-0.501cm" style:auto-text-indent="false"/>
      <style:text-properties style:font-name="Verdana"/>
    </style:style>
    <style:style style:name="P100" style:family="paragraph" style:parent-style-name="Standard">
      <style:paragraph-properties fo:margin-left="1.501cm" fo:margin-right="0cm" style:line-height-at-least="0.529cm" fo:text-indent="-0.501cm" style:auto-text-indent="false"/>
    </style:style>
    <style:style style:name="P101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justify" style:justify-single-word="false" fo:text-indent="1.429cm" style:auto-text-indent="false" fo:background-color="#ffffff"/>
      <style:text-properties style:font-name="Verdana"/>
    </style:style>
    <style:style style:name="P102" style:family="paragraph" style:parent-style-name="Standard">
      <loext:graphic-properties draw:fill="solid" draw:fill-color="#ffffff" draw:opacity="100%"/>
      <style:paragraph-properties fo:margin-left="0cm" fo:margin-right="8.5cm" style:line-height-at-least="0.423cm" fo:text-align="justify" style:justify-single-word="false" fo:text-indent="0cm" style:auto-text-indent="false" fo:background-color="#ffffff"/>
    </style:style>
    <style:style style:name="P103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0.159cm" style:auto-text-indent="false" fo:background-color="#ffffff"/>
      <style:text-properties style:font-name="Tms Rmn" fo:font-weight="bold" style:font-weight-asian="bold"/>
    </style:style>
    <style:style style:name="P104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indent="0.159cm" style:auto-text-indent="false" fo:background-color="#ffffff"/>
      <style:text-properties style:font-name="Verdana" fo:font-size="9pt" fo:font-weight="bold" style:font-size-asian="9pt" style:font-weight-asian="bold"/>
    </style:style>
    <style:style style:name="P105" style:family="paragraph" style:parent-style-name="Standard">
      <style:paragraph-properties fo:margin-left="0cm" fo:margin-right="0cm" fo:text-indent="0.501cm" style:auto-text-indent="false"/>
      <style:text-properties style:font-name="Verdana" fo:language="en" fo:country="GB" style:text-underline-style="solid" style:text-underline-width="auto" style:text-underline-color="font-color" fo:font-weight="bold" style:font-weight-asian="bold"/>
    </style:style>
    <style:style style:name="P106" style:family="paragraph" style:parent-style-name="Standard">
      <loext:graphic-properties draw:fill="solid" draw:fill-color="#ffffff" draw:opacity="100%"/>
      <style:paragraph-properties fo:margin-left="0cm" fo:margin-right="7.749cm" style:line-height-at-least="0.423cm" fo:text-align="justify" style:justify-single-word="false" fo:text-indent="0cm" style:auto-text-indent="false" fo:background-color="#ffffff"/>
    </style:style>
    <style:style style:name="P107" style:family="paragraph" style:parent-style-name="Standard">
      <loext:graphic-properties draw:fill="solid" draw:fill-color="#ffffff" draw:opacity="100%"/>
      <style:paragraph-properties fo:margin-left="0.501cm" fo:margin-right="0.245cm" style:line-height-at-least="0.423cm" fo:text-indent="0cm" style:auto-text-indent="false" fo:background-color="#ffffff"/>
      <style:text-properties style:font-name="Tms Rmn" fo:font-size="9pt" fo:font-weight="bold" style:font-size-asian="9pt" style:font-weight-asian="bold"/>
    </style:style>
    <style:style style:name="P108" style:family="paragraph" style:parent-style-name="Standard">
      <loext:graphic-properties draw:fill="solid" draw:fill-color="#ffffff" draw:opacity="100%"/>
      <style:paragraph-properties fo:margin-left="0.501cm" fo:margin-right="0.245cm" fo:text-indent="0cm" style:auto-text-indent="false" fo:background-color="#ffffff"/>
    </style:style>
    <style:style style:name="P109" style:family="paragraph" style:parent-style-name="Standard">
      <loext:graphic-properties draw:fill="solid" draw:fill-color="#ffffff" draw:opacity="100%"/>
      <style:paragraph-properties fo:margin-left="0.501cm" fo:margin-right="0.245cm" fo:text-indent="0cm" style:auto-text-indent="false" fo:background-color="#ffffff"/>
      <style:text-properties style:font-name="Verdana" style:text-underline-style="solid" style:text-underline-width="auto" style:text-underline-color="font-color" fo:font-weight="bold" style:font-weight-asian="bold"/>
    </style:style>
    <style:style style:name="P110" style:family="paragraph" style:parent-style-name="Standard">
      <loext:graphic-properties draw:fill="solid" draw:fill-color="#ffffff" draw:opacity="100%"/>
      <style:paragraph-properties fo:margin-left="0.501cm" fo:margin-right="0.245cm" fo:text-indent="0cm" style:auto-text-indent="false" fo:background-color="#ffffff"/>
      <style:text-properties style:font-name="Verdana"/>
    </style:style>
    <style:style style:name="P111" style:family="paragraph" style:parent-style-name="Standard">
      <loext:graphic-properties draw:fill="solid" draw:fill-color="#ffffff" draw:opacity="100%"/>
      <style:paragraph-properties fo:margin-left="0.501cm" fo:margin-right="0.245cm" fo:text-indent="0cm" style:auto-text-indent="false" fo:background-color="#ffffff" fo:padding="0.035cm" fo:border="0.06pt solid #000000"/>
    </style:style>
    <style:style style:name="P112" style:family="paragraph" style:parent-style-name="Standard">
      <loext:graphic-properties draw:fill="solid" draw:fill-color="#ffffff" draw:opacity="100%"/>
      <style:paragraph-properties fo:margin-left="0.501cm" fo:margin-right="0.245cm" fo:text-indent="0cm" style:auto-text-indent="false" fo:break-before="page" fo:background-color="#ffffff"/>
    </style:style>
    <style:style style:name="P113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242cm" style:auto-text-indent="false" fo:background-color="#ffffff"/>
      <style:text-properties fo:font-size="9pt" fo:font-weight="bold" style:font-size-asian="9pt" style:font-weight-asian="bold"/>
    </style:style>
    <style:style style:name="P114" style:family="paragraph" style:parent-style-name="Standard">
      <loext:graphic-properties draw:fill="solid" draw:fill-color="#ffffff" draw:opacity="100%"/>
      <style:paragraph-properties fo:margin-left="0cm" fo:margin-right="5.999cm" style:line-height-at-least="0.423cm" fo:text-align="justify" style:justify-single-word="false" fo:text-indent="0cm" style:auto-text-indent="false" fo:background-color="#ffffff"/>
    </style:style>
    <style:style style:name="P115" style:family="paragraph" style:parent-style-name="Standard">
      <loext:graphic-properties draw:fill="solid" draw:fill-color="#ffffff" draw:opacity="100%"/>
      <style:paragraph-properties fo:margin-left="0cm" fo:margin-right="-1.478cm" style:line-height-at-least="0.423cm" fo:text-align="center" style:justify-single-word="false" fo:text-indent="0cm" style:auto-text-indent="false" fo:background-color="#ffffff">
        <style:tab-stops>
          <style:tab-stop style:position="1.752cm" style:type="right"/>
          <style:tab-stop style:position="2.501cm" style:type="right"/>
        </style:tab-stops>
      </style:paragraph-properties>
      <style:text-properties style:font-name="Arial" fo:font-weight="bold" style:font-weight-asian="bold"/>
    </style:style>
    <style:style style:name="P116" style:family="paragraph" style:parent-style-name="Standard">
      <loext:graphic-properties draw:fill="solid" draw:fill-color="#ffffff" draw:opacity="100%"/>
      <style:paragraph-properties fo:margin-left="0cm" fo:margin-right="10.5cm" style:line-height-at-least="0.423cm" fo:text-align="justify" style:justify-single-word="false" fo:text-indent="0cm" style:auto-text-indent="false" fo:background-color="#ffffff"/>
    </style:style>
    <style:style style:name="P117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-0.019cm" style:auto-text-indent="false" fo:background-color="#ffffff"/>
      <style:text-properties style:font-name="Arial" fo:font-weight="bold" style:font-weight-asian="bold"/>
    </style:style>
    <style:style style:name="P118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-0.019cm" style:auto-text-indent="false" fo:background-color="#ffffff"/>
      <style:text-properties style:font-name="Arial"/>
    </style:style>
    <style:style style:name="P119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92cm" style:auto-text-indent="false" fo:background-color="#ffffff"/>
      <style:text-properties style:font-name="Arial" fo:font-weight="bold" style:font-weight-asian="bold"/>
    </style:style>
    <style:style style:name="P120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92cm" style:auto-text-indent="false" fo:background-color="#ffffff"/>
      <style:text-properties style:font-name="Arial"/>
    </style:style>
    <style:style style:name="P121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35cm" style:auto-text-indent="false" fo:background-color="#ffffff"/>
      <style:text-properties style:font-name="Arial" fo:font-weight="bold" style:font-weight-asian="bold"/>
    </style:style>
    <style:style style:name="P122" style:family="paragraph" style:parent-style-name="Standard">
      <loext:graphic-properties draw:fill="solid" draw:fill-color="#ffffff" draw:opacity="100%"/>
      <style:paragraph-properties fo:margin-left="0cm" fo:margin-right="0cm" style:line-height-at-least="0.423cm" fo:text-align="center" style:justify-single-word="false" fo:text-indent="0.035cm" style:auto-text-indent="false" fo:background-color="#ffffff"/>
      <style:text-properties style:font-name="Arial"/>
    </style:style>
    <style:style style:name="P123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124" style:family="paragraph" style:parent-style-name="Standard" style:list-style-name="WW8Num14">
      <style:paragraph-properties fo:margin-left="0cm" fo:margin-right="0cm" fo:text-indent="0cm" style:auto-text-indent="false" fo:padding="0.035cm" fo:border="0.06pt solid #000000">
        <style:tab-stops/>
      </style:paragraph-properties>
      <style:text-properties style:font-name="Verdana"/>
    </style:style>
    <style:style style:name="P125" style:family="paragraph" style:parent-style-name="Standard" style:list-style-name="WW8Num13">
      <style:paragraph-properties fo:margin-left="0cm" fo:margin-right="0cm" fo:text-indent="0cm" style:auto-text-indent="false" fo:padding="0.035cm" fo:border="0.06pt solid #000000">
        <style:tab-stops/>
      </style:paragraph-properties>
      <style:text-properties style:font-name="Verdana"/>
    </style:style>
    <style:style style:name="P126" style:family="paragraph" style:parent-style-name="Standard" style:list-style-name="WW8Num3">
      <style:paragraph-properties fo:margin-left="0cm" fo:margin-right="0cm" fo:text-indent="0cm" style:auto-text-indent="false" fo:padding="0.035cm" fo:border="0.06pt solid #000000">
        <style:tab-stops/>
      </style:paragraph-properties>
      <style:text-properties style:font-name="Verdana"/>
    </style:style>
    <style:style style:name="P127" style:family="paragraph" style:parent-style-name="Standard" style:list-style-name="WW8Num11">
      <style:paragraph-properties fo:margin-left="0cm" fo:margin-right="0cm" fo:text-indent="0cm" style:auto-text-indent="false" fo:padding="0.035cm" fo:border="0.06pt solid #000000">
        <style:tab-stops/>
      </style:paragraph-properties>
      <style:text-properties style:font-name="Verdana"/>
    </style:style>
    <style:style style:name="P128" style:family="paragraph" style:parent-style-name="Standard" style:list-style-name="WW8Num2">
      <style:paragraph-properties fo:margin-left="0cm" fo:margin-right="0cm" fo:text-indent="0cm" style:auto-text-indent="false" fo:padding="0.035cm" fo:border="0.06pt solid #000000">
        <style:tab-stops/>
      </style:paragraph-properties>
      <style:text-properties style:font-name="Verdana"/>
    </style:style>
    <style:style style:name="P129" style:family="paragraph" style:parent-style-name="Standard" style:list-style-name="WW8Num7">
      <style:paragraph-properties fo:margin-left="0cm" fo:margin-right="0cm" style:line-height-at-least="0.529cm" fo:text-indent="0cm" style:auto-text-indent="false" fo:padding="0.035cm" fo:border="0.06pt solid #000000"/>
      <style:text-properties style:font-name="Verdana"/>
    </style:style>
    <style:style style:name="P130" style:family="paragraph" style:parent-style-name="Standard" style:list-style-name="WW8Num5">
      <style:paragraph-properties fo:margin-left="0cm" fo:margin-right="0cm" fo:text-indent="0cm" style:auto-text-indent="false" fo:padding="0.035cm" fo:border="0.06pt solid #000000"/>
      <style:text-properties style:font-name="Verdana"/>
    </style:style>
    <style:style style:name="P131" style:family="paragraph" style:parent-style-name="Standard" style:list-style-name="WW8Num8">
      <style:paragraph-properties fo:margin-left="0cm" fo:margin-right="0cm" fo:text-indent="0cm" style:auto-text-indent="false" fo:padding="0.035cm" fo:border="0.06pt solid #000000"/>
      <style:text-properties style:font-name="Verdana"/>
    </style:style>
    <style:style style:name="P132" style:family="paragraph" style:parent-style-name="Standard" style:list-style-name="WW8Num15">
      <style:paragraph-properties fo:margin-left="0cm" fo:margin-right="0cm" fo:text-indent="0cm" style:auto-text-indent="false">
        <style:tab-stops/>
      </style:paragraph-properties>
    </style:style>
    <style:style style:name="P133" style:family="paragraph" style:parent-style-name="Standard" style:list-style-name="WW8Num4">
      <style:paragraph-properties fo:margin-left="0cm" fo:margin-right="0cm" fo:text-indent="0cm" style:auto-text-indent="false">
        <style:tab-stops/>
      </style:paragraph-properties>
    </style:style>
    <style:style style:name="P134" style:family="paragraph" style:parent-style-name="Standard" style:list-style-name="WW8Num15">
      <style:paragraph-properties fo:margin-left="0cm" fo:margin-right="0cm" fo:text-indent="0cm" style:auto-text-indent="false">
        <style:tab-stops/>
      </style:paragraph-properties>
      <style:text-properties style:font-name="Verdana"/>
    </style:style>
    <style:style style:name="P135" style:family="paragraph" style:parent-style-name="Standard" style:list-style-name="WW8Num6">
      <loext:graphic-properties draw:fill="solid" draw:fill-color="#ffffff" draw:opacity="100%"/>
      <style:paragraph-properties fo:margin-left="0cm" fo:margin-right="0cm" style:line-height-at-least="0.6cm" fo:text-align="justify" style:justify-single-word="false" fo:text-indent="0cm" style:auto-text-indent="false" fo:background-color="#ffffff">
        <style:tab-stops/>
      </style:paragraph-properties>
      <style:text-properties style:font-name="Verdana"/>
    </style:style>
    <style:style style:name="P136" style:family="paragraph" style:parent-style-name="Standard" style:list-style-name="WW8Num12">
      <loext:graphic-properties draw:fill="solid" draw:fill-color="#ffffff" draw:opacity="100%"/>
      <style:paragraph-properties fo:margin-left="0cm" fo:margin-right="0cm" style:line-height-at-least="0.6cm" fo:text-align="justify" style:justify-single-word="false" fo:text-indent="0cm" style:auto-text-indent="false" fo:background-color="#ffffff">
        <style:tab-stops/>
      </style:paragraph-properties>
      <style:text-properties style:font-name="Verdana"/>
    </style:style>
    <style:style style:name="P137" style:family="paragraph" style:parent-style-name="Standard" style:list-style-name="WW8Num12">
      <style:paragraph-properties fo:margin-left="0cm" fo:margin-right="0cm" style:line-height-at-least="0.6cm" fo:text-indent="0cm" style:auto-text-indent="false">
        <style:tab-stops/>
      </style:paragraph-properties>
      <style:text-properties style:font-name="Verdana"/>
    </style:style>
    <style:style style:name="P138" style:family="paragraph" style:parent-style-name="Standard" style:list-style-name="WW8Num4">
      <style:paragraph-properties fo:margin-left="0cm" fo:margin-right="0cm" fo:text-indent="0cm" style:auto-text-indent="false">
        <style:tab-stops/>
      </style:paragraph-properties>
      <style:text-properties style:font-name="Verdana" style:text-underline-style="solid" style:text-underline-width="auto" style:text-underline-color="font-color"/>
    </style:style>
    <style:style style:name="P139" style:family="paragraph" style:parent-style-name="Standard" style:list-style-name="WW8Num15">
      <loext:graphic-properties draw:fill="solid" draw:fill-color="#ffffff" draw:opacity="100%"/>
      <style:paragraph-properties fo:margin-left="0cm" fo:margin-right="0cm" style:line-height-at-least="0.423cm" fo:text-align="justify" style:justify-single-word="false" fo:text-indent="0cm" style:auto-text-indent="false" fo:background-color="#ffffff">
        <style:tab-stops/>
      </style:paragraph-properties>
      <style:text-properties style:font-name="Verdana"/>
    </style:style>
    <style:style style:name="P140" style:family="paragraph" style:parent-style-name="Standard" style:list-style-name="WW8Num12">
      <loext:graphic-properties draw:fill="solid" draw:fill-color="#ffffff" draw:opacity="100%"/>
      <style:paragraph-properties fo:margin-left="0cm" fo:margin-right="0cm" style:line-height-at-least="0.6cm" fo:text-align="justify" style:justify-single-word="false" fo:text-indent="0cm" style:auto-text-indent="false" fo:background-color="#ffffff">
        <style:tab-stops/>
      </style:paragraph-properties>
    </style:style>
    <style:style style:name="P141" style:family="paragraph" style:parent-style-name="Standard" style:list-style-name="WW8Num9">
      <style:paragraph-properties fo:margin-left="0cm" fo:margin-right="0cm" fo:margin-top="0cm" fo:margin-bottom="0.212cm" loext:contextual-spacing="false" fo:text-indent="0cm" style:auto-text-indent="false" fo:padding="0.035cm" fo:border="0.06pt solid #000000"/>
      <style:text-properties style:font-name="Verdana"/>
    </style:style>
    <style:style style:name="P142" style:family="paragraph" style:parent-style-name="Standard" style:list-style-name="WW8Num15">
      <style:paragraph-properties fo:margin-left="2.501cm" fo:margin-right="0cm" fo:text-indent="0cm" style:auto-text-indent="false">
        <style:tab-stops/>
      </style:paragraph-properties>
      <style:text-properties style:font-name="Verdana"/>
    </style:style>
    <style:style style:name="P143" style:family="paragraph" style:parent-style-name="Standard" style:list-style-name="WW8Num15">
      <style:paragraph-properties fo:margin-left="2cm" fo:margin-right="0cm" fo:text-indent="0cm" style:auto-text-indent="false">
        <style:tab-stops/>
      </style:paragraph-properties>
      <style:text-properties style:font-name="Verdana"/>
    </style:style>
    <style:style style:name="P144" style:family="paragraph" style:parent-style-name="Standard" style:list-style-name="WW8Num10">
      <loext:graphic-properties draw:fill="solid" draw:fill-color="#ffffff" draw:opacity="100%"/>
      <style:paragraph-properties fo:margin-left="1.002cm" fo:margin-right="0cm" fo:text-align="justify" style:justify-single-word="false" fo:text-indent="0cm" style:auto-text-indent="false" fo:background-color="#ffffff">
        <style:tab-stops/>
      </style:paragraph-properties>
      <style:text-properties style:font-name="Verdana"/>
    </style:style>
    <style:style style:name="P145" style:family="paragraph" style:parent-style-name="Standard" style:list-style-name="WW8Num1">
      <loext:graphic-properties draw:fill="solid" draw:fill-color="#ffffff" draw:opacity="100%"/>
      <style:paragraph-properties fo:margin-left="1.002cm" fo:margin-right="0cm" fo:text-align="justify" style:justify-single-word="false" fo:text-indent="0cm" style:auto-text-indent="false" fo:background-color="#ffffff">
        <style:tab-stops/>
      </style:paragraph-properties>
      <style:text-properties style:font-name="Verdana"/>
    </style:style>
    <style:style style:name="P146" style:family="paragraph" style:parent-style-name="Standard" style:list-style-name="WW8Num15">
      <style:paragraph-properties fo:margin-left="1cm" fo:margin-right="0cm" fo:text-indent="0cm" style:auto-text-indent="false">
        <style:tab-stops/>
      </style:paragraph-properties>
      <style:text-properties style:font-name="Verdana"/>
    </style:style>
    <style:style style:name="P147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148" style:family="paragraph" style:parent-style-name="Heading_20_1">
      <loext:graphic-properties draw:fill="solid" draw:fill-color="#ffffff" draw:opacity="100%"/>
      <style:paragraph-properties fo:margin-left="0cm" fo:margin-right="0cm" fo:text-indent="0cm" style:auto-text-indent="false" fo:break-before="page" fo:background-color="#ffffff">
        <style:tab-stops/>
      </style:paragraph-properties>
    </style:style>
    <style:style style:name="P149" style:family="paragraph" style:parent-style-name="Heading_20_1">
      <style:paragraph-properties fo:margin-left="0cm" fo:margin-right="0cm" fo:margin-top="0.423cm" fo:margin-bottom="0cm" loext:contextual-spacing="false" fo:text-indent="0cm" style:auto-text-indent="false">
        <style:tab-stops/>
      </style:paragraph-properties>
    </style:style>
    <style:style style:name="P150" style:family="paragraph" style:parent-style-name="Heading_20_3">
      <style:paragraph-properties fo:margin-left="0cm" fo:margin-right="0cm" fo:text-indent="0cm" style:auto-text-indent="false" fo:break-before="page">
        <style:tab-stops/>
      </style:paragraph-properties>
    </style:style>
    <style:style style:name="P151" style:family="paragraph" style:parent-style-name="Heading_20_3">
      <style:paragraph-properties fo:margin-left="0cm" fo:margin-right="0cm" fo:margin-top="0.423cm" fo:margin-bottom="0.106cm" loext:contextual-spacing="false" fo:text-indent="0cm" style:auto-text-indent="false" fo:keep-with-next="always">
        <style:tab-stops/>
      </style:paragraph-properties>
    </style:style>
    <style:style style:name="P152" style:family="paragraph" style:parent-style-name="Heading_20_2">
      <style:paragraph-properties fo:margin-left="0cm" fo:margin-right="0cm" fo:text-indent="0cm" style:auto-text-indent="false">
        <style:tab-stops/>
      </style:paragraph-properties>
    </style:style>
    <style:style style:name="P153" style:family="paragraph" style:parent-style-name="Heading_20_2">
      <loext:graphic-properties draw:fill="solid" draw:fill-color="#ffffff" draw:opacity="100%"/>
      <style:paragraph-properties fo:margin-left="0cm" fo:margin-right="0cm" fo:text-indent="0cm" style:auto-text-indent="false" fo:background-color="#ffffff">
        <style:tab-stops/>
      </style:paragraph-properties>
    </style:style>
    <style:style style:name="P154" style:family="paragraph" style:parent-style-name="Heading_20_2">
      <style:paragraph-properties fo:margin-left="0cm" fo:margin-right="0cm" fo:margin-top="0.212cm" fo:margin-bottom="0cm" loext:contextual-spacing="false" fo:text-indent="0cm" style:auto-text-indent="false">
        <style:tab-stops/>
      </style:paragraph-properties>
    </style:style>
    <style:style style:name="P155" style:family="paragraph" style:parent-style-name="Heading_20_2">
      <style:paragraph-properties fo:margin-left="0cm" fo:margin-right="0cm" fo:text-indent="0cm" style:auto-text-indent="false" fo:break-before="page">
        <style:tab-stops/>
      </style:paragraph-properties>
    </style:style>
    <style:style style:name="P156" style:family="paragraph" style:parent-style-name="WW-Liste_20_à_20_puces" style:list-style-name="WW8Num16">
      <style:paragraph-properties fo:margin-left="0cm" fo:margin-right="0cm" fo:text-indent="0cm" style:auto-text-indent="false">
        <style:tab-stops/>
      </style:paragraph-properties>
      <style:text-properties style:font-name="Verdana"/>
    </style:style>
    <style:style style:name="P157" style:family="paragraph" style:parent-style-name="WW-Liste_20_à_20_puces" style:list-style-name="WW8Num16">
      <style:paragraph-properties fo:margin-left="0cm" fo:margin-right="0cm" fo:text-indent="0cm" style:auto-text-indent="false">
        <style:tab-stops/>
      </style:paragraph-properties>
      <style:text-properties style:font-name="Verdana" fo:font-weight="bold" style:font-weight-asian="bold"/>
    </style:style>
    <style:style style:name="P158" style:family="paragraph" style:parent-style-name="WW-Liste_20_à_20_puces" style:list-style-name="WW8Num17">
      <style:paragraph-properties fo:margin-left="0cm" fo:margin-right="0cm" fo:text-indent="0cm" style:auto-text-indent="false">
        <style:tab-stops/>
      </style:paragraph-properties>
      <style:text-properties style:font-name="Verdana" fo:font-weight="bold" style:font-weight-asian="bold"/>
    </style:style>
    <style:style style:name="P159" style:family="paragraph" style:parent-style-name="WW-Liste_20_à_20_puces" style:list-style-name="">
      <style:paragraph-properties fo:margin-left="0cm" fo:margin-right="0cm" fo:text-indent="0cm" style:auto-text-indent="false"/>
      <style:text-properties style:font-name="Verdana"/>
    </style:style>
    <style:style style:name="P160" style:family="paragraph" style:parent-style-name="WW-Liste_20_à_20_puces" style:list-style-name="">
      <style:paragraph-properties fo:margin-left="1.201cm" fo:margin-right="0cm" fo:text-indent="0cm" style:auto-text-indent="false"/>
      <style:text-properties style:font-name="Verdana"/>
    </style:style>
    <style:style style:name="P161" style:family="paragraph" style:parent-style-name="WW-Liste_20_à_20_puces" style:list-style-name="">
      <style:paragraph-properties fo:margin-left="1.201cm" fo:margin-right="0cm" fo:text-indent="0cm" style:auto-text-indent="false"/>
      <style:text-properties style:font-name="Verdana" fo:font-size="9pt" fo:language="none" fo:country="none" style:font-size-asian="9pt" style:language-asian="none" style:country-asian="none"/>
    </style:style>
    <style:style style:name="P162" style:family="paragraph" style:parent-style-name="WW-Liste_20_à_20_puces">
      <style:paragraph-properties fo:margin-left="0.801cm" fo:margin-right="0cm" fo:text-indent="0cm" style:auto-text-indent="false" fo:break-before="page">
        <style:tab-stops/>
      </style:paragraph-properties>
      <style:text-properties style:font-name="Verdana" style:text-underline-style="solid" style:text-underline-width="auto" style:text-underline-color="font-color" fo:font-weight="bold" style:font-weight-asian="bold"/>
    </style:style>
    <style:style style:name="P163" style:family="paragraph">
      <loext:graphic-properties draw:fill="solid" draw:fill-color="#a6a6a6"/>
      <style:paragraph-properties fo:margin-left="0.319cm" fo:margin-right="0.319cm" fo:text-align="center" fo:text-indent="0cm"/>
    </style:style>
    <style:style style:name="P164" style:family="paragraph">
      <loext:graphic-properties draw:fill="none" draw:fill-color="#ffffff"/>
      <style:paragraph-properties fo:margin-left="0.319cm" fo:margin-right="0.319cm" fo:text-align="center" fo:text-indent="0cm"/>
    </style:style>
    <style:style style:name="T1" style:family="text">
      <style:text-properties style:font-name="Book Antiqua" fo:font-size="14pt" fo:font-style="italic" fo:font-weight="bold" style:font-size-asian="14pt" style:font-style-asian="italic" style:font-weight-asian="bold"/>
    </style:style>
    <style:style style:name="T2" style:family="text">
      <style:text-properties style:font-name="Book Antiqua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Verdana"/>
    </style:style>
    <style:style style:name="T4" style:family="text">
      <style:text-properties style:font-name="Verdana" fo:font-weight="bold" style:font-weight-asian="bold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style:font-name="Verdana" fo:font-style="italic" style:font-style-asian="italic"/>
    </style:style>
    <style:style style:name="T7" style:family="text">
      <style:text-properties style:font-name="Verdana" fo:font-style="italic" fo:font-weight="bold" style:font-style-asian="italic" style:font-weight-asian="bold"/>
    </style:style>
    <style:style style:name="T8" style:family="text">
      <style:text-properties style:font-name="Verdana" fo:language="en" fo:country="GB"/>
    </style:style>
    <style:style style:name="T9" style:family="text">
      <style:text-properties style:font-name="Verdana" fo:language="en" fo:country="GB" fo:font-weight="bold" style:font-weight-asian="bold"/>
    </style:style>
    <style:style style:name="T10" style:family="text">
      <style:text-properties style:font-name="Verdana" fo:language="en" fo:country="GB" fo:font-style="italic" style:font-style-asian="italic"/>
    </style:style>
    <style:style style:name="T11" style:family="text">
      <style:text-properties style:font-name="Verdana" fo:language="en" fo:country="GB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Verdana" fo:language="en" fo:country="GB" style:font-weight-complex="bold"/>
    </style:style>
    <style:style style:name="T13" style:family="text">
      <style:text-properties style:font-name="Verdana" style:text-underline-style="solid" style:text-underline-width="auto" style:text-underline-color="font-color"/>
    </style:style>
    <style:style style:name="T14" style:family="text">
      <style:text-properties style:font-name="Verdana" style:text-underline-style="solid" style:text-underline-width="auto" style:text-underline-color="font-color" fo:font-weight="bold" style:font-weight-asian="bold"/>
    </style:style>
    <style:style style:name="T15" style:family="text">
      <style:text-properties style:font-name="Verdana" fo:font-size="11pt" fo:font-style="italic" fo:font-weight="bold" style:font-size-asian="11pt" style:font-style-asian="italic" style:font-weight-asian="bold"/>
    </style:style>
    <style:style style:name="T16" style:family="text">
      <style:text-properties style:font-name="Verdana" fo:font-size="11pt" fo:font-weight="bold" style:font-size-asian="11pt" style:font-weight-asian="bold"/>
    </style:style>
    <style:style style:name="T17" style:family="text">
      <style:text-properties style:font-name="Verdana" fo:font-size="11pt" fo:language="en" fo:country="GB" fo:font-weight="bold" style:font-size-asian="11pt" style:font-weight-asian="bold"/>
    </style:style>
    <style:style style:name="T18" style:family="text">
      <style:text-properties style:font-name="Wingdings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super 58%" style:font-name="Verdan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font-name="Tms Rmn"/>
    </style:style>
    <style:style style:name="T24" style:family="text">
      <style:text-properties style:font-name="Tms Rmn" fo:font-size="12pt" fo:font-weight="bold" style:font-size-asian="12pt" style:font-weight-asian="bold"/>
    </style:style>
    <style:style style:name="T25" style:family="text">
      <style:text-properties style:font-name="Tms Rmn" fo:font-weight="bold" style:font-weight-asian="bold"/>
    </style:style>
    <style:style style:name="T26" style:family="text">
      <style:text-properties style:font-name="Symbol1"/>
    </style:style>
    <style:style style:name="T27" style:family="text">
      <style:text-properties style:font-name="Monotype Sorts" fo:font-size="16pt" style:text-underline-style="solid" style:text-underline-width="auto" style:text-underline-color="font-color" fo:font-weight="bold" style:font-size-asian="16pt" style:font-weight-asian="bold"/>
    </style:style>
    <style:style style:name="T28" style:family="text">
      <style:text-properties officeooo:rsid="00063f7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0%" draw:fill="solid" draw:fill-color="#ffffff" draw:opacity="100%" fo:padding="0.026cm" fo:border="none"/>
    </style:style>
    <style:style style:name="gr1" style:family="graphic">
      <style:graphic-properties draw:stroke="solid" svg:stroke-width="0.035cm" svg:stroke-color="#000000" draw:fill="solid" draw:fill-color="#a6a6a6" draw:textarea-horizontal-align="center" draw:textarea-vertical-align="middle" fo:padding-top="0.018cm" fo:padding-bottom="0.018cm" fo:padding-left="0.018cm" fo:padding-right="0.018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fill="none" draw:fill-color="#ffffff" draw:textarea-horizontal-align="center" draw:textarea-vertical-align="middle" fo:padding-top="0.018cm" fo:padding-bottom="0.018cm" fo:padding-left="0.018cm" fo:padding-right="0.018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Script de création de la base support :</text:p>
      <text:p text:style-name="P3"/>
      <text:p text:style-name="P4">create table region(<text:tab/>rno integer not null primary key,</text:p>
      <text:p text:style-name="P4"><text:tab/><text:tab/><text:tab/>rnom char(30));</text:p>
      <text:p text:style-name="P4"/>
      <text:p text:style-name="P4">create table cru(<text:tab/>cruno char(2) not null primary key,</text:p>
      <text:p text:style-name="P4"><text:tab/><text:tab/><text:tab/>crunom char(30),</text:p>
      <text:p text:style-name="P4"><text:tab/><text:tab/><text:tab/>rno integer not null,</text:p>
      <text:p text:style-name="P4"/>
      <text:p text:style-name="P4"><text:tab/><text:tab/><text:tab/>foreign key (rno) references region(rno));</text:p>
      <text:p text:style-name="P4"/>
      <text:p text:style-name="P4">create table client(<text:tab/>clino integer not null primary key,</text:p>
      <text:p text:style-name="P4"><text:tab/><text:tab/><text:tab/>clinom char(30));</text:p>
      <text:p text:style-name="P4"/>
      <text:p text:style-name="P4">create table vin( <text:tab/>vno integer not null primary key,</text:p>
      <text:p text:style-name="P4"><text:tab/><text:tab/><text:tab/>cruno char(2) not null,</text:p>
      <text:p text:style-name="P4"><text:tab/><text:tab/><text:tab/>vmilles integer not null,</text:p>
      <text:p text:style-name="P4"><text:tab/><text:tab/><text:tab/>foreign key (cruno) references cru(cruno));</text:p>
      <text:p text:style-name="P4"/>
      <text:p text:style-name="P4">create table achat(<text:tab/>clino integer not null,</text:p>
      <text:p text:style-name="P4"><text:tab/><text:tab/><text:tab/>vno integer not null,</text:p>
      <text:p text:style-name="P4"><text:tab/><text:tab/><text:tab/>asem integer not null,</text:p>
      <text:p text:style-name="P4"><text:tab/><text:tab/><text:tab/>aquant integer not null,</text:p>
      <text:p text:style-name="P4"><text:tab/><text:tab/><text:tab/>primary key (clino,vno,asem),</text:p>
      <text:p text:style-name="P4"><text:tab/><text:tab/><text:tab/>foreign key(clino) references client(clino),</text:p>
      <text:p text:style-name="P4"><text:tab/><text:tab/><text:tab/>foreign key (vno) references vin(vno));</text:p>
      <text:p text:style-name="P4"><text:tab/><text:tab/><text:tab/></text:p>
      <text:p text:style-name="P4">insert into region values (1,'Alsace');</text:p>
      <text:p text:style-name="P4">insert into region values (2,'Beaujolais');</text:p>
      <text:p text:style-name="P4">insert into region values (3,'Bordeaux');</text:p>
      <text:p text:style-name="P4">insert into region values (4,'Bourgogne');</text:p>
      <text:p text:style-name="Standard">insert into region values (5,'Pays de Loire');</text:p>
      <text:p text:style-name="Standard"/>
      <text:p text:style-name="P4">insert into client values (1001,'Fraudeau');</text:p>
      <text:p text:style-name="P4">insert into client values (1002,'Lambert');</text:p>
      <text:p text:style-name="P4">insert into client values (1003,'Dupont');</text:p>
      <text:p text:style-name="P4">insert into client values (1004,'Simonneau');</text:p>
      <text:p text:style-name="P4">insert into client values (1005,'Lautrec');</text:p>
      <text:p text:style-name="P4"/>
      <text:p text:style-name="P4">insert into cru values ('VO','Volnay', 4);</text:p>
      <text:p text:style-name="P4">insert into cru values ('TO','Tokay', 1);</text:p>
      <text:p text:style-name="P4">insert into cru values ('MU','Muscadet', 5);</text:p>
      <text:p text:style-name="P4">insert into cru values ('PF','Pouilly-Fuissé', 4);</text:p>
      <text:p text:style-name="P4">insert into cru values ('CH','Chenas', 2);</text:p>
      <text:p text:style-name="P4">insert into cru values ('RO','Romanée', 4);</text:p>
      <text:p text:style-name="P4">insert into cru values ('HB','Haut-Brion', 3);</text:p>
      <text:p text:style-name="P4">insert into cru values ('MO','Morgon', 2);</text:p>
      <text:p text:style-name="P4">insert into cru values ('PO','Pommard', 4);</text:p>
      <text:p text:style-name="P4">insert into cru values ('SA','Sauterne', 3);</text:p>
      <text:p text:style-name="P4"/>
      <text:p text:style-name="P4"/>
      <text:p text:style-name="P4">insert into vin values (10,'VO', 1985);</text:p>
      <text:p text:style-name="P4">insert into vin values (11,'VO', 1990);</text:p>
      <text:p text:style-name="P4">insert into vin values (20,'TO', 1991);</text:p>
      <text:p text:style-name="P4">insert into vin values (30,'MU', 1992);</text:p>
      <text:p text:style-name="P4">insert into vin values (40,'PF', 1991);</text:p>
      <text:p text:style-name="P4">insert into vin values (41,'PF', 1992);</text:p>
      <text:p text:style-name="P4">insert into vin values (50,'CH', 1992);</text:p>
      <text:p text:style-name="P4">insert into vin values (60,'PO', 1982);</text:p>
      <text:p text:style-name="P4">insert into vin values (61,'PO', 1985);</text:p>
      <text:p text:style-name="P4">insert into vin values (70,'HB', 1987);</text:p>
      <text:p text:style-name="P4">insert into vin values (80,'RO', 1989);</text:p>
      <text:p text:style-name="P4">insert into vin values (85,'RO', 1990);</text:p>
      <text:p text:style-name="P4">insert into vin values (90,'MO', 1992);</text:p>
      <text:p text:style-name="P4"><text:soft-page-break/>insert into vin values (5,'SA', 1988);</text:p>
      <text:p text:style-name="P4"/>
      <text:p text:style-name="P4"/>
      <text:p text:style-name="P4">insert into achat values (1005,11, 25, 10);</text:p>
      <text:p text:style-name="P4">insert into achat values (1003,50, 30, 15);</text:p>
      <text:p text:style-name="P4">insert into achat values (1002,10, 12, 10);</text:p>
      <text:p text:style-name="P4">insert into achat values (1002,61, 15, 20);</text:p>
      <text:p text:style-name="P4">insert into achat values (1002,85, 23, 15);</text:p>
      <text:p text:style-name="P4">insert into achat values (1002,41, 31, 10);</text:p>
      <text:p text:style-name="P4">insert into achat values (1002,30, 31, 12);</text:p>
      <text:p text:style-name="P4">insert into achat values (1001,20, 32, 10);</text:p>
      <text:p text:style-name="P4">insert into achat values (1001,10, 30, 50);</text:p>
      <text:p text:style-name="P4">insert into achat values (1004,90, 35, 25);</text:p>
      <text:p text:style-name="P4">insert into achat values (1004,11, 35, 5);</text:p>
      <text:p text:style-name="P4">insert into achat values (1004,11, 40, 15);</text:p>
      <text:p text:style-name="P4">insert into achat values (1001,60, 40, 15);</text:p>
      <text:p text:style-name="P4">insert into achat values (1003,70, 49, 20);</text:p>
      <text:p text:style-name="P4">insert into achat values (1003,80, 39, 10);</text:p>
      <text:p text:style-name="P4"/>
      <text:p text:style-name="P4"/>
      <text:p text:style-name="P5"/>
      <text:h text:style-name="P147" text:outline-level="1">Le langage SQL</text:h>
      <text:h text:style-name="P152" text:outline-level="2">La projection en SQL</text:h>
      <text:p text:style-name="Standard"><text:span text:style-name="T4">SELECT</text:span><text:span text:style-name="T3"> <text:s/></text:span><text:span text:style-name="T6">*<text:tab/><text:tab/><text:tab/><text:tab/><text:tab/>/ Affiche tous les attributs /</text:span></text:p>
      <text:p text:style-name="Standard"><text:span text:style-name="T9">FROM</text:span><text:span text:style-name="T8"> <text:s text:c="2"/></text:span><text:span text:style-name="T10">relation</text:span></text:p>
      <text:p text:style-name="P7"/>
      <text:p text:style-name="Standard"><text:span text:style-name="T9">SELECT</text:span><text:span text:style-name="T8"> <text:s/></text:span><text:span text:style-name="T10">attribut[</text:span><text:span text:style-name="T8">, </text:span><text:span text:style-name="T10">attribut....]<text:tab/><text:tab/></text:span><text:span text:style-name="T6">/ Affiche certains attributs /</text:span></text:p>
      <text:p text:style-name="Standard"><text:span text:style-name="T9">FROM</text:span><text:span text:style-name="T8"> <text:s text:c="2"/></text:span><text:span text:style-name="T10">relation</text:span></text:p>
      <text:p text:style-name="P6"/>
      <text:p text:style-name="P70"><text:span text:style-name="T18"></text:span><text:span text:style-name="T8"><text:tab/></text:span><text:span text:style-name="T11">Applications :</text:span></text:p>
      <text:list xml:id="list8635432244295348181" text:style-name="WW8Num14">
        <text:list-item>
          <text:p text:style-name="P124">Liste des informations des tables ACHAT, VIN, CLIENT, REGION, CRU.</text:p>
        </text:list-item>
        <text:list-item>
          <text:p text:style-name="P124">Liste des noms des crus et de leur numéro de région.</text:p>
        </text:list-item>
        <text:list-item>
          <text:p text:style-name="P124">Liste des années de millésime (attribut VMILLES) des vins. Que remarquez-vous?</text:p>
        </text:list-item>
      </text:list>
      <text:p text:style-name="P5"/>
      <text:p text:style-name="P10">Suppression des doublons lors de l’affichage : on utilise la clause DISTINCT</text:p>
      <text:p text:style-name="Standard"><text:span text:style-name="T9">SELECT</text:span><text:span text:style-name="T8"> <text:s/></text:span><text:span text:style-name="T9">DISTINCT</text:span><text:span text:style-name="T8"> </text:span><text:span text:style-name="T10">attribut[</text:span><text:span text:style-name="T8">, </text:span><text:span text:style-name="T10">attribut...]<text:tab/><text:tab/></text:span></text:p>
      <text:p text:style-name="Standard"><text:span text:style-name="T9">FROM</text:span><text:span text:style-name="T8"> <text:s text:c="2"/></text:span><text:span text:style-name="T10">relation</text:span></text:p>
      <text:p text:style-name="P6"/>
      <text:p text:style-name="P70"><text:span text:style-name="T18"></text:span><text:span text:style-name="T3"><text:tab/></text:span><text:span text:style-name="T14">Application :</text:span></text:p>
      <text:list xml:id="list2665287942707983555" text:style-name="WW8Num13">
        <text:list-item>
          <text:p text:style-name="P125">Liste sans doublons des années de millésime (attribut VMILLES) des vins.</text:p>
        </text:list-item>
      </text:list>
      <text:p text:style-name="P5"/>
      <text:p text:style-name="P10">Affichage des tuples selon un ordre de tri :</text:p>
      <text:p text:style-name="Standard"><text:span text:style-name="T4">SELECT</text:span><text:span text:style-name="T3"> <text:s/></text:span><text:span text:style-name="T6">*<text:tab/><text:tab/><text:tab/><text:tab/><text:tab/></text:span></text:p>
      <text:p text:style-name="Standard"><text:span text:style-name="T4">FROM</text:span><text:span text:style-name="T3"> <text:s text:c="2"/></text:span><text:span text:style-name="T6">relation</text:span></text:p>
      <text:p text:style-name="Standard"><text:span text:style-name="T4">ORDER BY </text:span><text:span text:style-name="T6">attribut[</text:span><text:span text:style-name="T4">DESC</text:span><text:span text:style-name="T6"> ][, attribut [</text:span><text:span text:style-name="T4">DESC</text:span><text:span text:style-name="T6">]]<text:tab/><text:tab/>/DESC : pour un tri décroissant /</text:span></text:p>
      <text:p text:style-name="P11"/>
      <text:p text:style-name="Standard"><text:span text:style-name="T9">SELECT</text:span><text:span text:style-name="T8"> <text:s/></text:span><text:span text:style-name="T10">attribut[</text:span><text:span text:style-name="T8">, </text:span><text:span text:style-name="T10">attribut...]<text:tab/><text:tab/></text:span></text:p>
      <text:p text:style-name="Standard"><text:span text:style-name="T9">FROM</text:span><text:span text:style-name="T8"> <text:s text:c="2"/></text:span><text:span text:style-name="T10">relation</text:span></text:p>
      <text:p text:style-name="Standard"><text:span text:style-name="T4">ORDER BY </text:span><text:span text:style-name="T6">attribut[</text:span><text:span text:style-name="T4">DESC</text:span><text:span text:style-name="T6"> ][, attribut [</text:span><text:span text:style-name="T4">DESC</text:span><text:span text:style-name="T6">]]<text:tab/><text:tab/>/DESC : tri décroissant /</text:span></text:p>
      <text:p text:style-name="P5"/>
      <text:p text:style-name="Standard"><text:span text:style-name="T3">La directive </text:span><text:span text:style-name="T5">ASC</text:span><text:span text:style-name="T3"> est la directive par défaut.</text:span></text:p>
      <text:p text:style-name="P5"/>
      <text:p text:style-name="P70"><text:span text:style-name="T18"></text:span><text:span text:style-name="T3"><text:tab/></text:span><text:span text:style-name="T14">Applications :</text:span></text:p>
      <text:list xml:id="list8939506926544258917" text:style-name="WW8Num3">
        <text:list-item>
          <text:p text:style-name="P126">Liste des noms de client par ordre alphabétique croissant.</text:p>
        </text:list-item>
        <text:list-item>
          <text:p text:style-name="P126">Liste des achats (tous les attributs) classée par ordre décroissant des quantités.</text:p>
        </text:list-item>
        <text:list-item>
          <text:p text:style-name="P126">Liste des achats (tous les attributs) classée par semaine d'achat décroissante et par numéro de vin croissant.</text:p>
        </text:list-item>
      </text:list>
      <text:p text:style-name="P10"/>
      <text:p text:style-name="P10"><text:soft-page-break/>Il est possible de projeter des tas de chose :</text:p>
      <text:p text:style-name="P11">exemple :</text:p>
      <text:p text:style-name="Standard"><text:span text:style-name="T4">SELECT</text:span><text:span text:style-name="T3"> <text:s/>(</text:span><text:span text:style-name="T6">valeurnumérique</text:span><text:span text:style-name="T3"> * </text:span><text:span text:style-name="T6">attribut</text:span><text:span text:style-name="T4">+</text:span><text:span text:style-name="T6">attribut</text:span><text:span text:style-name="T7">-</text:span><text:span text:style-name="T6">attribut)</text:span><text:span text:style-name="T7">*</text:span><text:span text:style-name="T6">attribut </text:span><text:span text:style-name="T7">/</text:span><text:span text:style-name="T3"> </text:span><text:span text:style-name="T6">valeurnumérique...<text:tab/><text:tab/></text:span></text:p>
      <text:p text:style-name="Standard"><text:span text:style-name="T4">[FROM</text:span><text:span text:style-name="T3"> <text:s text:c="2"/></text:span><text:span text:style-name="T6">relation]</text:span></text:p>
      <text:p text:style-name="P14">expérimentez :</text:p>
      <text:p text:style-name="P15">select 3*4;</text:p>
      <text:p text:style-name="P15">select 3*4 from cru;</text:p>
      <text:p text:style-name="P15">select now();</text:p>
      <text:p text:style-name="P15">select 'avez vous goûté le vin ',crunom from cru;</text:p>
      <text:p text:style-name="P15"/>
      <text:p text:style-name="P8"/>
      <text:p text:style-name="P70"><text:span text:style-name="T18"></text:span><text:span text:style-name="T8"><text:tab/></text:span><text:span text:style-name="T11">Applications :</text:span></text:p>
      <text:list xml:id="list440566186410520821" text:style-name="WW8Num11">
        <text:list-item>
          <text:p text:style-name="P127">faîtes afficher 5*2</text:p>
        </text:list-item>
        <text:list-item>
          <text:p text:style-name="P127">Ecrire la requête qui affiche dans un tableau HTML les crus</text:p>
        </text:list-item>
        <text:list-item>
          <text:p text:style-name="P127">Ecrire la requête qui à partir de la table region reconstruit le script d'insertion: insert into...</text:p>
        </text:list-item>
        <text:list-item>
          <text:p text:style-name="P127"/>
        </text:list-item>
      </text:list>
      <text:p text:style-name="P15"/>
      <text:p text:style-name="P5"/>
      <text:p text:style-name="P10">Il est possible également d’effectuer des opérations portant sur toutes les lignes d'une relation:</text:p>
      <text:p text:style-name="P13">!!! On ne peut pas à la fois projeter la <text:s/>valeur calculée et un attribut de la relation</text:p>
      <text:p text:style-name="P11"/>
      <text:p text:style-name="Standard"><text:span text:style-name="T4">SELECT</text:span><text:span text:style-name="T3"> <text:s/></text:span><text:span text:style-name="T4">COUNT</text:span><text:span text:style-name="T3"> </text:span><text:span text:style-name="T4">( * )</text:span><text:span text:style-name="T6"><text:tab/><text:tab/><text:tab/><text:tab/>/ dénombre les tuples d’une relation /</text:span></text:p>
      <text:p text:style-name="Standard"><text:span text:style-name="T4">FROM</text:span><text:span text:style-name="T3"> <text:s text:c="2"/></text:span><text:span text:style-name="T6">relation</text:span></text:p>
      <text:p text:style-name="P5"/>
      <text:p text:style-name="Standard"><text:span text:style-name="T4">SELECT</text:span><text:span text:style-name="T3"> </text:span><text:span text:style-name="T4">COUNT</text:span><text:span text:style-name="T3"> </text:span><text:span text:style-name="T4">(DISTINCT</text:span><text:span text:style-name="T3"> </text:span><text:span text:style-name="T6">attribut</text:span><text:span text:style-name="T4">)</text:span><text:span text:style-name="T6"><text:tab/><text:tab/>/compte le nombre de valeurs distinctes prises </text:span><text:span text:style-name="T4">FROM</text:span><text:span text:style-name="T3"> <text:s text:c="2"/></text:span><text:span text:style-name="T6">relation<text:tab/><text:tab/><text:tab/><text:tab/><text:tab/>par l’attribut dans la relation/</text:span></text:p>
      <text:p text:style-name="P5"/>
      <text:p text:style-name="Standard"><text:span text:style-name="T4">SELECT</text:span><text:span text:style-name="T3"> </text:span><text:span text:style-name="T6">[</text:span><text:span text:style-name="T4">MAX</text:span><text:span text:style-name="T3"> </text:span><text:span text:style-name="T4">(</text:span><text:span text:style-name="T6">attribut</text:span><text:span text:style-name="T4">)</text:span><text:span text:style-name="T6">,] [</text:span><text:span text:style-name="T4">MIN(</text:span><text:span text:style-name="T6">attribut</text:span><text:span text:style-name="T7">)</text:span><text:span text:style-name="T6">,] [</text:span><text:span text:style-name="T4">SUM (</text:span><text:span text:style-name="T6">attribut</text:span><text:span text:style-name="T4">)</text:span><text:span text:style-name="T6">,]</text:span><text:span text:style-name="T4"> </text:span><text:span text:style-name="T6">[</text:span><text:span text:style-name="T4">AVG (</text:span><text:span text:style-name="T6">attribut</text:span><text:span text:style-name="T4">)</text:span><text:span text:style-name="T6">]<text:tab/><text:tab/></text:span></text:p>
      <text:p text:style-name="P15">/calcule le maximum, le minimum, la somme, la moyenne des valeurs prises par un attribut dans le relation/</text:p>
      <text:p text:style-name="Standard"><text:span text:style-name="T9">FROM</text:span><text:span text:style-name="T8"> <text:s text:c="2"/></text:span><text:span text:style-name="T10">relation</text:span></text:p>
      <text:p text:style-name="P8"/>
      <text:p text:style-name="P70"><text:span text:style-name="T18"></text:span><text:span text:style-name="T8"><text:tab/></text:span><text:span text:style-name="T11">Applications :</text:span></text:p>
      <text:list xml:id="list84423972660534" text:continue-numbering="true" text:style-name="WW8Num11">
        <text:list-item>
          <text:p text:style-name="P127">Affichez le nombre de clients présents dans la base.</text:p>
        </text:list-item>
        <text:list-item>
          <text:p text:style-name="P127">Quelle est la plus grande quantité de vin achetée?</text:p>
        </text:list-item>
        <text:list-item>
          <text:p text:style-name="P127">Affichez la moyenne des quantités achetées.</text:p>
        </text:list-item>
        <text:list-item>
          <text:p text:style-name="P127">Quel est le nombre de vins différents achetés?</text:p>
        </text:list-item>
      </text:list>
      <text:p text:style-name="P5"/>
      <text:h text:style-name="P154" text:outline-level="2">La sélection en SQL</text:h>
      <text:p text:style-name="Standard"/>
      <text:p text:style-name="Standard"><text:span text:style-name="T9">SELECT</text:span><text:span text:style-name="T8"> <text:s/></text:span><text:span text:style-name="T9">*</text:span></text:p>
      <text:p text:style-name="Standard"><text:span text:style-name="T9">FROM</text:span><text:span text:style-name="T8"> <text:s text:c="2"/></text:span><text:span text:style-name="T10">relation</text:span></text:p>
      <text:p text:style-name="Standard"><text:span text:style-name="T9">WHERE</text:span><text:span text:style-name="T10"> <text:s text:c="2"/>critère1 <text:s/></text:span></text:p>
      <text:p text:style-name="Standard"><text:span text:style-name="T6">[</text:span><text:span text:style-name="T4">AND</text:span><text:span text:style-name="T6"><text:tab/>critère2]<text:tab/><text:tab/><text:tab/><text:tab/><text:tab/>/ critère : nomattribut <text:s/>opérateur <text:s/>valeur /</text:span></text:p>
      <text:p text:style-name="Standard"><text:span text:style-name="T10">[</text:span><text:span text:style-name="T9">OR</text:span><text:span text:style-name="T10"><text:tab/>critère3.....]</text:span></text:p>
      <text:p text:style-name="Standard"><text:span text:style-name="T10">[</text:span><text:span text:style-name="T9">ORDER BY</text:span><text:span text:style-name="T10"> attribut[</text:span><text:span text:style-name="T9">DESC</text:span><text:span text:style-name="T10"> ][, attribut [</text:span><text:span text:style-name="T9">DESC</text:span><text:span text:style-name="T10">]]]<text:tab/><text:tab/></text:span></text:p>
      <text:p text:style-name="P6"/>
      <text:p text:style-name="P10">Opérateurs utilisables pour spécifier les critères de sélection:</text:p>
      <text:list xml:id="list1706452369294565146" text:style-name="WW8Num15">
        <text:list-item>
          <text:p text:style-name="P132"><text:span text:style-name="T4">opérateurs arithmétiques</text:span><text:span text:style-name="T3"> (&lt;,&gt;,=,&gt;=,&lt;=,!=) </text:span></text:p>
        </text:list-item>
        <text:list-item>
          <text:p text:style-name="P132"><text:span text:style-name="T4">opérateurs</text:span><text:span text:style-name="T3"> </text:span><text:span text:style-name="T4">logiques</text:span><text:span text:style-name="T3"> (AND, OR, NOT)</text:span></text:p>
        </text:list-item>
        <text:list-item>
          <text:p text:style-name="P132"><text:span text:style-name="T9">Autres opérateurs</text:span><text:span text:style-name="T8"> : BETWEEN, IN, LIKE, SOUNDEX</text:span></text:p>
        </text:list-item>
      </text:list>
      <text:p text:style-name="Standard"><text:span text:style-name="T6">attribut</text:span><text:span text:style-name="T3"> <text:s/>[</text:span><text:span text:style-name="T4">NOT</text:span><text:span text:style-name="T3">] </text:span><text:span text:style-name="T6"><text:s/></text:span><text:span text:style-name="T4">BETWEEN</text:span><text:span text:style-name="T3"> <text:s text:c="2"/></text:span><text:span text:style-name="T6">valeur1</text:span><text:span text:style-name="T3"> <text:s/></text:span><text:span text:style-name="T4">AND</text:span><text:span text:style-name="T3"> <text:s/></text:span><text:span text:style-name="T6">valeur2<text:tab/><text:tab/>/spécifie un intervalle de valeurs /</text:span></text:p>
      <text:p text:style-name="Standard"><text:span text:style-name="T6">attribut <text:s/></text:span><text:span text:style-name="T3">[</text:span><text:span text:style-name="T4">NOT</text:span><text:span text:style-name="T3">]</text:span><text:span text:style-name="T6"> <text:s/></text:span><text:span text:style-name="T4">IN (</text:span><text:span text:style-name="T6">valeur1</text:span><text:span text:style-name="T4">,</text:span><text:span text:style-name="T3"> </text:span><text:span text:style-name="T6">valeur2</text:span><text:span text:style-name="T4">, </text:span><text:span text:style-name="T6">valeur3</text:span><text:span text:style-name="T3"> </text:span><text:span text:style-name="T4">....)<text:tab/></text:span><text:span text:style-name="T3"><text:tab/></text:span><text:span text:style-name="T6">/spécifie une liste de valeurs /</text:span></text:p>
      <text:p text:style-name="Standard"><text:span text:style-name="T6">attribut <text:s/></text:span><text:span text:style-name="T3">[</text:span><text:span text:style-name="T4">NOT</text:span><text:span text:style-name="T3">] </text:span><text:span text:style-name="T6"><text:s/></text:span><text:span text:style-name="T4">LIKE<text:tab/>'%</text:span><text:span text:style-name="T6">valeur</text:span><text:span text:style-name="T4">'</text:span><text:span text:style-name="T6"><text:tab/><text:tab/><text:tab/><text:tab/>/ % remplace un nombre inconnu <text:s/><text:tab/><text:tab/><text:tab/><text:tab/><text:tab/><text:tab/><text:tab/><text:tab/><text:tab/>de caractères /</text:span></text:p>
      <text:p text:style-name="Standard"><text:span text:style-name="T6">attribut <text:s/></text:span><text:span text:style-name="T3">[</text:span><text:span text:style-name="T4">NOT</text:span><text:span text:style-name="T3">] </text:span><text:span text:style-name="T6"><text:s/></text:span><text:span text:style-name="T4">LIKE <text:s text:c="2"/>‘_</text:span><text:span text:style-name="T6">valeur’<text:tab/><text:tab/><text:tab/><text:tab/><text:tab/>/_ remplace 1 caractère, plusieurs _<text:tab/><text:tab/><text:tab/><text:tab/><text:tab/><text:tab/><text:tab/><text:tab/><text:tab/>peuvent être utilisés /</text:span></text:p>
      <text:p text:style-name="P10"><text:soft-page-break/></text:p>
      <text:p text:style-name="P5">Nous utiliserons également la sélection en association avec la projection.</text:p>
      <text:p text:style-name="P11">Tout ce qui a été vu dans la partie précédente peut donc être réutilisé.</text:p>
      <text:p text:style-name="P11"/>
      <text:p text:style-name="Standard"><text:span text:style-name="T9">SELECT</text:span><text:span text:style-name="T8"> <text:s/></text:span><text:span text:style-name="T10">attribut[</text:span><text:span text:style-name="T8">, </text:span><text:span text:style-name="T10">attribut]</text:span></text:p>
      <text:p text:style-name="Standard"><text:span text:style-name="T9">FROM</text:span><text:span text:style-name="T8"> <text:s text:c="2"/></text:span><text:span text:style-name="T10">relation</text:span></text:p>
      <text:p text:style-name="Standard"><text:span text:style-name="T9">WHERE</text:span><text:span text:style-name="T10"> <text:s/>critère</text:span></text:p>
      <text:p text:style-name="Standard"><text:span text:style-name="T10">[</text:span><text:span text:style-name="T9">AND</text:span><text:span text:style-name="T10"><text:tab/>critère2]</text:span></text:p>
      <text:p text:style-name="Standard"><text:span text:style-name="T10">[</text:span><text:span text:style-name="T9">OR</text:span><text:span text:style-name="T10"><text:tab/>critère3.....]</text:span></text:p>
      <text:p text:style-name="Standard"><text:span text:style-name="T10">[</text:span><text:span text:style-name="T9">ORDER</text:span><text:span text:style-name="T10"> </text:span><text:span text:style-name="T9">BY</text:span><text:span text:style-name="T10"> attribut[</text:span><text:span text:style-name="T9">DESC</text:span><text:span text:style-name="T10"> ][, attribut [</text:span><text:span text:style-name="T9">DESC</text:span><text:span text:style-name="T10">]]]<text:tab/><text:tab/></text:span></text:p>
      <text:p text:style-name="P6"/>
      <text:p text:style-name="P6"/>
      <text:p text:style-name="P70"><text:span text:style-name="T18"></text:span><text:span text:style-name="T3"><text:tab/></text:span><text:span text:style-name="T14">Applications :</text:span></text:p>
      <text:list xml:id="list8607603734119494122" text:style-name="WW8Num7">
        <text:list-item>
          <text:p text:style-name="P129">Affichez les noms des clients ayant un 'a' en deuxième position.</text:p>
        </text:list-item>
        <text:list-item>
          <text:p text:style-name="P129">Affichez les noms des clients comportant un 'a'.</text:p>
        </text:list-item>
        <text:list-item>
          <text:p text:style-name="P129">Affichez les numéros des clients ayant acheté le vin n°11.</text:p>
        </text:list-item>
        <text:list-item>
          <text:p text:style-name="P129">Sachant que le vin n°11 coûte <text:span text:style-name="T28">5 euros</text:span>., affichez pour ce vin, les informations concernant les achats effectués par les clients ainsi que le montant à payer par chaque client.</text:p>
        </text:list-item>
        <text:list-item>
          <text:p text:style-name="P129">Quel est le nombre d'achats effectués par le client 1004?</text:p>
        </text:list-item>
        <text:list-item>
          <text:p text:style-name="P129">Quel est le nombre de vins différents achetés par le client 1004?</text:p>
        </text:list-item>
        <text:list-item>
          <text:p text:style-name="P129">Quel est le nombre de clients ayant effectué au moins un achat?</text:p>
        </text:list-item>
        <text:list-item>
          <text:p text:style-name="P129">Quel est le nombre de clients ayant acheté un vin entre les semaines 11 et 41?</text:p>
        </text:list-item>
        <text:list-item>
          <text:p text:style-name="P129">Quelle est la moyenne des quantités achetées pour le vin n°11?</text:p>
        </text:list-item>
        <text:list-item>
          <text:p text:style-name="P129">Quel est le coût moyen des achats correspondant au vin n°11? (le vin n°11 coûte 6 euros.)</text:p>
        </text:list-item>
        <text:list-item>
          <text:p text:style-name="P129">Quelle est la plus grande quantité achetée depuis la semaine n°30?</text:p>
        </text:list-item>
        <text:list-item>
          <text:p text:style-name="P129">Quelle est la quantité totale des achats concernant le vin n°11?</text:p>
        </text:list-item>
        <text:list-item>
          <text:p text:style-name="P129">Quel est le chiffre d'affaires total concernant le vin n°11?</text:p>
        </text:list-item>
      </text:list>
      <text:p text:style-name="P15"/>
      <text:h text:style-name="P155" text:outline-level="2">La jointure en SQL</text:h>
      <text:p text:style-name="P5"/>
      <text:p text:style-name="Standard"><text:span text:style-name="T9">SELECT</text:span><text:span text:style-name="T8"> <text:s/></text:span><text:span text:style-name="T9">*</text:span></text:p>
      <text:p text:style-name="Standard"><text:span text:style-name="T9">FROM</text:span><text:span text:style-name="T8"> <text:s text:c="2"/></text:span><text:span text:style-name="T10">Relation1, Relation2</text:span></text:p>
      <text:p text:style-name="Standard"><text:span text:style-name="T4">WHERE </text:span><text:span text:style-name="T6">Relation1</text:span><text:span text:style-name="T15">.</text:span><text:span text:style-name="T6">attribut1</text:span><text:span text:style-name="T4"> =</text:span><text:span text:style-name="T6"> Relation2</text:span><text:span text:style-name="T15">.</text:span><text:span text:style-name="T6">attribut2</text:span></text:p>
      <text:p text:style-name="Standard"><text:span text:style-name="T6">[</text:span><text:span text:style-name="T4">ORDER</text:span><text:span text:style-name="T6"> </text:span><text:span text:style-name="T4">BY</text:span><text:span text:style-name="T6"> attribut[</text:span><text:span text:style-name="T4">DESC</text:span><text:span text:style-name="T6"> ][, attribut [</text:span><text:span text:style-name="T4">DESC</text:span><text:span text:style-name="T6">]]]<text:tab/><text:tab/></text:span></text:p>
      <text:p text:style-name="P5"/>
      <text:p text:style-name="Standard"><text:span text:style-name="T3">La jointure sera également utilisée en association avec une </text:span><text:span text:style-name="T4">projection</text:span><text:span text:style-name="T3"> :</text:span></text:p>
      <text:p text:style-name="P5"/>
      <text:p text:style-name="Standard"><text:span text:style-name="T9">SELECT</text:span><text:span text:style-name="T8"> <text:s/></text:span><text:span text:style-name="T10">attribut[, attribut.....]</text:span></text:p>
      <text:p text:style-name="Standard"><text:span text:style-name="T9">FROM</text:span><text:span text:style-name="T8"> <text:s text:c="2"/></text:span><text:span text:style-name="T10">Relation1, Relation2</text:span></text:p>
      <text:p text:style-name="Standard"><text:span text:style-name="T4">WHERE </text:span><text:span text:style-name="T6">Relation1</text:span><text:span text:style-name="T15">.</text:span><text:span text:style-name="T6">attribut1</text:span><text:span text:style-name="T4"> =</text:span><text:span text:style-name="T6"> Relation2</text:span><text:span text:style-name="T15">.</text:span><text:span text:style-name="T6">attribut2</text:span></text:p>
      <text:p text:style-name="Standard"><text:span text:style-name="T6">[</text:span><text:span text:style-name="T4">ORDER</text:span><text:span text:style-name="T6"> </text:span><text:span text:style-name="T4">BY</text:span><text:span text:style-name="T6"> attribut[</text:span><text:span text:style-name="T4">DESC</text:span><text:span text:style-name="T6"> ][, attribut [</text:span><text:span text:style-name="T4">DESC</text:span><text:span text:style-name="T6">]]]<text:tab/><text:tab/></text:span></text:p>
      <text:p text:style-name="P5"/>
      <text:p text:style-name="Standard"><text:span text:style-name="T3">mais aussi en association avec une ou plusieurs </text:span><text:span text:style-name="T4">sélections</text:span><text:span text:style-name="T3"> :</text:span></text:p>
      <text:p text:style-name="P5"/>
      <text:p text:style-name="Standard"><text:span text:style-name="T9">SELECT</text:span><text:span text:style-name="T8"> <text:s/></text:span><text:span text:style-name="T10">attribut[, attribut.....]</text:span></text:p>
      <text:p text:style-name="Standard"><text:span text:style-name="T9">FROM</text:span><text:span text:style-name="T8"> <text:s text:c="2"/></text:span><text:span text:style-name="T10">Relation1, Relation2</text:span></text:p>
      <text:p text:style-name="Standard"><text:span text:style-name="T4">WHERE </text:span><text:span text:style-name="T6">Relation1</text:span><text:span text:style-name="T15">.</text:span><text:span text:style-name="T6">attribut1</text:span><text:span text:style-name="T4"> =</text:span><text:span text:style-name="T6"> Relation2</text:span><text:span text:style-name="T15">.</text:span><text:span text:style-name="T6">attribut2</text:span></text:p>
      <text:p text:style-name="Standard"><text:span text:style-name="T6">[</text:span><text:span text:style-name="T4">AND</text:span><text:span text:style-name="T6"><text:tab/>( critère1 <text:s/></text:span><text:span text:style-name="T4">OR</text:span><text:span text:style-name="T6"> critère2....) ]</text:span></text:p>
      <text:p text:style-name="Standard"><text:span text:style-name="T6">[</text:span><text:span text:style-name="T4">ORDER</text:span><text:span text:style-name="T6"> </text:span><text:span text:style-name="T4">BY</text:span><text:span text:style-name="T6"> attribut[</text:span><text:span text:style-name="T4">DESC</text:span><text:span text:style-name="T6"> ][, attribut [</text:span><text:span text:style-name="T4">DESC</text:span><text:span text:style-name="T6">]]]<text:tab/><text:tab/></text:span></text:p>
      <text:p text:style-name="P5"/>
      <text:p text:style-name="Standard"><text:span text:style-name="T7">Si des attributs portent le même nom dans des relations différentes, il faut préciser la relation à laquelle on fait référence : </text:span><text:span text:style-name="T6">relation</text:span><text:span text:style-name="T16">.</text:span><text:span text:style-name="T6">attribut</text:span><text:span text:style-name="T7"> aussi bien pour la projection que pour la sélection.</text:span></text:p>
      <text:p text:style-name="P5"/>
      <text:p text:style-name="P5">Il est également possible d’effectuer plusieurs jointures dans une même requête associées éventuellement avec des projections et des sélections:</text:p>
      <text:p text:style-name="P11">Exemple :</text:p>
      <text:p text:style-name="Standard"><text:span text:style-name="T4">SELECT</text:span><text:span text:style-name="T3"> <text:s/></text:span><text:span text:style-name="T6">attribut[, attribut.....]</text:span></text:p>
      <text:p text:style-name="Standard"><text:span text:style-name="T4">FROM</text:span><text:span text:style-name="T3"> <text:s text:c="2"/></text:span><text:span text:style-name="T6">relation1, relation2, relation3</text:span></text:p>
      <text:p text:style-name="Standard"><text:span text:style-name="T4">WHERE <text:s/></text:span><text:span text:style-name="T6">relation1.attribut1 = relation2.attribut2</text:span></text:p>
      <text:p text:style-name="Standard"><text:span text:style-name="T4">AND</text:span><text:span text:style-name="T6"><text:tab/>relation2.attribut2 = relation3.attribut3</text:span></text:p>
      <text:p text:style-name="Standard"><text:span text:style-name="T6">[</text:span><text:span text:style-name="T4">AND</text:span><text:span text:style-name="T6"><text:tab/>( critère1 <text:s/></text:span><text:span text:style-name="T4">OR</text:span><text:span text:style-name="T6"> critère2....) </text:span><text:span text:style-name="T10">]</text:span></text:p>
      <text:p text:style-name="Standard"><text:span text:style-name="T10">[</text:span><text:span text:style-name="T9">ORDER</text:span><text:span text:style-name="T10"> </text:span><text:span text:style-name="T9">BY</text:span><text:span text:style-name="T10"> attribut[</text:span><text:span text:style-name="T9">DESC</text:span><text:span text:style-name="T10"> ][, attribut [</text:span><text:span text:style-name="T9">DESC</text:span><text:span text:style-name="T10">]]]<text:tab/><text:tab/></text:span></text:p>
      <text:p text:style-name="P6"/>
      <text:p text:style-name="P6"/>
      <text:p text:style-name="P70"><text:span text:style-name="T18"></text:span><text:span text:style-name="T3"><text:tab/></text:span><text:span text:style-name="T14">Applications :</text:span></text:p>
      <text:list xml:id="list6175171192579552980" text:style-name="WW8Num9">
        <text:list-item>
          <text:p text:style-name="P141">Liste des noms des crus avec le nom de leur région.</text:p>
        </text:list-item>
        <text:list-item>
          <text:p text:style-name="P141">Liste des numéros de vin suivis de l'année de millésime, du nom du cru et du nom de la région.</text:p>
        </text:list-item>
        <text:list-item>
          <text:p text:style-name="P141">Quels sont les noms des clients ayant acheté un vin du cru pommard?</text:p>
        </text:list-item>
        <text:list-item>
          <text:p text:style-name="P141">Liste des numéros de vins achetés pour la semaine 30, suivis de la quantité achetée et du nom de l'acheteur.</text:p>
        </text:list-item>
        <text:list-item>
          <text:p text:style-name="P141">Liste des numéros de vins achetés pour la semaine 30, suivis de la quantité achetée, du nom du client, du numéro du cru et de l'année de millésime.</text:p>
        </text:list-item>
        <text:list-item>
          <text:p text:style-name="P141">Liste des numéros de vins achetés pour la semaine 30, suivis de la quantité achetée, du nom du client, du nom du cru et de l'année de millésime.</text:p>
        </text:list-item>
        <text:list-item>
          <text:p text:style-name="P141">Quel est le nombre d'achats effectués par des clients de nom Lambert?</text:p>
        </text:list-item>
        <text:list-item>
          <text:p text:style-name="P141">Quelle est la moyenne (en quantité) des achats concernant les vins du cru Tokay?</text:p>
        </text:list-item>
      </text:list>
      <text:h text:style-name="P150" text:outline-level="3">Les sous-requêtes en SQL</text:h>
      <text:p text:style-name="P5">Il est possible d'écrire une requête complexe sous forme de sous-requêtes lorsque la requête utilise :</text:p>
      <text:list xml:id="list84424604645096" text:continue-list="list1706452369294565146" text:style-name="WW8Num15">
        <text:list-item text:start-value="1">
          <text:p text:style-name="P134">soit une jointure et un ou plusieurs critères de sélection</text:p>
        </text:list-item>
        <text:list-item>
          <text:p text:style-name="P134">soit plusieurs jointures et un ou plusieurs critères de sélection</text:p>
        </text:list-item>
      </text:list>
      <text:p text:style-name="P5">Une sous-requête fournira un résultat à une requête "appelante". Le SGBDR exécute d’abord la sous-requête puis transmet le résultat à la requête appelante.</text:p>
      <text:p text:style-name="P5"/>
      <text:p text:style-name="P11">Si, la sous requête produit un résultat sous forme d’une valeur unique, on écrira :</text:p>
      <text:p text:style-name="P72"><text:span text:style-name="T9">SELECT</text:span><text:span text:style-name="T8"> <text:s/></text:span><text:span text:style-name="T10">attribut[, attribut.....]</text:span></text:p>
      <text:p text:style-name="P72"><text:span text:style-name="T9">FROM</text:span><text:span text:style-name="T8"> <text:s text:c="2"/></text:span><text:span text:style-name="T10">relation</text:span></text:p>
      <text:p text:style-name="P72"><text:span text:style-name="T9">WHERE </text:span><text:span text:style-name="T10">attribut </text:span><text:span text:style-name="T17">= </text:span><text:span text:style-name="T9"><text:s/>(SELECT</text:span><text:span text:style-name="T8"> <text:s/></text:span><text:span text:style-name="T10">attribut</text:span></text:p>
      <text:p text:style-name="P72"><text:span text:style-name="T9"><text:tab/><text:tab/><text:tab/>FROM</text:span><text:span text:style-name="T8"> <text:s text:c="2"/></text:span><text:span text:style-name="T10">relation</text:span></text:p>
      <text:p text:style-name="P72"><text:span text:style-name="T9"><text:tab/><text:tab/><text:tab/></text:span><text:span text:style-name="T10">[</text:span><text:span text:style-name="T9">WHERE</text:span><text:span text:style-name="T10"> <text:s/>........]</text:span><text:span text:style-name="T9">)</text:span></text:p>
      <text:p text:style-name="P11">Si la sous-requête produit un résultat sous forme de liste de valeurs, on écrira :</text:p>
      <text:p text:style-name="P72"><text:span text:style-name="T9">SELECT</text:span><text:span text:style-name="T8"> <text:s/></text:span><text:span text:style-name="T10">attribut[, attribut.....]</text:span></text:p>
      <text:p text:style-name="P72"><text:span text:style-name="T9">FROM</text:span><text:span text:style-name="T8"> <text:s text:c="2"/></text:span><text:span text:style-name="T10">relation</text:span></text:p>
      <text:p text:style-name="P72"><text:span text:style-name="T9">WHERE </text:span><text:span text:style-name="T10">attribut </text:span><text:span text:style-name="T9">IN</text:span><text:span text:style-name="T17"> </text:span><text:span text:style-name="T10"><text:s/></text:span><text:span text:style-name="T9">(SELECT</text:span><text:span text:style-name="T8"> <text:s/></text:span><text:span text:style-name="T10">attribut</text:span></text:p>
      <text:p text:style-name="P72"><text:span text:style-name="T9"><text:tab/><text:tab/><text:tab/>FROM</text:span><text:span text:style-name="T8"> <text:s text:c="2"/></text:span><text:span text:style-name="T10">relation</text:span></text:p>
      <text:p text:style-name="P72"><text:span text:style-name="T9"><text:tab/><text:tab/><text:tab/></text:span><text:span text:style-name="T10">[</text:span><text:span text:style-name="T9">WHERE</text:span><text:span text:style-name="T10"> <text:s/>........]</text:span><text:span text:style-name="T9">)</text:span></text:p>
      <text:p text:style-name="P9"/>
      <text:p text:style-name="Standard"><text:span text:style-name="T14">Remarque</text:span><text:span text:style-name="T3"> : Le nombre de niveaux (nombre de sous requêtes) n'est pas limité à 2.</text:span></text:p>
      <text:p text:style-name="P10"/>
      <text:p text:style-name="P10">Exemples :</text:p>
      <text:p text:style-name="P11">Liste des noms de crus de Bourgogne : </text:p>
      <text:p text:style-name="P5">1) Recherche du numéro de la région bourgogne</text:p>
      <text:p text:style-name="P5">2) Recherche des crus ayant pour numéro de région celui de la région Bourgogne</text:p>
      <text:p text:style-name="Standard"><text:span text:style-name="T9">SELECT</text:span><text:span text:style-name="T8"> <text:s/>crunom<text:tab/><text:tab/><text:tab/><text:tab/><text:tab/><text:tab/><text:tab/></text:span><text:span text:style-name="T9">2)</text:span></text:p>
      <text:p text:style-name="Standard"><text:span text:style-name="T9">FROM</text:span><text:span text:style-name="T8"> <text:s text:c="2"/>CRU</text:span></text:p>
      <text:p text:style-name="Standard"><text:span text:style-name="T9">WHERE </text:span><text:span text:style-name="T8">RNO</text:span><text:span text:style-name="T10"> </text:span><text:span text:style-name="T17">= </text:span><text:span text:style-name="T10"><text:s/></text:span><text:span text:style-name="T9">(SELECT</text:span><text:span text:style-name="T8"> <text:s/>RNO<text:tab/><text:tab/><text:tab/><text:tab/><text:tab/></text:span><text:span text:style-name="T9">1)</text:span></text:p>
      <text:p text:style-name="Standard"><text:span text:style-name="T9"><text:tab/><text:tab/><text:tab/>FROM</text:span><text:span text:style-name="T8"> <text:s text:c="2"/>REGION</text:span></text:p>
      <text:p text:style-name="Standard"><text:span text:style-name="T9"><text:tab/><text:tab/><text:tab/>WHERE <text:s/></text:span><text:span text:style-name="T12">RNOM</text:span><text:span text:style-name="T9">= ‘Bourgogne’)</text:span></text:p>
      <text:p text:style-name="P6"/>
      <text:p text:style-name="P11">Liste des numéros de vins les plus anciens :</text:p>
      <text:p text:style-name="P5">1) Recherche du millésime le plus ancien</text:p>
      <text:p text:style-name="P5">2) Recherche des vins ayant ce millésime</text:p>
      <text:p text:style-name="Standard"><text:span text:style-name="T9">SELECT</text:span><text:span text:style-name="T8"> <text:s/>Vnum<text:tab/><text:tab/><text:tab/><text:tab/><text:tab/><text:tab/><text:tab/></text:span><text:span text:style-name="T9">2)</text:span></text:p>
      <text:p text:style-name="Standard"><text:span text:style-name="T9">FROM</text:span><text:span text:style-name="T8"> <text:s text:c="2"/>VIN</text:span></text:p>
      <text:p text:style-name="Standard"><text:span text:style-name="T9">WHERE </text:span><text:span text:style-name="T8">VMilles</text:span><text:span text:style-name="T10"> </text:span><text:span text:style-name="T17">= </text:span><text:span text:style-name="T10"><text:s/></text:span><text:span text:style-name="T9">(SELECT</text:span><text:span text:style-name="T8"> <text:s/>Min(VMilles)<text:tab/><text:tab/><text:tab/></text:span><text:span text:style-name="T9">1)</text:span></text:p>
      <text:p text:style-name="Standard"><text:span text:style-name="T9"><text:tab/><text:tab/><text:tab/>FROM</text:span><text:span text:style-name="T8"> <text:s text:c="2"/>VIN</text:span><text:span text:style-name="T9">)</text:span></text:p>
      <text:p text:style-name="P6"/>
      <text:p text:style-name="P11">Liste des noms de clients ayant effectué au moins un achat depuis la semaine 30 :</text:p>
      <text:p text:style-name="P5">1) Recherche des numéros de clients ayant effectué au moins un achat depuis la semaine 30.</text:p>
      <text:p text:style-name="P5">2) Recherche des noms des clients correspondant.</text:p>
      <text:p text:style-name="Standard"><text:span text:style-name="T9">SELECT</text:span><text:span text:style-name="T8"> <text:s/>Clinom<text:tab/><text:tab/><text:tab/><text:tab/><text:tab/><text:tab/><text:tab/></text:span><text:span text:style-name="T9">2)</text:span></text:p>
      <text:p text:style-name="Standard"><text:span text:style-name="T9">FROM</text:span><text:span text:style-name="T8"> <text:s text:c="2"/>CLIENT</text:span></text:p>
      <text:p text:style-name="Standard"><text:span text:style-name="T9">WHERE </text:span><text:span text:style-name="T8">Clino</text:span><text:span text:style-name="T10"> </text:span><text:span text:style-name="T9">IN</text:span><text:span text:style-name="T17"> </text:span><text:span text:style-name="T10"><text:s/></text:span><text:span text:style-name="T9">(SELECT</text:span><text:span text:style-name="T8"> <text:s/></text:span><text:span text:style-name="T9">DISTINCT</text:span><text:span text:style-name="T8"> Clino<text:tab/><text:tab/><text:tab/></text:span><text:span text:style-name="T9">1)</text:span></text:p>
      <text:p text:style-name="Standard"><text:span text:style-name="T9"><text:tab/><text:tab/><text:tab/>FROM</text:span><text:span text:style-name="T8"> <text:s text:c="2"/>ACHAT</text:span></text:p>
      <text:p text:style-name="Standard"><text:span text:style-name="T8"><text:tab/><text:tab/><text:tab/></text:span><text:span text:style-name="T9">WHERE</text:span><text:span text:style-name="T8"> <text:s/>ASEM&gt;30</text:span><text:span text:style-name="T9">)</text:span></text:p>
      <text:p text:style-name="P70"><text:span text:style-name="T18"></text:span><text:span text:style-name="T3"><text:tab/></text:span><text:span text:style-name="T14">Applications :</text:span></text:p>
      <text:list xml:id="list4503815845606336946" text:style-name="WW8Num2">
        <text:list-item>
          <text:p text:style-name="P128">Quel est le nom du cru du vin numéro 20?</text:p>
        </text:list-item>
        <text:list-item>
          <text:p text:style-name="P128">Quel est le nom de la région du vin numéro 20?</text:p>
        </text:list-item>
        <text:list-item>
          <text:p text:style-name="P128">Quels sont les numéros des clients acheté (en quantité) plus que la moyenne?</text:p>
        </text:list-item>
        <text:list-item>
          <text:p text:style-name="P128">Quels sont les noms des clients ayant effectué des achats dont la quantité est supérieure à la moyenne des quantités achetées?</text:p>
        </text:list-item>
        <text:list-item>
          <text:p text:style-name="P128">Quels sont les numéros des clients ayant acheté au moins un vin d'un cru de la région Bourgogne?</text:p>
        </text:list-item>
      </text:list>
      <text:h text:style-name="P151" text:outline-level="3"><text:soft-page-break/>L’autojointure</text:h>
      <text:p text:style-name="Standard"><text:span text:style-name="T3">Une autojointure est une jointure qui fait intervenir deux fois la même table : on utilisera ce qu’on appelle un </text:span><text:span text:style-name="T4">alias</text:span><text:span text:style-name="T3"> pour distinguer les deux utilisations de la table.</text:span></text:p>
      <text:p text:style-name="P5"/>
      <text:p text:style-name="Standard"><text:span text:style-name="T4">SELECT</text:span><text:span text:style-name="T3"> <text:s/></text:span><text:span text:style-name="T6">attribut[, attribut.....]</text:span></text:p>
      <text:p text:style-name="Standard"><text:span text:style-name="T4">FROM</text:span><text:span text:style-name="T3"> <text:s text:c="2"/></text:span><text:span text:style-name="T6"><text:s/>Relation <text:s text:c="2"/>X, Relation Y</text:span></text:p>
      <text:p text:style-name="Standard"><text:span text:style-name="T4">WHERE </text:span><text:span text:style-name="T3">X</text:span><text:span text:style-name="T6">.attribut = Y.attribut</text:span></text:p>
      <text:p text:style-name="Standard"><text:span text:style-name="T6">[</text:span><text:span text:style-name="T4">And</text:span><text:span text:style-name="T6"><text:tab/>( critère1 <text:s/></text:span><text:span text:style-name="T4">OR</text:span><text:span text:style-name="T6"> critère2....) ]</text:span></text:p>
      <text:p text:style-name="P5"/>
      <text:p text:style-name="P10">Exemple : Liste des noms des crus de la même région que le Morgon.</text:p>
      <text:p text:style-name="Standard"><text:span text:style-name="T9">SELECT</text:span><text:span text:style-name="T8"> <text:s/>C.Crunom</text:span></text:p>
      <text:p text:style-name="Standard"><text:span text:style-name="T9">FROM</text:span><text:span text:style-name="T8"> <text:s/>Cru <text:s/>M, Cru C</text:span></text:p>
      <text:p text:style-name="Standard"><text:span text:style-name="T9">WHERE</text:span><text:span text:style-name="T8"> C.RNO = M.RNO</text:span></text:p>
      <text:p text:style-name="Standard"><text:span text:style-name="T9">AND</text:span><text:span text:style-name="T8"> M.Crunom=’Morgon’</text:span></text:p>
      <text:p text:style-name="P6"/>
      <text:p text:style-name="Standard"><text:span text:style-name="T3">La table CRU représentée par l'alias </text:span><text:span text:style-name="T4">M</text:span><text:span text:style-name="T3"> sert à effectuer la sélection du cru de nom Morgon afin de connaître son numéro de région.</text:span></text:p>
      <text:p text:style-name="P5"/>
      <text:p text:style-name="Standard"><text:span text:style-name="T3">La table CRU représentée par l'alias </text:span><text:span text:style-name="T4">C</text:span><text:span text:style-name="T3"> sert à trouver les crus de la même région que le Morgon.</text:span></text:p>
      <text:p text:style-name="P5">Cette requête a un défaut puisqu'elle affichera également le cru de nom Morgon.</text:p>
      <text:p text:style-name="P5"/>
      <text:p text:style-name="P70"><text:span text:style-name="T18"></text:span><text:span text:style-name="T3"> Que faudrait-il faire pour résoudre ce problème?</text:span></text:p>
      <text:p text:style-name="P5"/>
      <text:p text:style-name="P5"/>
      <text:p text:style-name="P5"/>
      <text:p text:style-name="P10">Ecriture sous forme de sous-requêtes:</text:p>
      <text:p text:style-name="P10"/>
      <text:p text:style-name="P71">1) Recherche du numéro de région du cru de nom Morgon</text:p>
      <text:p text:style-name="P71">2) Recherche des noms de crus (autre que le Morgon) <text:s/>ayant pour numéro de région le numéro précédent</text:p>
      <text:p text:style-name="P70"><text:span text:style-name="T9">SELECT</text:span><text:span text:style-name="T8"> <text:s/>Crunom<text:tab/><text:tab/><text:tab/><text:tab/><text:tab/><text:tab/><text:tab/></text:span><text:span text:style-name="T9">2)</text:span></text:p>
      <text:p text:style-name="P70"><text:span text:style-name="T9">FROM</text:span><text:span text:style-name="T8"> <text:s text:c="2"/>CRU</text:span></text:p>
      <text:p text:style-name="P70"><text:span text:style-name="T9">WHERE </text:span><text:span text:style-name="T8">Crunom</text:span><text:span text:style-name="T9">!=</text:span><text:span text:style-name="T8">’Morgon’</text:span></text:p>
      <text:p text:style-name="P70"><text:span text:style-name="T9">AND </text:span><text:span text:style-name="T8">RNO</text:span><text:span text:style-name="T10"> </text:span><text:span text:style-name="T9">=</text:span><text:span text:style-name="T10"> </text:span><text:span text:style-name="T9">(SELECT</text:span><text:span text:style-name="T8"> RNO<text:tab/><text:tab/><text:tab/><text:tab/><text:tab/><text:tab/></text:span><text:span text:style-name="T9">1)</text:span></text:p>
      <text:p text:style-name="P70"><text:span text:style-name="T9"><text:tab/><text:tab/><text:tab/>FROM</text:span><text:span text:style-name="T8"> <text:s text:c="2"/>CRU</text:span></text:p>
      <text:p text:style-name="P70"><text:span text:style-name="T8"><text:tab/><text:tab/><text:tab/></text:span><text:span text:style-name="T9">WHERE</text:span><text:span text:style-name="T8"> <text:s/>Crunom=’Morgon’</text:span><text:span text:style-name="T9">)</text:span></text:p>
      <text:p text:style-name="P6"/>
      <text:p text:style-name="P6"/>
      <text:p text:style-name="P70"><text:span text:style-name="T18"></text:span><text:span text:style-name="T3"><text:tab/></text:span><text:span text:style-name="T14">Applications : </text:span><text:span text:style-name="T3">Ecrivez les requêtes sous les deux formes précédentes</text:span></text:p>
      <text:list xml:id="list478128676177803490" text:style-name="WW8Num5">
        <text:list-item>
          <text:p text:style-name="P130">Quels sont les numéros des vins ayant la même année de millésime que le vin numéro 90?</text:p>
        </text:list-item>
        <text:list-item>
          <text:p text:style-name="P130">Quels sont les numéros des vins achetés les mêmes semaines que le vin numéro 11?</text:p>
        </text:list-item>
        <text:list-item>
          <text:p text:style-name="P130">Quels sont les numéros de clients ayant acheté les mêmes vins que le client numéro 1004?</text:p>
        </text:list-item>
        <text:list-item>
          <text:p text:style-name="P130">Quels sont les noms des clients ayant acheté les mêmes vins que le client numéro 1004?</text:p>
        </text:list-item>
      </text:list>
      <text:p text:style-name="P52"/>
      <text:p text:style-name="P55"/>
      <text:h text:style-name="P155" text:outline-level="2">Fonction de regroupement ( Clause GROUP BY)</text:h>
      <text:p text:style-name="P53"><text:span text:style-name="T3">Lorsqu'il faut répondre aux requêtes du type "Pour chaque ....... <text:s/>quel est le nombre de ....?", il faut que le SGBD procède d'abord à un </text:span><text:span text:style-name="T4">regroupement</text:span><text:span text:style-name="T3"> de lignes, puisqu'il applique la fonction demandée à chaque groupe de lignes. Il y aura donc autant de résultats que de groupes trouvés.</text:span></text:p>
      <text:p text:style-name="P69">Tous les attributs projetés ( donc présents sur la ligne SELECT) doivent apparaître dans la clause GROUP BY.</text:p>
      <text:p text:style-name="P53"><draw:frame draw:style-name="fr1" draw:name="Cadre1" text:anchor-type="paragraph" svg:x="9.703cm" svg:y="0.18cm" svg:width="8.52cm" svg:height="1.376cm" draw:z-index="12"><draw:text-box><text:p text:style-name="Standard"><text:span text:style-name="T3">Les fonctions peuvent être </text:span><text:span text:style-name="T4">Min</text:span><text:span text:style-name="T3"> (</text:span><text:span text:style-name="T6">Attribut</text:span><text:span text:style-name="T3">) , </text:span><text:span text:style-name="T4">Max</text:span><text:span text:style-name="T3">(</text:span><text:span text:style-name="T6">Attribut</text:span><text:span text:style-name="T3">), </text:span><text:span text:style-name="T4">SUM</text:span><text:span text:style-name="T3">(</text:span><text:span text:style-name="T6">Attribut</text:span><text:span text:style-name="T3">), </text:span><text:span text:style-name="T4">Count</text:span><text:span text:style-name="T3">( * ), </text:span><text:span text:style-name="T4">AVG</text:span><text:span text:style-name="T3">(</text:span><text:span text:style-name="T6">Attribut</text:span><text:span text:style-name="T3">), </text:span><text:span text:style-name="T4">Count</text:span><text:span text:style-name="T3"> (</text:span><text:span text:style-name="T4">DISTINCT</text:span><text:span text:style-name="T3"> <text:s/></text:span><text:span text:style-name="T6">Attribut</text:span>)</text:p></draw:text-box></draw:frame><text:span text:style-name="T9">SELECT</text:span><text:span text:style-name="T8"> <text:s/>[</text:span><text:span text:style-name="T10">attribut(s),]</text:span><text:span text:style-name="T8"> </text:span><text:span text:style-name="T10">fonction(s)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3">[</text:span><text:span text:style-name="T4">WHERE</text:span><text:span text:style-name="T3"> <text:s text:c="2"/></text:span><text:span text:style-name="T6">critère(s) de sélection, de jointure</text:span><text:span text:style-name="T3">]</text:span></text:p>
      <text:p text:style-name="P53"><text:span text:style-name="T9">GROUP BY</text:span><text:span text:style-name="T8"> <text:s text:c="2"/></text:span><text:span text:style-name="T10">attribut</text:span><text:span text:style-name="T8">[, </text:span><text:span text:style-name="T10">attribut</text:span><text:span text:style-name="T8"> ](liste des attributs selectionnés)</text:span></text:p>
      <text:p text:style-name="P56"/>
      <text:p text:style-name="P53"><text:span text:style-name="T14">Exemple</text:span><text:span text:style-name="T3"> : pour chaque client, quel est le nombre d'achats effectués?</text:span></text:p>
      <text:p text:style-name="P53"><text:span text:style-name="T9">SELECT</text:span><text:span text:style-name="T8"> <text:s/>Clino, Count( * )</text:span></text:p>
      <text:p text:style-name="P53"><text:span text:style-name="T9">FROM</text:span><text:span text:style-name="T8"> <text:s text:c="2"/>Achat</text:span></text:p>
      <text:p text:style-name="P53"><text:span text:style-name="T9">GROUP <text:s/>BY <text:s/></text:span><text:span text:style-name="T8"><text:s/>Clino</text:span></text:p>
      <text:p text:style-name="P56"/>
      <text:p text:style-name="P54">1) Le SGBD classe la table Achat par client.</text:p>
      <text:p text:style-name="P54">2) Puis le SGBD crée les regroupements par clie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4"><draw:frame draw:style-name="fr1" draw:name="Cadre2" text:anchor-type="paragraph" svg:x="8.46cm" svg:y="0.164cm" svg:width="1.222cm" svg:height="2.551cm" draw:z-index="6"><draw:text-box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row><table:table-cell table:style-name="Tableau2.A1" office:value-type="string"><text:p text:style-name="P54">1002</text:p></table:table-cell><table:table-cell table:style-name="Tableau2.A1" office:value-type="string"><text:p text:style-name="P54">10</text:p></table:table-cell><table:table-cell table:style-name="Tableau2.A1" office:value-type="string"><text:p text:style-name="P54">12</text:p></table:table-cell><table:table-cell table:style-name="Tableau2.D1" office:value-type="string"><text:p text:style-name="P54">10</text:p></table:table-cell></table:table-row><table:table-row><table:table-cell table:style-name="Tableau2.A2" office:value-type="string"><text:p text:style-name="P54">1002</text:p></table:table-cell><table:table-cell table:style-name="Tableau2.A2" office:value-type="string"><text:p text:style-name="P54">30</text:p></table:table-cell><table:table-cell table:style-name="Tableau2.A2" office:value-type="string"><text:p text:style-name="P54">31</text:p></table:table-cell><table:table-cell table:style-name="Tableau2.D2" office:value-type="string"><text:p text:style-name="P54">12</text:p></table:table-cell></table:table-row><table:table-row><table:table-cell table:style-name="Tableau2.A2" office:value-type="string"><text:p text:style-name="P54">1002</text:p></table:table-cell><table:table-cell table:style-name="Tableau2.A2" office:value-type="string"><text:p text:style-name="P54">41</text:p></table:table-cell><table:table-cell table:style-name="Tableau2.A2" office:value-type="string"><text:p text:style-name="P54">31</text:p></table:table-cell><table:table-cell table:style-name="Tableau2.D2" office:value-type="string"><text:p text:style-name="P54">10</text:p></table:table-cell></table:table-row><table:table-row><table:table-cell table:style-name="Tableau2.A2" office:value-type="string"><text:p text:style-name="P54">1002</text:p></table:table-cell><table:table-cell table:style-name="Tableau2.A2" office:value-type="string"><text:p text:style-name="P54">61</text:p></table:table-cell><table:table-cell table:style-name="Tableau2.A2" office:value-type="string"><text:p text:style-name="P54">15</text:p></table:table-cell><table:table-cell table:style-name="Tableau2.D2" office:value-type="string"><text:p text:style-name="P54">20</text:p></table:table-cell></table:table-row><table:table-row><table:table-cell table:style-name="Tableau2.A2" office:value-type="string"><text:p text:style-name="P54">1002</text:p></table:table-cell><table:table-cell table:style-name="Tableau2.A2" office:value-type="string"><text:p text:style-name="P54">85</text:p></table:table-cell><table:table-cell table:style-name="Tableau2.A2" office:value-type="string"><text:p text:style-name="P54">23</text:p></table:table-cell><table:table-cell table:style-name="Tableau2.D2" office:value-type="string"><text:p text:style-name="P54">15</text:p></table:table-cell></table:table-row></table:table><text:p text:style-name="P53"/></draw:text-box></draw:frame>1001</text:p>
          </table:table-cell>
          <table:table-cell table:style-name="Tableau1.A1" office:value-type="string">
            <text:p text:style-name="P54">10</text:p>
          </table:table-cell>
          <table:table-cell table:style-name="Tableau1.A1" office:value-type="string">
            <text:p text:style-name="P54">30</text:p>
          </table:table-cell>
          <table:table-cell table:style-name="Tableau1.D1" office:value-type="string">
            <text:p text:style-name="P54">50</text:p>
          </table:table-cell>
        </table:table-row>
        <table:table-row>
          <table:table-cell table:style-name="Tableau1.A2" office:value-type="string">
            <text:p text:style-name="P54">1001</text:p>
          </table:table-cell>
          <table:table-cell table:style-name="Tableau1.A2" office:value-type="string">
            <text:p text:style-name="P54">20</text:p>
          </table:table-cell>
          <table:table-cell table:style-name="Tableau1.A2" office:value-type="string">
            <text:p text:style-name="P54">32</text:p>
          </table:table-cell>
          <table:table-cell table:style-name="Tableau1.D2" office:value-type="string">
            <text:p text:style-name="P54">10</text:p>
          </table:table-cell>
        </table:table-row>
        <table:table-row>
          <table:table-cell table:style-name="Tableau1.A2" office:value-type="string">
            <text:p text:style-name="P54">1001</text:p>
          </table:table-cell>
          <table:table-cell table:style-name="Tableau1.A2" office:value-type="string">
            <text:p text:style-name="P54">60</text:p>
          </table:table-cell>
          <table:table-cell table:style-name="Tableau1.A2" office:value-type="string">
            <text:p text:style-name="P54">40</text:p>
          </table:table-cell>
          <table:table-cell table:style-name="Tableau1.D2" office:value-type="string">
            <text:p text:style-name="P54">15</text:p>
          </table:table-cell>
        </table:table-row>
      </table:table>
      <text:p text:style-name="P54">etc ....</text:p>
      <text:p text:style-name="P54"/>
      <text:p text:style-name="P54"/>
      <text:p text:style-name="P54">3) Le SGBD procède aux calculs sur chaque groupe et affiche les résultats :</text:p>
      <text:p text:style-name="P60">Clino <text:tab/>Count (*)</text:p>
      <text:p text:style-name="P54">1001 <text:tab/>3</text:p>
      <text:p text:style-name="P54">1002<text:tab/>5</text:p>
      <text:p text:style-name="P54">1003<text:tab/>3</text:p>
      <text:p text:style-name="P54">1004<text:tab/>3</text:p>
      <text:p text:style-name="P5">1005<text:tab/>1</text:p>
      <text:h text:style-name="P154" text:outline-level="2">Fonction de filtrage (clause HAVING)</text:h>
      <text:p text:style-name="P53"><text:span text:style-name="T3">La fonction de filtrage </text:span><text:span text:style-name="T4">HAVING</text:span><text:span text:style-name="T3"> nécessite l'utilisation de la fonction de regroupement GROUP BY.</text:span></text:p>
      <text:p text:style-name="P60">La clause HAVING s'applique aux résultats calculés grâce à la clause GROUP BY.</text:p>
      <text:p text:style-name="P54">Dans l'exemple précédent tous les résultats de la requête ont été affichés. Grâce à la clause HAVING, il est possible de n'afficher que les numéros de clients ayant effectué au minimum 4 achats. Le SGBD effectue les regroupements, puis les calculs comme précédemment, il teste les résultats et n'affiche que ceux répondant au critère spécifié dans la clause HAVING.</text:p>
      <text:p text:style-name="P53"><draw:frame draw:style-name="fr1" draw:name="Cadre3" text:anchor-type="paragraph" svg:x="7.825cm" svg:y="0.028cm" svg:width="7.962cm" svg:height="2.011cm" draw:z-index="9"><draw:text-box><text:p text:style-name="P60">Clino <text:tab/>Count (*)</text:p><text:p text:style-name="P54">1002<text:tab/>5</text:p><text:p text:style-name="Standard"/></draw:text-box></draw:frame><text:span text:style-name="T9">SELECT</text:span><text:span text:style-name="T8"> <text:s/>Clino, Count( * )</text:span></text:p>
      <text:p text:style-name="P53"><text:span text:style-name="T9">FROM</text:span><text:span text:style-name="T8"> <text:s text:c="2"/>Achat</text:span></text:p>
      <text:p text:style-name="P53"><text:span text:style-name="T9">GROUP <text:s/>BY <text:s/></text:span><text:span text:style-name="T8"><text:s/>Clino</text:span></text:p>
      <text:p text:style-name="P53"><text:span text:style-name="T9">HAVING</text:span><text:span text:style-name="T8"> <text:s/>Count( * ) &gt;= 4</text:span></text:p>
      <text:p text:style-name="P56"/>
      <text:p text:style-name="P70"><text:span text:style-name="T18"></text:span><text:span text:style-name="T8"><text:tab/></text:span><text:span text:style-name="T11">Applications :</text:span></text:p>
      <text:list xml:id="list5398308101203282420" text:style-name="WW8Num8">
        <text:list-item>
          <text:p text:style-name="P131">Quels sont les nombres de crus par région?</text:p>
        </text:list-item>
        <text:list-item>
          <text:p text:style-name="P131">Pour chaque vin, quelle est la quantité la plus petite et la plus grande achetées?</text:p>
        </text:list-item>
        <text:list-item>
          <text:p text:style-name="P131">Quels sont les nombres de vins achetés par client?</text:p>
        </text:list-item>
        <text:list-item>
          <text:p text:style-name="P131">Quel est le plus grand nombre d'achats effectués par un client?</text:p>
        </text:list-item>
        <text:list-item>
          <text:p text:style-name="P131">Pour chaque client, quelle est la somme des quantités achetées de chaque vin?</text:p>
        </text:list-item>
        <text:list-item>
          <text:p text:style-name="P131">Quels sont les numéros des clients dont la moyenne des quantités achetées est supérieure à 20 ?</text:p>
        </text:list-item>
        <text:list-item>
          <text:p text:style-name="P131"><text:soft-page-break/>Quels sont les numéros de clients ayant effectué plus d'un achat depuis la semaine 35?</text:p>
        </text:list-item>
        <text:list-item>
          <text:p text:style-name="P131">Quels sont les numéros de clients ayant acheté au moins 3 <text:s/>vins différents?</text:p>
        </text:list-item>
        <text:list-item>
          <text:p text:style-name="P131">Liste des numéros des clients suivis de leur nom et du nombre d'achats effectués.</text:p>
        </text:list-item>
        <text:list-item>
          <text:p text:style-name="P131">Quels sont les noms des clients ayant acheté plus de deux vins après la semaine 30?</text:p>
        </text:list-item>
      </text:list>
      <text:h text:style-name="P154" text:outline-level="2">Langage de définition de données</text:h>
      <text:p text:style-name="P55"/>
      <text:p text:style-name="P55">Création d'une table</text:p>
      <text:p text:style-name="P55"/>
      <text:p text:style-name="P53"><text:span text:style-name="T9">CREATE <text:s/>TABLE</text:span><text:span text:style-name="T8"> <text:s text:c="3"/></text:span><text:span text:style-name="T10">nomtable1</text:span><text:span text:style-name="T8"> </text:span><text:span text:style-name="T9">(</text:span><text:span text:style-name="T8"> <text:s/></text:span><text:span text:style-name="T10">nomattribut1</text:span><text:span text:style-name="T8"> <text:s text:c="2"/></text:span><text:span text:style-name="T10">typeAttribut1</text:span><text:span text:style-name="T8"> <text:s/>[</text:span><text:span text:style-name="T9">NOT NULL</text:span><text:span text:style-name="T8">], </text:span><text:span text:style-name="T10">nomattribut2</text:span><text:span text:style-name="T8"> <text:s text:c="2"/><text:tab/><text:tab/><text:tab/><text:tab/></text:span><text:span text:style-name="T10">typeAttribut2</text:span><text:span text:style-name="T8">. [</text:span><text:span text:style-name="T9">NOT NULL</text:span><text:span text:style-name="T8">], <text:s/>etc..., </text:span></text:p>
      <text:p text:style-name="P53"><text:span text:style-name="T8"><text:tab/><text:tab/>[</text:span><text:span text:style-name="T9">CONSTRAINT </text:span><text:span text:style-name="T10">nomcontrainte</text:span><text:span text:style-name="T8">]</text:span><text:span text:style-name="T9"> <text:s text:c="2"/>PRIMARY KEY</text:span><text:span text:style-name="T8"> <text:s text:c="2"/></text:span><text:span text:style-name="T9">(</text:span><text:span text:style-name="T10">nomattribut dans table1,.....</text:span><text:span text:style-name="T9">)</text:span></text:p>
      <text:p text:style-name="P53"><text:span text:style-name="T8"><text:tab/><text:tab/>[[</text:span><text:span text:style-name="T9">CONSTRAINT </text:span><text:span text:style-name="T10">nomcontrainte</text:span><text:span text:style-name="T8">]</text:span><text:span text:style-name="T9"> <text:s text:c="2"/>FOREIGN <text:s text:c="2"/>KEY</text:span><text:span text:style-name="T8"> <text:s text:c="3"/></text:span><text:span text:style-name="T9">(</text:span><text:span text:style-name="T10">nomattribut dans table1</text:span><text:span text:style-name="T9">)</text:span><text:span text:style-name="T8"> <text:tab/><text:tab/><text:tab/><text:tab/></text:span><text:span text:style-name="T9">REFERENCES</text:span><text:span text:style-name="T8"> <text:s/></text:span><text:span text:style-name="T10">nomtable2</text:span><text:span text:style-name="T8"> <text:s text:c="2"/></text:span><text:span text:style-name="T9">(</text:span><text:span text:style-name="T8"> </text:span><text:span text:style-name="T10">nomattribut dans table2</text:span><text:span text:style-name="T9">)</text:span></text:p>
      <text:p text:style-name="P53"><text:span text:style-name="T8"><text:tab/><text:tab/>[</text:span><text:span text:style-name="T9">CONSTRAINT </text:span><text:span text:style-name="T10">nomcontrainte</text:span><text:span text:style-name="T8">]</text:span><text:span text:style-name="T9"> <text:s/>FOREIGN <text:s text:c="2"/>KEY</text:span><text:span text:style-name="T8"> <text:s text:c="3"/></text:span><text:span text:style-name="T9">(</text:span><text:span text:style-name="T10">nomattribut dans table1,…</text:span><text:span text:style-name="T9">)</text:span><text:span text:style-name="T8"> <text:tab/><text:tab/><text:tab/><text:tab/></text:span><text:span text:style-name="T9">REFERENCES</text:span><text:span text:style-name="T8"> <text:s/></text:span><text:span text:style-name="T10">nomtable3</text:span><text:span text:style-name="T8"> <text:s text:c="2"/></text:span><text:span text:style-name="T9">(</text:span><text:span text:style-name="T8"> </text:span><text:span text:style-name="T10">nomattribut dans table 3,…</text:span><text:span text:style-name="T9">)</text:span><text:span text:style-name="T8">]</text:span><text:span text:style-name="T9">.........)</text:span></text:p>
      <text:p text:style-name="P56"/>
      <text:p text:style-name="P58"/>
      <text:p text:style-name="P61">Quelques types d’attribut :</text:p>
      <text:p text:style-name="P61"/>
      <text:p text:style-name="P53"><text:span text:style-name="T4">char </text:span><text:span text:style-name="T3">[</text:span><text:span text:style-name="T4">(</text:span><text:span text:style-name="T6">nombre de caractères</text:span><text:span text:style-name="T4">)</text:span><text:span text:style-name="T3">]</text:span><text:span text:style-name="T4"><text:tab/></text:span><text:span text:style-name="T3">chaîne de caractères (au maximum 255 caractères)</text:span></text:p>
      <text:p text:style-name="P62">varchar<text:tab/><text:span text:style-name="T19">chaîne de caractères</text:span></text:p>
      <text:p text:style-name="P53"><text:span text:style-name="T4">number </text:span><text:span text:style-name="T3"><text:s/>[</text:span><text:span text:style-name="T4">(</text:span><text:span text:style-name="T6">p</text:span><text:span text:style-name="T4">,</text:span><text:span text:style-name="T3"> </text:span><text:span text:style-name="T6">d</text:span><text:span text:style-name="T4">) </text:span><text:span text:style-name="T3">] <text:tab/>nombre décimal avec</text:span><text:span text:style-name="T4"> precision</text:span><text:span text:style-name="T3"> :nombre de chiffres total et </text:span><text:span text:style-name="T4">decimal</text:span><text:span text:style-name="T3"> : nombre de décimales</text:span></text:p>
      <text:p text:style-name="P53"><text:span text:style-name="T4">integer</text:span><text:span text:style-name="T3"><text:tab/><text:tab/><text:tab/>nombre entier entre <text:s/>- 2 </text:span><text:span text:style-name="T20">31</text:span><text:span text:style-name="T3"> <text:s/>et + 2 </text:span><text:span text:style-name="T20">31</text:span></text:p>
      <text:p text:style-name="P53"><text:span text:style-name="T4">money <text:tab/><text:tab/></text:span><text:span text:style-name="T3">nombre au format monétaire</text:span></text:p>
      <text:p text:style-name="P53"><text:span text:style-name="T4">date</text:span><text:span text:style-name="T3"><text:tab/><text:tab/><text:tab/>date ou heure ou les deux</text:span></text:p>
      <text:p text:style-name="P62">time</text:p>
      <text:p text:style-name="P62">datetime</text:p>
      <text:p text:style-name="P53"><text:span text:style-name="T4">text</text:span><text:span text:style-name="T3"><text:tab/><text:tab/><text:tab/>peut contenir jusqu'à 2 Go de texte</text:span></text:p>
      <text:p text:style-name="P61"/>
      <text:p text:style-name="P61">Remarques</text:p>
      <text:p text:style-name="P61"/>
      <text:p text:style-name="P53"><text:span text:style-name="T4">NOT NULL</text:span><text:span text:style-name="T3"> : indique que l'attribut doit contenir une valeur pour chaque tuple de la table</text:span></text:p>
      <text:p text:style-name="P53"><text:span text:style-name="T4">PRIMARY KEY <text:s/></text:span><text:span text:style-name="T3">indique quel(s) attribut(s) forme(nt) la clé primaire pour la table. Ces attributs doivent avoir été définis avec l'option </text:span><text:span text:style-name="T4">NOT NULL</text:span><text:span text:style-name="T3">.</text:span></text:p>
      <text:p text:style-name="P53"><text:span text:style-name="T4">FOREIGN KEY</text:span><text:span text:style-name="T3"> <text:s/>: permet de définir des clés étrangères.</text:span></text:p>
      <text:p text:style-name="P53"><text:span text:style-name="T4">CONSTRAINT </text:span><text:span text:style-name="T6">nomcontrainte</text:span><text:span text:style-name="T3"> : Donner un nom aux contraintes ( de clé primaire ou de clés étrangères) permet de les supprimer plus facilement car SQL Server leur attribue un nom compliqué par défaut.</text:span></text:p>
      <text:p text:style-name="P55"/>
      <text:p text:style-name="P55">Exemples :</text:p>
      <text:p text:style-name="P60">Création de la table Produit</text:p>
      <text:p text:style-name="P56">CREATE <text:s/>TABLE <text:s text:c="3"/>produit ( <text:s/>codeP int <text:s/>NOT NULL, libelle <text:s text:c="2"/>char (20) NOT NULL, prix <text:s/>int,</text:p>
      <text:p text:style-name="P56"><text:tab/><text:tab/><text:tab/><text:tab/>CONSTRAINT <text:s text:c="2"/>p1 <text:s text:c="2"/>PRIMARY KEY <text:s text:c="2"/>(codeP))</text:p>
      <text:p text:style-name="P60">Création de la table Client</text:p>
      <text:p text:style-name="P56">CREATE <text:s/>TABLE <text:s text:c="3"/>client ( <text:s/>codeC int <text:s/>NOT NULL, Nom <text:s text:c="2"/>char (20) NOT NULL, Adresse char (50), </text:p>
      <text:p text:style-name="P56"><text:tab/><text:tab/><text:tab/><text:tab/>CONSTRAINT c1 <text:s text:c="2"/>PRIMARY KEY <text:s text:c="2"/>(codeC))</text:p>
      <text:p text:style-name="P60">Création de la table commande</text:p>
      <text:p text:style-name="P56">CREATE <text:s/>TABLE <text:s text:c="3"/>commande ( <text:s/>numcom int <text:s/>NOT NULL, datecom datetime, <text:s/>codeCli int <text:s/>NOT NULL, <text:s/></text:p>
      <text:p text:style-name="P56"><text:tab/><text:tab/><text:tab/><text:tab/>CONSTRAINT cm1 <text:s text:c="2"/>PRIMARY KEY <text:s text:c="2"/>(numcom),</text:p>
      <text:p text:style-name="P56"><text:tab/><text:tab/>CONSTRAINT cm3 <text:s/>FOREIGN <text:s text:c="2"/>KEY <text:s/>(codeCli) <text:s text:c="2"/>REFERENCES <text:s/>client <text:s text:c="2"/>( codeC))</text:p>
      <text:p text:style-name="P60">Création de la table commander</text:p>
      <text:p text:style-name="P56">CREATE TABLE <text:s/>commander ( numcom <text:s/>int <text:s/>NOT NULL, codeP <text:s/>in NOT NULL, Quantité int,</text:p>
      <text:p text:style-name="P56"><text:tab/><text:tab/><text:tab/><text:tab/>CONSTRAINT cmd1 <text:s text:c="2"/>PRIMARY KEY <text:s text:c="2"/>(numcom, codeP),</text:p>
      <text:p text:style-name="P56">CONSTRAINT cmd2 <text:s text:c="2"/>FOREIGN <text:s text:c="2"/>KEY <text:s/>(numcom) <text:s/>REFERENCES <text:s/>commande <text:s text:c="2"/>( numcom),</text:p>
      <text:p text:style-name="P56">CONSTRAINT cmd3 <text:s/>FOREIGN <text:s text:c="2"/>KEY <text:s/>(codeP) <text:s/>REFERENCES <text:s/>produit <text:s text:c="2"/>( codeP))</text:p>
      <text:p text:style-name="P56"/>
      <text:p text:style-name="P68">Modification d'une table : </text:p>
      <text:p text:style-name="P53"><text:span text:style-name="T3">Ajout d'un attribut ou d'une contrainte : </text:span><text:span text:style-name="T4">ADD</text:span></text:p>
      <text:p text:style-name="P53"><text:span text:style-name="T3">Suppression d'un attribut ou d'une contrainte : </text:span><text:span text:style-name="T4">DROP</text:span></text:p>
      <text:p text:style-name="P53"><text:span text:style-name="T9">ALTER TABLE</text:span><text:span text:style-name="T8"> <text:s/></text:span><text:span text:style-name="T10">nomtable</text:span></text:p>
      <text:p text:style-name="P53"><text:span text:style-name="T8">[</text:span><text:span text:style-name="T9">DROP</text:span><text:span text:style-name="T8"> <text:s text:c="2"/></text:span><text:span text:style-name="T9">COLUMN</text:span><text:span text:style-name="T8"> <text:s/></text:span><text:span text:style-name="T10">nomattribut</text:span><text:span text:style-name="T8"> ]</text:span></text:p>
      <text:p text:style-name="P53"><text:span text:style-name="T8">[</text:span><text:span text:style-name="T9">ADD</text:span><text:span text:style-name="T8"> <text:s text:c="3"/></text:span><text:span text:style-name="T10">nomattribut</text:span><text:span text:style-name="T8">, <text:s/></text:span><text:span text:style-name="T10">typeAttribut</text:span><text:span text:style-name="T8"> <text:s/>[NOT NULL]]</text:span></text:p>
      <text:p text:style-name="P53"><text:span text:style-name="T3">[</text:span><text:span text:style-name="T4">DROP</text:span><text:span text:style-name="T3"> </text:span><text:span text:style-name="T4">CONSTRAINT </text:span><text:span text:style-name="T6">nomcontrainte</text:span><text:span text:style-name="T3">]</text:span></text:p>
      <text:p text:style-name="P53"><text:span text:style-name="T3">[</text:span><text:span text:style-name="T4">ADD</text:span><text:span text:style-name="T3"> </text:span><text:span text:style-name="T4">CONSTRAINT </text:span><text:span text:style-name="T6">nomcontrainte</text:span><text:span text:style-name="T4"> FOREIGN <text:s text:c="2"/>KEY</text:span><text:span text:style-name="T3"> <text:s text:c="2"/>etc...]</text:span></text:p>
      <text:p text:style-name="P53"><text:span text:style-name="T3">[</text:span><text:span text:style-name="T4">ADD</text:span><text:span text:style-name="T3"> </text:span><text:span text:style-name="T4">CONSTRAINT </text:span><text:span text:style-name="T6">nomcontrainte</text:span><text:span text:style-name="T4"> PRIMARY KEY</text:span><text:span text:style-name="T3"> <text:s text:c="2"/>etc...]</text:span></text:p>
      <text:p text:style-name="P54">[<text:span text:style-name="T21">ALTER</text:span> nomColonne {<text:span text:style-name="T21">SET|DROP</text:span>}<text:span text:style-name="T21">NOT NULL</text:span>]</text:p>
      <text:p text:style-name="P54">[<text:span text:style-name="T21">RENAME</text:span> ancienNomDeColonne <text:span text:style-name="T21">TO</text:span> nouveauNomDeColonne]</text:p>
      <text:p text:style-name="P54">en version 8 de postgresql il est possible de changer le type d'un champ</text:p>
      <text:p text:style-name="P54"/>
      <text:p text:style-name="P63"><draw:frame draw:style-name="fr1" draw:name="Cadre4" text:anchor-type="paragraph" svg:x="9.333cm" svg:y="0.385cm" svg:width="7.565cm" svg:height="1.401cm" draw:z-index="1"><draw:text-box><text:p text:style-name="P53"><text:span text:style-name="T4">ALTER TABLE</text:span><text:span text:style-name="T3"> <text:s/>commande</text:span></text:p><text:p text:style-name="P53"><text:span text:style-name="T4">DROP</text:span><text:span text:style-name="T3"> </text:span><text:span text:style-name="T4">CONSTRAINT <text:s/></text:span><text:span text:style-name="T3">cm1</text:span></text:p><text:p text:style-name="Standard"/></draw:text-box></draw:frame></text:p>
      <text:p text:style-name="P53"><text:span text:style-name="T14">Exemples :</text:span><text:span text:style-name="T4"> <text:tab/>ALTER TABLE</text:span><text:span text:style-name="T3"> <text:s/>produit </text:span></text:p>
      <text:p text:style-name="P53"><text:span text:style-name="T4"><text:tab/><text:tab/></text:span><text:span text:style-name="T9">ADD</text:span><text:span text:style-name="T8"> <text:s/>(qtestock <text:s/>int) ;</text:span></text:p>
      <text:p text:style-name="P59"/>
      <text:p text:style-name="P55">Suppression d'une table</text:p>
      <text:p text:style-name="P53"><text:span text:style-name="T4">DROP <text:s/>TABLE</text:span><text:span text:style-name="T3"> <text:s text:c="3"/></text:span><text:span text:style-name="T6">nomtable1[</text:span><text:span text:style-name="T3">, </text:span><text:span text:style-name="T6">nomtable2]</text:span></text:p>
      <text:p text:style-name="P55"/>
      <text:h text:style-name="P154" text:outline-level="2">Langage de manipulation des données</text:h>
      <text:p text:style-name="P55"/>
      <text:p text:style-name="P55">Insertion de tuples dans une table</text:p>
      <text:p text:style-name="P55"/>
      <text:p text:style-name="P53"><text:span text:style-name="T4">INSERT <text:s/>INTO <text:s/></text:span><text:span text:style-name="T6">nomtable</text:span><text:span text:style-name="T4"> <text:s/></text:span><text:span text:style-name="T3">[</text:span><text:span text:style-name="T4">(</text:span><text:span text:style-name="T6">nomattribut1, nomattribut2,</text:span><text:span text:style-name="T4"> ...)</text:span><text:span text:style-name="T3">]</text:span></text:p>
      <text:p text:style-name="P53"><text:span text:style-name="T4">VALUES <text:s/>(</text:span><text:span text:style-name="T6">valeur_attribut1, valeur_attribut2 ....</text:span><text:span text:style-name="T4">) ;</text:span></text:p>
      <text:p text:style-name="P55"/>
      <text:p text:style-name="P53"><text:span text:style-name="T14">Exemple </text:span><text:span text:style-name="T4">: <text:s/>INSERT <text:s/>INTO <text:s/></text:span><text:span text:style-name="T3">client <text:s/></text:span><text:span text:style-name="T4">VALUES <text:s/>(</text:span><text:span text:style-name="T3">10, ‘Durand Paul’</text:span><text:span text:style-name="T4">) ;</text:span></text:p>
      <text:p text:style-name="P55"/>
      <text:p text:style-name="P53"><text:span text:style-name="T3">Les attributs ne recevant pas de valeurs auront la valeur </text:span><text:span text:style-name="T4">NULL</text:span><text:span text:style-name="T3">.</text:span></text:p>
      <text:p text:style-name="P53"><text:span text:style-name="T3">Les valeurs de type </text:span><text:span text:style-name="T4">chaîne de caractères</text:span><text:span text:style-name="T3"> et de type </text:span><text:span text:style-name="T4">date</text:span><text:span text:style-name="T3"> ou heure doivent être écrites entre </text:span><text:span text:style-name="T4">simples quotes ‘</text:span><text:span text:style-name="T3">.</text:span></text:p>
      <text:p text:style-name="P53"><text:span text:style-name="T3">Avec certains SGBD dont ORACLE, on utilisera la fonction </text:span><text:span text:style-name="T5">to_date</text:span><text:span text:style-name="T3"> pour insérer des dates.</text:span></text:p>
      <text:p text:style-name="P56">Exemple : insert into dd values (todate(’25/04/2000’, ‘jj/mm/aaaa’));</text:p>
      <text:p text:style-name="P59"/>
      <text:p text:style-name="P55">Les valeurs insérées peuvent être obtenues grâce à une requête</text:p>
      <text:p text:style-name="P53"><text:span text:style-name="T4">INSERT <text:s/>INTO <text:s/></text:span><text:span text:style-name="T6">nomtable</text:span><text:span text:style-name="T4"> <text:s/></text:span><text:span text:style-name="T3">[</text:span><text:span text:style-name="T4">(</text:span><text:span text:style-name="T6">nomattribut1, nomattribut2,</text:span><text:span text:style-name="T4"> ...)</text:span><text:span text:style-name="T3">]</text:span></text:p>
      <text:p text:style-name="P53"><text:span text:style-name="T4">SELECT <text:s/></text:span><text:span text:style-name="T6">nomattribut</text:span><text:span text:style-name="T4">, </text:span><text:span text:style-name="T6">valeur_attribut2,... <text:s text:c="2"/><text:tab/></text:span><text:span text:style-name="T4">FROM</text:span><text:span text:style-name="T3"> <text:s/></text:span><text:span text:style-name="T6">nomtable2,...</text:span><text:span text:style-name="T3"> <text:s text:c="2"/>[ </text:span><text:span text:style-name="T4">WHERE</text:span><text:span text:style-name="T3"> <text:s text:c="2"/></text:span><text:span text:style-name="T6">critère</text:span><text:span text:style-name="T3"> ]</text:span></text:p>
      <text:p text:style-name="P55"/>
      <text:p text:style-name="P53"><text:span text:style-name="T14">Exemple</text:span><text:span text:style-name="T4"> :<text:tab/> INSERT <text:s/>INTO <text:s/></text:span><text:span text:style-name="T3">commander <text:s/>(numcom, codeP, Quantité)</text:span></text:p>
      <text:p text:style-name="P53"><text:span text:style-name="T4"><text:tab/><text:tab/></text:span><text:span text:style-name="T9">SELECT </text:span><text:span text:style-name="T8">numcom, codeP, 0 <text:s/></text:span><text:span text:style-name="T9">FROM</text:span><text:span text:style-name="T8"> <text:s/>commande, produit</text:span></text:p>
      <text:p text:style-name="P59"/>
      <text:p text:style-name="P55">Mise à jour des tuples</text:p>
      <text:p text:style-name="P53"><text:span text:style-name="T4">UPDATE <text:s text:c="2"/></text:span><text:span text:style-name="T6">Nomtable</text:span></text:p>
      <text:p text:style-name="P53"><text:span text:style-name="T4">SET <text:s/></text:span><text:span text:style-name="T6">nomattribut1 = valeur[, nomattribut = valeur .....]</text:span></text:p>
      <text:p text:style-name="P53"><text:span text:style-name="T3">[</text:span><text:span text:style-name="T4">WHERE <text:s/></text:span><text:span text:style-name="T6">critère</text:span><text:span text:style-name="T3">]</text:span></text:p>
      <text:p text:style-name="P60"/>
      <text:p text:style-name="P60">La valeur servant à la mise à jour peut être obtenue avec une requête ou par calcul :</text:p>
      <text:p text:style-name="P53"><text:span text:style-name="T4">UPDATE <text:s text:c="2"/></text:span><text:span text:style-name="T6">Nomtable</text:span></text:p>
      <text:p text:style-name="P53"><text:span text:style-name="T4">SET <text:s/></text:span><text:span text:style-name="T3">[</text:span><text:span text:style-name="T6">nomattribut1 = valeur, </text:span><text:span text:style-name="T3">]</text:span></text:p>
      <text:p text:style-name="P53"><text:span text:style-name="T6"><text:tab/></text:span><text:span text:style-name="T8">[</text:span><text:span text:style-name="T10">nomattribut2 = </text:span><text:span text:style-name="T9">SELECT</text:span><text:span text:style-name="T10"> <text:s/>nomattribut2 <text:s/></text:span><text:span text:style-name="T9">FROM</text:span><text:span text:style-name="T10"> <text:s/>nomtable2 <text:s/></text:span><text:span text:style-name="T9">WHERE</text:span><text:span text:style-name="T10"> .....</text:span><text:span text:style-name="T8">]</text:span></text:p>
      <text:p text:style-name="P53"><text:span text:style-name="T10"><text:tab/></text:span><text:span text:style-name="T3">[</text:span><text:span text:style-name="T6">nomattribut3 = nomattribut * valeur numérique + ......</text:span><text:span text:style-name="T3">]</text:span></text:p>
      <text:p text:style-name="P53"><text:span text:style-name="T3">[</text:span><text:span text:style-name="T4">WHERE <text:s/></text:span><text:span text:style-name="T6">critère</text:span><text:span text:style-name="T3">]</text:span></text:p>
      <text:p text:style-name="P60"/>
      <text:p text:style-name="P53"><text:span text:style-name="T14">Exemple</text:span><text:span text:style-name="T4"> : <text:tab/>UPDATE <text:s text:c="2"/></text:span><text:span text:style-name="T3">produit</text:span></text:p>
      <text:p text:style-name="P53"><text:span text:style-name="T4"><text:tab/><text:tab/>SET <text:s/></text:span><text:span text:style-name="T3">prix = prix * 1,1</text:span><text:span text:style-name="T6"><text:tab/><text:tab/>/augmentation des prix de 1 % pour les produits./</text:span></text:p>
      <text:p text:style-name="P53"><text:span text:style-name="T4"><text:tab/><text:tab/>WHERE <text:s/></text:span><text:span text:style-name="T3">coedP&gt; 300<text:tab/><text:tab/>/</text:span><text:span text:style-name="T6">de code supérieur à 300</text:span><text:span text:style-name="T3"> /</text:span></text:p>
      <text:p text:style-name="P60"/>
      <text:p text:style-name="P55"><text:soft-page-break/>Suppression de tuples d'une table: </text:p>
      <text:p text:style-name="P53"><text:span text:style-name="T9">DELETE FROM <text:s/></text:span><text:span text:style-name="T10">nomtable</text:span><text:span text:style-name="T9"> <text:s/></text:span></text:p>
      <text:p text:style-name="P53"><text:span text:style-name="T8">[</text:span><text:span text:style-name="T9">WHERE <text:s/></text:span><text:span text:style-name="T10">critère</text:span><text:span text:style-name="T8">]</text:span></text:p>
      <text:p text:style-name="P70"><text:span text:style-name="T11">Exemple</text:span><text:span text:style-name="T9"> : DELETE FROM <text:s/></text:span><text:span text:style-name="T10">commande</text:span><text:span text:style-name="T9"> <text:s/>WHERE <text:s/></text:span><text:span text:style-name="T10"><text:s/>codecli = 100</text:span></text:p>
      <text:p text:style-name="P73"><text:span text:style-name="T18"></text:span><text:span text:style-name="T3"><text:tab/></text:span><text:span text:style-name="T14">Application</text:span><text:span text:style-name="T3"> :</text:span></text:p>
      <text:p text:style-name="P60"/>
      <text:p text:style-name="P19">Soit le schéma relationnel:</text:p>
      <text:p text:style-name="P74">PILOTES (<text:span text:style-name="T22">N°PILOTE</text:span>, NOM PILOTE, ADRESSE)</text:p>
      <text:p text:style-name="P74">AVIONS <text:s/>(<text:span text:style-name="T22">N°AVION</text:span>, NOM AVION, CAPACITE, LOCALISATION)</text:p>
      <text:p text:style-name="P74">VOLS <text:s text:c="3"/>(<text:span text:style-name="T22">N°VOL</text:span>, VILLE DEPART, VILLE ARRIVEE, HEURE DEPART, HEURE ARRIVEE, #N°PILOTE, #N°AVION)</text:p>
      <text:p text:style-name="P24"><text:span text:style-name="T24">Table Pilotes</text:span><text:span text:style-name="T23"><text:tab/><text:tab/><text:tab/><text:tab/><text:tab/><text:tab/></text:span><text:span text:style-name="T24">Table Avions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I"/>
        <table:table-row>
          <table:table-cell table:style-name="Tableau3.A1" office:value-type="string">
            <text:p text:style-name="P75">N°PILOTE</text:p>
          </table:table-cell>
          <table:table-cell table:style-name="Tableau3.B1" office:value-type="string">
            <text:p text:style-name="P78">NOM PILOTE</text:p>
          </table:table-cell>
          <table:table-cell table:style-name="Tableau3.C1" office:value-type="string">
            <text:p text:style-name="P81">ADRESSE</text:p>
          </table:table-cell>
          <table:table-cell table:style-name="Tableau3.D1" office:value-type="string">
            <text:p text:style-name="P28"/>
          </table:table-cell>
          <table:table-cell table:style-name="Tableau3.E1" table:number-columns-spanned="2" office:value-type="string">
            <text:p text:style-name="P29">N°AVION</text:p>
          </table:table-cell>
          <table:covered-table-cell/>
          <table:table-cell table:style-name="Tableau3.H1" office:value-type="string">
            <text:p text:style-name="P29">NOM AVION</text:p>
          </table:table-cell>
          <table:table-cell table:style-name="Tableau3.H1" office:value-type="string">
            <text:p text:style-name="P29">CAPACITE</text:p>
          </table:table-cell>
          <table:table-cell table:style-name="Tableau3.I1" office:value-type="string">
            <text:p text:style-name="P29">LOCALISATION</text:p>
          </table:table-cell>
        </table:table-row>
        <table:table-row>
          <table:table-cell table:style-name="Tableau3.A7" office:value-type="string">
            <text:p text:style-name="P32">100</text:p>
          </table:table-cell>
          <table:table-cell table:style-name="Tableau3.B7" office:value-type="string">
            <text:p text:style-name="P33">JEAN</text:p>
          </table:table-cell>
          <table:table-cell table:style-name="Tableau3.C7" office:value-type="string">
            <text:p text:style-name="P84">PARIS</text:p>
          </table:table-cell>
          <table:table-cell table:style-name="Tableau3.D8" office:value-type="string">
            <text:p text:style-name="P32"/>
          </table:table-cell>
          <table:table-cell table:style-name="Tableau3.E7" table:number-columns-spanned="2" office:value-type="string">
            <text:p text:style-name="P34">5000</text:p>
          </table:table-cell>
          <table:covered-table-cell/>
          <table:table-cell table:style-name="Tableau3.H7" office:value-type="string">
            <text:p text:style-name="P34">Airbus</text:p>
          </table:table-cell>
          <table:table-cell table:style-name="Tableau3.H7" office:value-type="string">
            <text:p text:style-name="P31">300</text:p>
          </table:table-cell>
          <table:table-cell table:style-name="Tableau3.I7" office:value-type="string">
            <text:p text:style-name="P34">TOULOUSE</text:p>
          </table:table-cell>
        </table:table-row>
        <table:table-row>
          <table:table-cell table:style-name="Tableau3.A8" office:value-type="string">
            <text:p text:style-name="P32">101</text:p>
          </table:table-cell>
          <table:table-cell table:style-name="Tableau3.B8" office:value-type="string">
            <text:p text:style-name="P33">PIERRE</text:p>
          </table:table-cell>
          <table:table-cell table:style-name="Tableau3.C8" office:value-type="string">
            <text:p text:style-name="P84">PARIS</text:p>
          </table:table-cell>
          <table:table-cell table:style-name="Tableau3.D8" office:value-type="string">
            <text:p text:style-name="P32"/>
          </table:table-cell>
          <table:table-cell table:style-name="Tableau3.E7" table:number-columns-spanned="2" office:value-type="string">
            <text:p text:style-name="P34">5001</text:p>
          </table:table-cell>
          <table:covered-table-cell/>
          <table:table-cell table:style-name="Tableau3.H7" office:value-type="string">
            <text:p text:style-name="P34">Airbus</text:p>
          </table:table-cell>
          <table:table-cell table:style-name="Tableau3.H7" office:value-type="string">
            <text:p text:style-name="P31">280</text:p>
          </table:table-cell>
          <table:table-cell table:style-name="Tableau3.I7" office:value-type="string">
            <text:p text:style-name="P34">PARIS</text:p>
          </table:table-cell>
        </table:table-row>
        <table:table-row>
          <table:table-cell table:style-name="Tableau3.A4" office:value-type="string">
            <text:p text:style-name="P32">102</text:p>
          </table:table-cell>
          <table:table-cell table:style-name="Tableau3.B4" office:value-type="string">
            <text:p text:style-name="P33">PAUL</text:p>
          </table:table-cell>
          <table:table-cell table:style-name="Tableau3.C4" office:value-type="string">
            <text:p text:style-name="P84">PARIS</text:p>
          </table:table-cell>
          <table:table-cell table:style-name="Tableau3.D8" office:value-type="string">
            <text:p text:style-name="P32"/>
          </table:table-cell>
          <table:table-cell table:style-name="Tableau3.E7" table:number-columns-spanned="2" office:value-type="string">
            <text:p text:style-name="P34">5002</text:p>
          </table:table-cell>
          <table:covered-table-cell/>
          <table:table-cell table:style-name="Tableau3.H7" office:value-type="string">
            <text:p text:style-name="P34">Caravelle</text:p>
          </table:table-cell>
          <table:table-cell table:style-name="Tableau3.H7" office:value-type="string">
            <text:p text:style-name="P31">240</text:p>
          </table:table-cell>
          <table:table-cell table:style-name="Tableau3.I7" office:value-type="string">
            <text:p text:style-name="P34">PARIS</text:p>
          </table:table-cell>
        </table:table-row>
        <table:table-row>
          <table:table-cell table:style-name="Tableau3.A7" office:value-type="string">
            <text:p text:style-name="P32">103</text:p>
          </table:table-cell>
          <table:table-cell table:style-name="Tableau3.B7" office:value-type="string">
            <text:p text:style-name="P33">JEAN</text:p>
          </table:table-cell>
          <table:table-cell table:style-name="Tableau3.C7" office:value-type="string">
            <text:p text:style-name="P33">BORDEAUX</text:p>
          </table:table-cell>
          <table:table-cell table:style-name="Tableau3.D8" office:value-type="string">
            <text:p text:style-name="P32"/>
          </table:table-cell>
          <table:table-cell table:style-name="Tableau3.E5" table:number-columns-spanned="2" office:value-type="string">
            <text:p text:style-name="P35">5003</text:p>
          </table:table-cell>
          <table:covered-table-cell/>
          <table:table-cell table:style-name="Tableau3.H5" office:value-type="string">
            <text:p text:style-name="P35">Boeing</text:p>
          </table:table-cell>
          <table:table-cell table:style-name="Tableau3.H5" office:value-type="string">
            <text:p text:style-name="P36">200</text:p>
          </table:table-cell>
          <table:table-cell table:style-name="Tableau3.I5" office:value-type="string">
            <text:p text:style-name="P35">PARIS</text:p>
          </table:table-cell>
        </table:table-row>
        <table:table-row>
          <table:table-cell table:style-name="Tableau3.A7" office:value-type="string">
            <text:p text:style-name="P37">104</text:p>
          </table:table-cell>
          <table:table-cell table:style-name="Tableau3.B7" office:value-type="string">
            <text:p text:style-name="P38">LUC</text:p>
          </table:table-cell>
          <table:table-cell table:style-name="Tableau3.C7" office:value-type="string">
            <text:p text:style-name="P87">NANTES</text:p>
          </table:table-cell>
          <table:table-cell table:style-name="Tableau3.D8" office:value-type="string">
            <text:p text:style-name="P32"/>
          </table:table-cell>
          <table:table-cell table:style-name="Tableau3.E6" table:number-columns-spanned="2" office:value-type="string">
            <text:p text:style-name="P34">5004</text:p>
          </table:table-cell>
          <table:covered-table-cell/>
          <table:table-cell table:style-name="Tableau3.H6" office:value-type="string">
            <text:p text:style-name="P34">Airbus</text:p>
          </table:table-cell>
          <table:table-cell table:style-name="Tableau3.H6" office:value-type="string">
            <text:p text:style-name="P31">270</text:p>
          </table:table-cell>
          <table:table-cell table:style-name="Tableau3.I6" office:value-type="string">
            <text:p text:style-name="P34">PARIS</text:p>
          </table:table-cell>
        </table:table-row>
        <table:table-row>
          <table:table-cell table:style-name="Tableau3.A7" office:value-type="string">
            <text:p text:style-name="P32">105</text:p>
          </table:table-cell>
          <table:table-cell table:style-name="Tableau3.B7" office:value-type="string">
            <text:p text:style-name="P33">MANUEL</text:p>
          </table:table-cell>
          <table:table-cell table:style-name="Tableau3.C7" office:value-type="string">
            <text:p text:style-name="P33">TOULOUSE</text:p>
          </table:table-cell>
          <table:table-cell table:style-name="Tableau3.D8" office:value-type="string">
            <text:p text:style-name="P32"/>
          </table:table-cell>
          <table:table-cell table:style-name="Tableau3.E7" table:number-columns-spanned="2" office:value-type="string">
            <text:p text:style-name="P34">5005</text:p>
          </table:table-cell>
          <table:covered-table-cell/>
          <table:table-cell table:style-name="Tableau3.H7" office:value-type="string">
            <text:p text:style-name="P34">Airbus</text:p>
          </table:table-cell>
          <table:table-cell table:style-name="Tableau3.H7" office:value-type="string">
            <text:p text:style-name="P31">250</text:p>
          </table:table-cell>
          <table:table-cell table:style-name="Tableau3.I7" office:value-type="string">
            <text:p text:style-name="P34">BORDEAUX</text:p>
          </table:table-cell>
        </table:table-row>
        <table:table-row>
          <table:table-cell table:style-name="Tableau3.A8" office:value-type="string">
            <text:p text:style-name="P32">106</text:p>
          </table:table-cell>
          <table:table-cell table:style-name="Tableau3.B8" office:value-type="string">
            <text:p text:style-name="P33">BRUNO</text:p>
          </table:table-cell>
          <table:table-cell table:style-name="Tableau3.C8" office:value-type="string">
            <text:p text:style-name="P33">TOULOUSE</text:p>
          </table:table-cell>
          <table:table-cell table:style-name="Tableau3.D8" office:value-type="string">
            <text:p text:style-name="P32"/>
          </table:table-cell>
          <table:table-cell table:style-name="Tableau3.E8" table:number-columns-spanned="2" office:value-type="string">
            <text:p text:style-name="P34">5006</text:p>
          </table:table-cell>
          <table:covered-table-cell/>
          <table:table-cell table:style-name="Tableau3.H8" office:value-type="string">
            <text:p text:style-name="P34">Boeing</text:p>
          </table:table-cell>
          <table:table-cell table:style-name="Tableau3.H8" office:value-type="string">
            <text:p text:style-name="P31">270</text:p>
          </table:table-cell>
          <table:table-cell table:style-name="Tableau3.I8" office:value-type="string">
            <text:p text:style-name="P34">NANTES</text:p>
          </table:table-cell>
        </table:table-row>
        <table:table-row>
          <table:table-cell table:style-name="Tableau3.A9" office:value-type="string">
            <text:p text:style-name="P32">107</text:p>
          </table:table-cell>
          <table:table-cell table:style-name="Tableau3.B9" office:value-type="string">
            <text:p text:style-name="P33">PIERRE</text:p>
          </table:table-cell>
          <table:table-cell table:style-name="Tableau3.C9" office:value-type="string">
            <text:p text:style-name="P33">BORDEAUX</text:p>
          </table:table-cell>
          <table:table-cell table:style-name="Tableau3.D9" table:number-columns-spanned="2" office:value-type="string">
            <text:p text:style-name="P32"/>
          </table:table-cell>
          <table:covered-table-cell/>
          <table:table-cell table:style-name="Tableau3.F9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24"/>
      <text:p text:style-name="P39">Table Vols d'une journé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 table:number-columns-repeated="2"/>
        <table:table-column table:style-name="Tableau4.G"/>
        <table:table-row>
          <table:table-cell table:style-name="Tableau4.A1" office:value-type="string">
            <text:p text:style-name="P88">N°VOL</text:p>
          </table:table-cell>
          <table:table-cell table:style-name="Tableau4.B1" office:value-type="string">
            <text:p text:style-name="P28">VILLE DEPART</text:p>
          </table:table-cell>
          <table:table-cell table:style-name="Tableau4.B1" office:value-type="string">
            <text:p text:style-name="P28">VILLE ARRIVEE</text:p>
          </table:table-cell>
          <table:table-cell table:style-name="Tableau4.B1" office:value-type="string">
            <text:p text:style-name="P28">HEURE DEPART</text:p>
          </table:table-cell>
          <table:table-cell table:style-name="Tableau4.B1" office:value-type="string">
            <text:p text:style-name="P28">HEURE ARRIVEE</text:p>
          </table:table-cell>
          <table:table-cell table:style-name="Tableau4.F1" office:value-type="string">
            <text:p text:style-name="P28">N°AVION</text:p>
          </table:table-cell>
          <table:table-cell table:style-name="Tableau4.F1" office:value-type="string">
            <text:p text:style-name="P89">N°PILOTE</text:p>
          </table:table-cell>
        </table:table-row>
        <table:table-row>
          <table:table-cell table:style-name="Tableau4.A10" office:value-type="string">
            <text:p text:style-name="P32">IT500</text:p>
          </table:table-cell>
          <table:table-cell table:style-name="Tableau4.B10" office:value-type="string">
            <text:p text:style-name="P91">BORDEAUX</text:p>
          </table:table-cell>
          <table:table-cell table:style-name="Tableau4.C10" office:value-type="string">
            <text:p text:style-name="P91">PARIS</text:p>
          </table:table-cell>
          <table:table-cell table:style-name="Tableau4.D10" office:value-type="string">
            <text:p text:style-name="P32">7:30</text:p>
          </table:table-cell>
          <table:table-cell table:style-name="Tableau4.E10" office:value-type="string">
            <text:p text:style-name="P32">8:30</text:p>
          </table:table-cell>
          <table:table-cell table:style-name="Tableau4.F10" office:value-type="string">
            <text:p text:style-name="P32">5005</text:p>
          </table:table-cell>
          <table:table-cell table:style-name="Tableau4.G10" office:value-type="string">
            <text:p text:style-name="P32">107</text:p>
          </table:table-cell>
        </table:table-row>
        <table:table-row>
          <table:table-cell table:style-name="Tableau4.A10" office:value-type="string">
            <text:p text:style-name="P32">IT501</text:p>
          </table:table-cell>
          <table:table-cell table:style-name="Tableau4.B10" office:value-type="string">
            <text:p text:style-name="P91">PARIS</text:p>
          </table:table-cell>
          <table:table-cell table:style-name="Tableau4.C10" office:value-type="string">
            <text:p text:style-name="P91">BORDEAUX</text:p>
          </table:table-cell>
          <table:table-cell table:style-name="Tableau4.D10" office:value-type="string">
            <text:p text:style-name="P32">8:03</text:p>
          </table:table-cell>
          <table:table-cell table:style-name="Tableau4.E10" office:value-type="string">
            <text:p text:style-name="P32">9:00</text:p>
          </table:table-cell>
          <table:table-cell table:style-name="Tableau4.F10" office:value-type="string">
            <text:p text:style-name="P32">5002</text:p>
          </table:table-cell>
          <table:table-cell table:style-name="Tableau4.G10" office:value-type="string">
            <text:p text:style-name="P32">100</text:p>
          </table:table-cell>
        </table:table-row>
        <table:table-row>
          <table:table-cell table:style-name="Tableau4.A10" office:value-type="string">
            <text:p text:style-name="P32">IT502</text:p>
          </table:table-cell>
          <table:table-cell table:style-name="Tableau4.B10" office:value-type="string">
            <text:p text:style-name="P91">PARIS</text:p>
          </table:table-cell>
          <table:table-cell table:style-name="Tableau4.C10" office:value-type="string">
            <text:p text:style-name="P91">TOULOUSE</text:p>
          </table:table-cell>
          <table:table-cell table:style-name="Tableau4.D10" office:value-type="string">
            <text:p text:style-name="P32">9:26</text:p>
          </table:table-cell>
          <table:table-cell table:style-name="Tableau4.E10" office:value-type="string">
            <text:p text:style-name="P32">10:30</text:p>
          </table:table-cell>
          <table:table-cell table:style-name="Tableau4.F10" office:value-type="string">
            <text:p text:style-name="P32">5001</text:p>
          </table:table-cell>
          <table:table-cell table:style-name="Tableau4.G10" office:value-type="string">
            <text:p text:style-name="P32">101</text:p>
          </table:table-cell>
        </table:table-row>
        <table:table-row>
          <table:table-cell table:style-name="Tableau4.A10" office:value-type="string">
            <text:p text:style-name="P32">IT503</text:p>
          </table:table-cell>
          <table:table-cell table:style-name="Tableau4.B10" office:value-type="string">
            <text:p text:style-name="P91">PARIS</text:p>
          </table:table-cell>
          <table:table-cell table:style-name="Tableau4.C10" office:value-type="string">
            <text:p text:style-name="P91">BORDEAUX</text:p>
          </table:table-cell>
          <table:table-cell table:style-name="Tableau4.D10" office:value-type="string">
            <text:p text:style-name="P32">10:00</text:p>
          </table:table-cell>
          <table:table-cell table:style-name="Tableau4.E10" office:value-type="string">
            <text:p text:style-name="P32">11:00</text:p>
          </table:table-cell>
          <table:table-cell table:style-name="Tableau4.F10" office:value-type="string">
            <text:p text:style-name="P32">5005</text:p>
          </table:table-cell>
          <table:table-cell table:style-name="Tableau4.G10" office:value-type="string">
            <text:p text:style-name="P32">107</text:p>
          </table:table-cell>
        </table:table-row>
        <table:table-row>
          <table:table-cell table:style-name="Tableau4.A11" office:value-type="string">
            <text:p text:style-name="P32">IT504</text:p>
          </table:table-cell>
          <table:table-cell table:style-name="Tableau4.B11" office:value-type="string">
            <text:p text:style-name="P91">BORDEAUX</text:p>
          </table:table-cell>
          <table:table-cell table:style-name="Tableau4.C11" office:value-type="string">
            <text:p text:style-name="P91">NANTES</text:p>
          </table:table-cell>
          <table:table-cell table:style-name="Tableau4.D11" office:value-type="string">
            <text:p text:style-name="P37">12:10</text:p>
          </table:table-cell>
          <table:table-cell table:style-name="Tableau4.E11" office:value-type="string">
            <text:p text:style-name="P37">13:30</text:p>
          </table:table-cell>
          <table:table-cell table:style-name="Tableau4.F11" office:value-type="string">
            <text:p text:style-name="P37">5002</text:p>
          </table:table-cell>
          <table:table-cell table:style-name="Tableau4.G11" office:value-type="string">
            <text:p text:style-name="P37">103</text:p>
          </table:table-cell>
        </table:table-row>
        <table:table-row>
          <table:table-cell table:style-name="Tableau4.A7" office:value-type="string">
            <text:p text:style-name="P37">IT505</text:p>
          </table:table-cell>
          <table:table-cell table:style-name="Tableau4.B7" office:value-type="string">
            <text:p text:style-name="P92">TOULOUSE</text:p>
          </table:table-cell>
          <table:table-cell table:style-name="Tableau4.C7" office:value-type="string">
            <text:p text:style-name="P92">PARIS</text:p>
          </table:table-cell>
          <table:table-cell table:style-name="Tableau4.D7" office:value-type="string">
            <text:p text:style-name="P37">12:30</text:p>
          </table:table-cell>
          <table:table-cell table:style-name="Tableau4.E7" office:value-type="string">
            <text:p text:style-name="P37">13:50</text:p>
          </table:table-cell>
          <table:table-cell table:style-name="Tableau4.F7" office:value-type="string">
            <text:p text:style-name="P37">5001</text:p>
          </table:table-cell>
          <table:table-cell table:style-name="Tableau4.G7" office:value-type="string">
            <text:p text:style-name="P37">101</text:p>
          </table:table-cell>
        </table:table-row>
        <table:table-row>
          <table:table-cell table:style-name="Tableau4.A8" office:value-type="string">
            <text:p text:style-name="P37">IT506</text:p>
          </table:table-cell>
          <table:table-cell table:style-name="Tableau4.B8" office:value-type="string">
            <text:p text:style-name="P91">BORDEAUX</text:p>
          </table:table-cell>
          <table:table-cell table:style-name="Tableau4.C8" office:value-type="string">
            <text:p text:style-name="P91">PARIS</text:p>
          </table:table-cell>
          <table:table-cell table:style-name="Tableau4.D8" office:value-type="string">
            <text:p text:style-name="P32">13:00</text:p>
          </table:table-cell>
          <table:table-cell table:style-name="Tableau4.E8" office:value-type="string">
            <text:p text:style-name="P32">14:00</text:p>
          </table:table-cell>
          <table:table-cell table:style-name="Tableau4.F8" office:value-type="string">
            <text:p text:style-name="P32">5005</text:p>
          </table:table-cell>
          <table:table-cell table:style-name="Tableau4.G8" office:value-type="string">
            <text:p text:style-name="P32">100</text:p>
          </table:table-cell>
        </table:table-row>
        <table:table-row>
          <table:table-cell table:style-name="Tableau4.A10" office:value-type="string">
            <text:p text:style-name="P32">IT507</text:p>
          </table:table-cell>
          <table:table-cell table:style-name="Tableau4.B10" office:value-type="string">
            <text:p text:style-name="P91">NANTES</text:p>
          </table:table-cell>
          <table:table-cell table:style-name="Tableau4.C10" office:value-type="string">
            <text:p text:style-name="P92">PARIS</text:p>
          </table:table-cell>
          <table:table-cell table:style-name="Tableau4.D10" office:value-type="string">
            <text:p text:style-name="P37">15:30</text:p>
          </table:table-cell>
          <table:table-cell table:style-name="Tableau4.E10" office:value-type="string">
            <text:p text:style-name="P37">16:50</text:p>
          </table:table-cell>
          <table:table-cell table:style-name="Tableau4.F10" office:value-type="string">
            <text:p text:style-name="P37">5002</text:p>
          </table:table-cell>
          <table:table-cell table:style-name="Tableau4.G10" office:value-type="string">
            <text:p text:style-name="P37">104</text:p>
          </table:table-cell>
        </table:table-row>
        <table:table-row>
          <table:table-cell table:style-name="Tableau4.A10" office:value-type="string">
            <text:p text:style-name="P37">IT508</text:p>
          </table:table-cell>
          <table:table-cell table:style-name="Tableau4.B10" office:value-type="string">
            <text:p text:style-name="P92">NANTES</text:p>
          </table:table-cell>
          <table:table-cell table:style-name="Tableau4.C10" office:value-type="string">
            <text:p text:style-name="P91">BORDEAUX</text:p>
          </table:table-cell>
          <table:table-cell table:style-name="Tableau4.D10" office:value-type="string">
            <text:p text:style-name="P32">17:00</text:p>
          </table:table-cell>
          <table:table-cell table:style-name="Tableau4.E10" office:value-type="string">
            <text:p text:style-name="P32">18:00</text:p>
          </table:table-cell>
          <table:table-cell table:style-name="Tableau4.F10" office:value-type="string">
            <text:p text:style-name="P32">5006</text:p>
          </table:table-cell>
          <table:table-cell table:style-name="Tableau4.G10" office:value-type="string">
            <text:p text:style-name="P32">103</text:p>
          </table:table-cell>
        </table:table-row>
        <table:table-row>
          <table:table-cell table:style-name="Tableau4.A11" office:value-type="string">
            <text:p text:style-name="P32">IT509</text:p>
          </table:table-cell>
          <table:table-cell table:style-name="Tableau4.B11" office:value-type="string">
            <text:p text:style-name="P91">PARIS</text:p>
          </table:table-cell>
          <table:table-cell table:style-name="Tableau4.C11" office:value-type="string">
            <text:p text:style-name="P91">BORDEAUX</text:p>
          </table:table-cell>
          <table:table-cell table:style-name="Tableau4.D11" office:value-type="string">
            <text:p text:style-name="P32">19:00</text:p>
          </table:table-cell>
          <table:table-cell table:style-name="Tableau4.E11" office:value-type="string">
            <text:p text:style-name="P32">20:00</text:p>
          </table:table-cell>
          <table:table-cell table:style-name="Tableau4.F11" office:value-type="string">
            <text:p text:style-name="P32">5005</text:p>
          </table:table-cell>
          <table:table-cell table:style-name="Tableau4.G11" office:value-type="string">
            <text:p text:style-name="P32">104</text:p>
          </table:table-cell>
        </table:table-row>
        <table:table-row>
          <table:table-cell table:style-name="Tableau4.A12" office:value-type="string">
            <text:p text:style-name="P32">IT5010</text:p>
          </table:table-cell>
          <table:table-cell table:style-name="Tableau4.B12" office:value-type="string">
            <text:p text:style-name="P91">BORDEAUX</text:p>
          </table:table-cell>
          <table:table-cell table:style-name="Tableau4.C12" office:value-type="string">
            <text:p text:style-name="P91">NANTES</text:p>
          </table:table-cell>
          <table:table-cell table:style-name="Tableau4.D12" office:value-type="string">
            <text:p text:style-name="P32">22:00</text:p>
          </table:table-cell>
          <table:table-cell table:style-name="Tableau4.E12" office:value-type="string">
            <text:p text:style-name="P32">23:00</text:p>
          </table:table-cell>
          <table:table-cell table:style-name="Tableau4.F12" office:value-type="string">
            <text:p text:style-name="P93">5006</text:p>
          </table:table-cell>
          <table:table-cell table:style-name="Tableau4.G12" office:value-type="string">
            <text:p text:style-name="P32">104</text:p>
          </table:table-cell>
        </table:table-row>
      </table:table>
      <text:p text:style-name="P53"/>
      <text:p text:style-name="P60">Travail à faire</text:p>
      <text:p text:style-name="P95"/>
      <text:list xml:id="list3474701872268253852" text:style-name="WW8Num4">
        <text:list-item>
          <text:p text:style-name="P133"><text:span text:style-name="T13">Créez chacune des tables</text:span><text:span text:style-name="T3"> en spécifiant pour chacune sa clé primaire et éventuellement ses clés étrangères.</text:span></text:p>
        </text:list-item>
        <text:list-item>
          <text:p text:style-name="P133"><text:span text:style-name="T13">Modifiez la structure de la table Pilote</text:span><text:span text:style-name="T3"> :</text:span></text:p>
        </text:list-item>
      </text:list>
      <text:list xml:id="list84424713394127" text:continue-list="list84424604645096" text:style-name="WW8Num15">
        <text:list-item text:start-value="1">
          <text:p text:style-name="P142">Supprimez la contrainte correspondant à la clé primaire.</text:p>
        </text:list-item>
        <text:list-item>
          <text:p text:style-name="P142">Ajoutez de nouveau la contrainte correspondant à la clé primaire.</text:p>
        </text:list-item>
        <text:list-item>
          <text:p text:style-name="P142">Supprimez l'attribut adresse.</text:p>
        </text:list-item>
        <text:list-item>
          <text:p text:style-name="P142">Ajoutez l'attribut adresse.</text:p>
        </text:list-item>
      </text:list>
      <text:list xml:id="list84424975089191" text:continue-list="list3474701872268253852" text:style-name="WW8Num4">
        <text:list-item>
          <text:p text:style-name="P133"><text:span text:style-name="T13">Insérez les tuples dans les tables</text:span><text:span text:style-name="T3">.</text:span></text:p>
        </text:list-item>
        <text:list-item>
          <text:p text:style-name="P133"><text:span text:style-name="T13">Modifiez le contenu de certaines tables Pilotes</text:span><text:span text:style-name="T3"> :</text:span></text:p>
        </text:list-item>
      </text:list>
      <text:list xml:id="list84424343425687" text:continue-list="list84424713394127" text:style-name="WW8Num15">
        <text:list-item text:start-value="1">
          <text:p text:style-name="P143">Modifiez l'adresse du pilote 102 : nouvelle adresse : Nantes.</text:p>
        </text:list-item>
        <text:list-item>
          <text:p text:style-name="P143">Modifiez les capacités des avions de nom Boeing : nouvelle capacité : 290</text:p>
        </text:list-item>
      </text:list>
      <text:list xml:id="list776284037759798215" text:style-name="WW8Num6">
        <text:list-item>
          <text:p text:style-name="P135">Modifiez les heures d'arrivée des vols arrivant à Bordeaux et partant de Paris : nouvelle heure d'arrivée = ancienne heure d'arrivée + 20 min. Sous Oracle, il est possible d’ajouter à une date un chiffre représentant un nombre de jour, ce chiffre peut être un nombre réel exemple :2.5 <text:s/>représente 2jours et 12 heures etc…</text:p>
          <text:p text:style-name="P135">Sous Postgresql on ajoute un interval à une heure: '8:0:0'+interval '10 second' l'interval peut être constitué de hour minute second.</text:p>
        </text:list-item>
      </text:list>
      <text:list xml:id="list84424061029934" text:continue-list="list84424343425687" text:style-name="WW8Num15">
        <text:list-item text:start-value="1">
          <text:p text:style-name="P143">Supprimez le pilote numéro 100 : que se passe-t-il? Résolvez le problème afin d'enregistrer le fait que ce pilote ne fait plus partie de la compagnie.<text:line-break/></text:p>
        </text:list-item>
      </text:list>
      <text:list xml:id="list84424826728324" text:continue-list="list84424975089191" text:style-name="WW8Num4">
        <text:list-item>
          <text:p text:style-name="P138">Ecrivez les requêtes (en SQL) permettant d'obtenir :</text:p>
        </text:list-item>
      </text:list>
      <text:p text:style-name="P97"><text:soft-page-break/></text:p>
      <text:list xml:id="list1660211994565845590" text:style-name="WW8Num12">
        <text:list-item>
          <text:p text:style-name="P136">La liste des numéros de vol (suivis de l'heure de départ) au départ de PARIS, classés par heure de départ décroissante. </text:p>
        </text:list-item>
        <text:list-item>
          <text:p text:style-name="P136">Le nombre de vols assurés par le pilote 104.</text:p>
        </text:list-item>
        <text:list-item>
          <text:p text:style-name="P136">Le nombre de pilotes présents dans la base de données.</text:p>
        </text:list-item>
        <text:list-item>
          <text:p text:style-name="P136">Le nombre d'avions assurant un vol.</text:p>
        </text:list-item>
        <text:list-item>
          <text:p text:style-name="P136">La capacité moyenne des avions Airbus.</text:p>
        </text:list-item>
        <text:list-item>
          <text:p text:style-name="P136">La liste des numéros des avions, (suivis de leur nom) de capacité supérieure à 270 passagers et localisés à PARIS. La liste sera classée par nom d'avion croissant.</text:p>
        </text:list-item>
        <text:list-item>
          <text:p text:style-name="P136">Pour chaque pilote repéré par son numéro et son nom, la liste des numéros et des noms des avions pilotés. La liste sera triée par numéro de pilote décroissant.</text:p>
        </text:list-item>
        <text:list-item>
          <text:p text:style-name="P140"><text:span text:style-name="T3">La liste des noms des pilotes qui pilotent un avion au départ de PARIS après 15 H. Sous Oracle vous utiliserez les fonctions </text:span><text:span text:style-name="T5">to_char(date,’format’)</text:span><text:span text:style-name="T3"> et </text:span><text:span text:style-name="T5">to_number(char)</text:span><text:span text:style-name="T3"> pour cela. format : HH,MI,SS,YYYY,YY,DD,MON,H24 etc. Sous postgresql la comparaison se fait naturellement sans transformation.</text:span></text:p>
        </text:list-item>
        <text:list-item>
          <text:p text:style-name="P136"><text:s/>La liste des noms des pilotes qui pilotent les avions numéros 5004 ou 5005.</text:p>
        </text:list-item>
        <text:list-item>
          <text:p text:style-name="P136">La liste des noms des pilotes qui pilotent un AIRBUS </text:p>
        </text:list-item>
        <text:list-item>
          <text:p text:style-name="P136">La liste des vols (n°vol, ville départ et arrivée) utilisant le même avion que le vol IT509.</text:p>
        </text:list-item>
        <text:list-item>
          <text:p text:style-name="P136">Quels sont les noms des pilotes qui n'habitent pas une ville d'arrivée?</text:p>
        </text:list-item>
        <text:list-item>
          <text:p text:style-name="P136">La liste des numéros des pilotes qui assurent un vol avec un avion utilisé par le pilote n°104?</text:p>
        </text:list-item>
        <text:list-item>
          <text:p text:style-name="P136">La liste des noms des pilotes qui assurent un vol avec un avion utilisé par le pilote n°104? </text:p>
        </text:list-item>
        <text:list-item>
          <text:p text:style-name="P136">La liste des vols (n°vol, ville départ et arrivée, nom et capacité de l'avion) partant de la ville du pilote 105.</text:p>
        </text:list-item>
        <text:list-item>
          <text:p text:style-name="P136">Pour chaque pilote (désigné par son numéro, son nom et son adresse), le nombre de vols effectués.</text:p>
        </text:list-item>
        <text:list-item>
          <text:p text:style-name="P137">La liste des numéros d'avions (suivis de leurs noms) dont le nombre de vols est supérieur à deux.</text:p>
        </text:list-item>
        <text:list-item>
          <text:p text:style-name="P137">La capacité moyenne de chaque type d'avion (Airbus, Boeing...)</text:p>
        </text:list-item>
        <text:list-item>
          <text:p text:style-name="P137">Les numéros d’avions avec pour chacun le nombre de vol</text:p>
        </text:list-item>
      </text:list>
      <text:p text:style-name="P98"/>
      <text:p text:style-name="P99"/>
      <text:p text:style-name="P99"/>
      <text:h text:style-name="P148" text:outline-level="1">Les opérateurs ensemblistes </text:h>
      <text:p text:style-name="P16">Ils sont issus de la théorie des ensembles : UNION, INTERSECTION, DIFFERENCE, PRODUIT CARTESIEN.</text:p>
      <text:p text:style-name="P101">Pour l'union, l'intersection et la différence, les relations doivent être union-compatibles, c'est à dire :</text:p>
      <text:list xml:id="list6214712781125250067" text:style-name="WW8Num16">
        <text:list-item>
          <text:p text:style-name="P156">les relations doivent avoir même degré <text:s/>(même nombre d'attributs)</text:p>
        </text:list-item>
        <text:list-item>
          <text:p text:style-name="P156">les attributs associés deux à deux sont du même type syntaxique (ils sont définis sur le même domaine)</text:p>
        </text:list-item>
      </text:list>
      <text:p text:style-name="P160"/>
      <text:h text:style-name="P153" text:outline-level="2">Union </text:h>
      <text:p text:style-name="P25"><text:span text:style-name="T4">Définition :</text:span><text:span text:style-name="T3"> Le résultat de l'union de deux relations R1 et R2, est une relation R3 contenant tous les tuples qui appartiennent soit à R1, soit à R2, soit à la fois à R1 et R2 :</text:span></text:p>
      <text:p text:style-name="P102"><draw:ellipse text:anchor-type="paragraph" draw:z-index="7" draw:style-name="gr1" draw:text-style-name="P163" svg:width="2.29cm" svg:height="0.904cm" svg:x="12.049cm" svg:y="0.042cm"><draw:glue-point draw:id="4" svg:x="4.996cm" svg:y="0cm"/><draw:glue-point draw:id="5" svg:x="1.462cm" svg:y="1.461cm"/><draw:glue-point draw:id="6" svg:x="0cm" svg:y="4.99cm"/><draw:glue-point draw:id="7" svg:x="1.462cm" svg:y="8.518cm"/><draw:glue-point draw:id="8" svg:x="4.996cm" svg:y="10cm"/><draw:glue-point draw:id="9" svg:x="8.529cm" svg:y="8.518cm"/><draw:glue-point draw:id="10" svg:x="9.992cm" svg:y="4.99cm"/><draw:glue-point draw:id="11" svg:x="8.529cm" svg:y="1.461cm"/><text:p/></draw:ellipse><draw:ellipse text:anchor-type="paragraph" draw:z-index="2" draw:style-name="gr1" draw:text-style-name="P163" svg:width="2.29cm" svg:height="0.826cm" svg:x="10.964cm" svg:y="0.095cm"><draw:glue-point draw:id="4" svg:x="4.996cm" svg:y="0cm"/><draw:glue-point draw:id="5" svg:x="1.462cm" svg:y="1.449cm"/><draw:glue-point draw:id="6" svg:x="0cm" svg:y="4.989cm"/><draw:glue-point draw:id="7" svg:x="1.462cm" svg:y="8.528cm"/><draw:glue-point draw:id="8" svg:x="4.996cm" svg:y="9.978cm"/><draw:glue-point draw:id="9" svg:x="8.529cm" svg:y="8.528cm"/><draw:glue-point draw:id="10" svg:x="9.992cm" svg:y="4.989cm"/><draw:glue-point draw:id="11" svg:x="8.529cm" svg:y="1.449cm"/><text:p/></draw:ellipse><text:span text:style-name="T4">Formalisme : </text:span><text:span text:style-name="T3">R3 = R1 </text:span><text:span text:style-name="T26"></text:span><text:span text:style-name="T3"> R2 = UNION (R1,R2)</text:span></text:p>
      <text:p text:style-name="P20"/>
      <text:list xml:id="list84423665105236" text:continue-list="list6214712781125250067" text:style-name="WW8Num16">
        <text:list-item text:start-value="1">
          <text:p text:style-name="P156">Les tuples identiques ne sont présents qu'une seule fois dans la relation résultat.</text:p>
        </text:list-item>
        <text:list-item>
          <text:p text:style-name="P157">L'union permet de traduire le OU logique.</text:p>
        </text:list-item>
      </text:list>
      <text:p text:style-name="P103"/>
      <text:p text:style-name="Standard"><text:span text:style-name="T14">Ecriture de l'union en SQL</text:span><text:span text:style-name="T3"> : L'union s'effectue entre deux ou plusieurs requêtes</text:span></text:p>
      <text:p text:style-name="P53"><text:span text:style-name="T9">SELECT</text:span><text:span text:style-name="T8"> <text:s/></text:span><text:span text:style-name="T10">attribut(s)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3">[</text:span><text:span text:style-name="T4">WHERE</text:span><text:span text:style-name="T3"> <text:s text:c="2"/></text:span><text:span text:style-name="T6">critère(s) de sélection, de jointure</text:span><text:span text:style-name="T3">]</text:span></text:p>
      <text:p text:style-name="P105">UNION</text:p>
      <text:p text:style-name="P53"><text:span text:style-name="T9">SELECT</text:span><text:span text:style-name="T8"> <text:s/></text:span><text:span text:style-name="T10">attribut(s)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3">[</text:span><text:span text:style-name="T4">WHERE</text:span><text:span text:style-name="T3"> <text:s text:c="2"/></text:span><text:span text:style-name="T6">critère(s) de sélection, de jointure</text:span><text:span text:style-name="T3">]</text:span></text:p>
      <text:p text:style-name="P54"/>
      <text:h text:style-name="P153" text:outline-level="2">Intersection </text:h>
      <text:p text:style-name="P24"><draw:ellipse text:anchor-type="paragraph" draw:z-index="14" draw:style-name="gr3" draw:text-style-name="P164" svg:width="1.782cm" svg:height="1.02cm" svg:x="13.388cm" svg:y="0.718cm"><draw:glue-point draw:id="4" svg:x="4.995cm" svg:y="0cm"/><draw:glue-point draw:id="5" svg:x="1.454cm" svg:y="1.45cm"/><draw:glue-point draw:id="6" svg:x="0cm" svg:y="4.991cm"/><draw:glue-point draw:id="7" svg:x="1.454cm" svg:y="8.531cm"/><draw:glue-point draw:id="8" svg:x="4.995cm" svg:y="9.982cm"/><draw:glue-point draw:id="9" svg:x="8.536cm" svg:y="8.531cm"/><draw:glue-point draw:id="10" svg:x="10cm" svg:y="4.991cm"/><draw:glue-point draw:id="11" svg:x="8.536cm" svg:y="1.45cm"/><text:p/></draw:ellipse><draw:ellipse text:anchor-type="paragraph" draw:z-index="3" draw:style-name="gr2" draw:text-style-name="P164" svg:width="1.782cm" svg:height="1.02cm" svg:x="12.266cm" svg:y="0.691cm"><draw:glue-point draw:id="4" svg:x="4.995cm" svg:y="0cm"/><draw:glue-point draw:id="5" svg:x="1.454cm" svg:y="1.45cm"/><draw:glue-point draw:id="6" svg:x="0cm" svg:y="4.991cm"/><draw:glue-point draw:id="7" svg:x="1.454cm" svg:y="8.531cm"/><draw:glue-point draw:id="8" svg:x="4.995cm" svg:y="9.982cm"/><draw:glue-point draw:id="9" svg:x="8.536cm" svg:y="8.531cm"/><draw:glue-point draw:id="10" svg:x="10cm" svg:y="4.991cm"/><draw:glue-point draw:id="11" svg:x="8.536cm" svg:y="1.45cm"/><text:p/></draw:ellipse><text:span text:style-name="T4">Définition :</text:span><text:span text:style-name="T3"> Le résultat de l'intersection de deux relations R1 et R2, est une relation R3 contenant tous les tuples qui appartiennent à la fois à R1 et à R2.</text:span></text:p>
      <text:p text:style-name="P106"><text:span text:style-name="T4">Formalisme : </text:span><text:span text:style-name="T3">R3 = R1 </text:span><text:span text:style-name="T26"></text:span><text:span text:style-name="T3"> R2 = INTERSECTION (R1,R2)</text:span></text:p>
      <text:p text:style-name="P17"/>
      <text:list xml:id="list1208233916518506876" text:style-name="WW8Num17">
        <text:list-item>
          <text:p text:style-name="P158">L'intersection permet de traduire le ET logique.</text:p>
        </text:list-item>
      </text:list>
      <text:p text:style-name="P96"/>
      <text:p text:style-name="Standard"><text:span text:style-name="T14">Ecriture d'une opération d'intersection en SQL</text:span><text:span text:style-name="T3"> : L'intersection s'effectue entre deux ou plusieurs requêtes :</text:span></text:p>
      <text:p text:style-name="P53"><text:span text:style-name="T9">SELECT</text:span><text:span text:style-name="T8"> <text:s/></text:span><text:span text:style-name="T10">attribut(s)</text:span></text:p>
      <text:p text:style-name="P53"><draw:frame draw:style-name="fr1" draw:name="Cadre5" text:anchor-type="paragraph" svg:x="10.576cm" svg:y="0.21cm" svg:width="7.168cm" svg:height="2.371cm" draw:z-index="15"><draw:text-box><text:p text:style-name="Standard">Il est également possible d'utiliser les sous-requêtes avec le mot clé IN.</text:p><text:p text:style-name="Standard">Dans d'autres versions de SQL, l'intersection est réalisée avec l'opérateur INTERSECT, utilisé comme l'opérateur UNION.</text:p></draw:text-box></draw:frame><text:span text:style-name="T9">FROM</text:span><text:span text:style-name="T8"> <text:s/></text:span><text:span text:style-name="T10">Table(s )</text:span></text:p>
      <text:p text:style-name="P53"><text:span text:style-name="T4">WHERE</text:span><text:span text:style-name="T3"> <text:s text:c="2"/>[</text:span><text:span text:style-name="T6">critère(s) de sélection, de jointure</text:span><text:span text:style-name="T3">]</text:span></text:p>
      <text:p text:style-name="P53"><text:span text:style-name="T8">[AND]</text:span><text:span text:style-name="T9"> EXISTS</text:span><text:span text:style-name="T8"> </text:span></text:p>
      <text:p text:style-name="P53"><text:span text:style-name="T9">(SELECT</text:span><text:span text:style-name="T8"> <text:s/></text:span><text:span text:style-name="T10">*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3">[</text:span><text:span text:style-name="T4">WHERE</text:span><text:span text:style-name="T3"> <text:s text:c="2"/></text:span><text:span text:style-name="T6">critère(s) de sélection, de jointure</text:span><text:span text:style-name="T3">]</text:span><text:span text:style-name="T4">)</text:span></text:p>
      <text:p text:style-name="P5"/>
      <text:h text:style-name="P153" text:outline-level="2">Différence</text:h>
      <text:p text:style-name="P24"><draw:ellipse text:anchor-type="paragraph" draw:z-index="13" draw:style-name="gr2" draw:text-style-name="P164" svg:width="2.036cm" svg:height="1.02cm" svg:x="11.425cm" svg:y="0.938cm"><draw:glue-point draw:id="4" svg:x="4.995cm" svg:y="0cm"/><draw:glue-point draw:id="5" svg:x="1.454cm" svg:y="1.45cm"/><draw:glue-point draw:id="6" svg:x="0cm" svg:y="4.991cm"/><draw:glue-point draw:id="7" svg:x="1.454cm" svg:y="8.531cm"/><draw:glue-point draw:id="8" svg:x="4.995cm" svg:y="9.982cm"/><draw:glue-point draw:id="9" svg:x="8.536cm" svg:y="8.531cm"/><draw:glue-point draw:id="10" svg:x="9.991cm" svg:y="4.991cm"/><draw:glue-point draw:id="11" svg:x="8.536cm" svg:y="1.45cm"/><text:p/></draw:ellipse><draw:ellipse text:anchor-type="paragraph" draw:z-index="10" draw:style-name="gr2" draw:text-style-name="P164" svg:width="2.036cm" svg:height="1.02cm" svg:x="10.038cm" svg:y="0.965cm"><draw:glue-point draw:id="4" svg:x="4.995cm" svg:y="0cm"/><draw:glue-point draw:id="5" svg:x="1.454cm" svg:y="1.45cm"/><draw:glue-point draw:id="6" svg:x="0cm" svg:y="4.991cm"/><draw:glue-point draw:id="7" svg:x="1.454cm" svg:y="8.531cm"/><draw:glue-point draw:id="8" svg:x="4.995cm" svg:y="9.982cm"/><draw:glue-point draw:id="9" svg:x="8.536cm" svg:y="8.531cm"/><draw:glue-point draw:id="10" svg:x="9.991cm" svg:y="4.991cm"/><draw:glue-point draw:id="11" svg:x="8.536cm" svg:y="1.45cm"/><text:p/></draw:ellipse><text:span text:style-name="T4">Définition :</text:span><text:span text:style-name="T3"> Le résultat de la différence de deux relations R1 et R2, <text:s/>est une relation R3 contenant tous les tuples qui appartiennent à R1 sans appartenir à R2. C'est l'opérateur complémentaire de l'intersection.</text:span></text:p>
      <text:p text:style-name="P24"><text:span text:style-name="T4">Formalisme :</text:span><text:span text:style-name="T3"> R3 = R1-R2 = DIFFERENCE (R1,R2)</text:span></text:p>
      <text:p text:style-name="P159"/>
      <text:p text:style-name="P159">Il est nécessaire de préciser l'ordre de la différence : la relation R1-R2 est différente de la relation R2-R1.</text:p>
      <text:list xml:id="list1540101040934270686" text:style-name="WW8Num18">
        <text:list-item>
          <text:p text:style-name="P162">Exemple :</text:p>
        </text:list-item>
      </text:list>
      <text:p text:style-name="P104">Pilotes habitant Paris :<text:tab/><text:tab/><text:tab/><text:tab/><text:tab/><text:tab/><text:tab/>Pilotes prénommés Jean :</text:p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 table:number-columns-repeated="2"/>
        <table:table-column table:style-name="Tableau5.K"/>
        <table:table-row>
          <table:table-cell table:style-name="Tableau5.A1" office:value-type="string">
            <text:p text:style-name="P40">PILOTE1 <text:s/></text:p>
          </table:table-cell>
          <table:table-cell table:style-name="Tableau5.B1" office:value-type="string">
            <text:p text:style-name="P76">N°PILOTE</text:p>
          </table:table-cell>
          <table:table-cell table:style-name="Tableau5.B1" office:value-type="string">
            <text:p text:style-name="P79">NOM PILOTE</text:p>
          </table:table-cell>
          <table:table-cell table:style-name="Tableau5.D1" office:value-type="string">
            <text:p text:style-name="P82">ADRESSE</text:p>
          </table:table-cell>
          <table:table-cell table:style-name="Tableau5.A1" office:value-type="string">
            <text:p text:style-name="P76"/>
          </table:table-cell>
          <table:table-cell table:style-name="Tableau5.B1" office:value-type="string">
            <text:p text:style-name="P76">N°PILOTE</text:p>
          </table:table-cell>
          <table:table-cell table:style-name="Tableau5.B1" office:value-type="string">
            <text:p text:style-name="P79">NOM PILOTE</text:p>
          </table:table-cell>
          <table:table-cell table:style-name="Tableau5.D1" office:value-type="string">
            <text:p text:style-name="P82">ADRESSE</text:p>
          </table:table-cell>
          <table:table-cell table:style-name="Tableau5.A1" office:value-type="string">
            <text:p text:style-name="P40"/>
          </table:table-cell>
          <table:table-cell table:style-name="Tableau5.A1" table:number-columns-spanned="2" office:value-type="string">
            <text:p text:style-name="P40">PILOTE 3</text:p>
          </table:table-cell>
          <table:covered-table-cell/>
        </table:table-row>
        <table:table-row>
          <table:table-cell table:style-name="Tableau5.A1" office:value-type="string">
            <text:p text:style-name="P42"/>
          </table:table-cell>
          <table:table-cell table:style-name="Tableau5.B2" office:value-type="string">
            <text:p text:style-name="P47">100</text:p>
          </table:table-cell>
          <table:table-cell table:style-name="Tableau5.B2" office:value-type="string">
            <text:p text:style-name="P48">JEAN</text:p>
          </table:table-cell>
          <table:table-cell table:style-name="Tableau5.D2" office:value-type="string">
            <text:p text:style-name="P85">PARIS</text:p>
          </table:table-cell>
          <table:table-cell table:style-name="Tableau5.A1" office:value-type="string">
            <text:p text:style-name="P47"/>
          </table:table-cell>
          <table:table-cell table:style-name="Tableau5.F2" office:value-type="string">
            <text:p text:style-name="P47">100</text:p>
          </table:table-cell>
          <table:table-cell table:style-name="Tableau5.F2" office:value-type="string">
            <text:p text:style-name="P48">JEAN</text:p>
          </table:table-cell>
          <table:table-cell table:style-name="Tableau5.H2" office:value-type="string">
            <text:p text:style-name="P85">PARIS</text:p>
          </table:table-cell>
          <table:table-cell table:style-name="Tableau5.A1" office:value-type="string">
            <text:p text:style-name="P42"/>
          </table:table-cell>
          <table:table-cell table:style-name="Tableau5.A1" office:value-type="string">
            <text:p text:style-name="P42"/>
          </table:table-cell>
          <table:table-cell table:style-name="Tableau5.K2" office:value-type="string">
            <text:p text:style-name="P41"/>
          </table:table-cell>
        </table:table-row>
        <table:table-row>
          <table:table-cell table:style-name="Tableau5.A1" office:value-type="string">
            <text:p text:style-name="P42"/>
          </table:table-cell>
          <table:table-cell table:style-name="Tableau5.B2" office:value-type="string">
            <text:p text:style-name="P47">101</text:p>
          </table:table-cell>
          <table:table-cell table:style-name="Tableau5.B2" office:value-type="string">
            <text:p text:style-name="P48">PIERRE</text:p>
          </table:table-cell>
          <table:table-cell table:style-name="Tableau5.D2" office:value-type="string">
            <text:p text:style-name="P85">PARIS</text:p>
          </table:table-cell>
          <table:table-cell table:style-name="Tableau5.A1" office:value-type="string">
            <text:p text:style-name="P47"/>
          </table:table-cell>
          <table:table-cell table:style-name="Tableau5.B1" office:value-type="string">
            <text:p text:style-name="P47">103</text:p>
          </table:table-cell>
          <table:table-cell table:style-name="Tableau5.B1" office:value-type="string">
            <text:p text:style-name="P48">JEAN</text:p>
          </table:table-cell>
          <table:table-cell table:style-name="Tableau5.D1" office:value-type="string">
            <text:p text:style-name="P48">BORDEAUX</text:p>
          </table:table-cell>
          <table:table-cell table:style-name="Tableau5.A1" office:value-type="string">
            <text:p text:style-name="P42"/>
          </table:table-cell>
          <table:table-cell table:style-name="Tableau5.A1" office:value-type="string">
            <text:p text:style-name="P42"/>
          </table:table-cell>
          <table:table-cell table:style-name="Tableau5.K2" office:value-type="string">
            <text:p text:style-name="P41"/>
          </table:table-cell>
        </table:table-row>
        <table:table-row>
          <table:table-cell table:style-name="Tableau5.A1" office:value-type="string">
            <text:p text:style-name="P42"/>
          </table:table-cell>
          <table:table-cell table:style-name="Tableau5.B2" office:value-type="string">
            <text:p text:style-name="P47">102</text:p>
          </table:table-cell>
          <table:table-cell table:style-name="Tableau5.B2" office:value-type="string">
            <text:p text:style-name="P48">PAUL</text:p>
          </table:table-cell>
          <table:table-cell table:style-name="Tableau5.D2" office:value-type="string">
            <text:p text:style-name="P85">PARIS</text:p>
          </table:table-cell>
          <table:table-cell table:style-name="Tableau5.A1" office:value-type="string">
            <text:p text:style-name="P47"/>
          </table:table-cell>
          <table:table-cell table:style-name="Tableau5.A1" office:value-type="string">
            <text:p text:style-name="P47"/>
          </table:table-cell>
          <table:table-cell table:style-name="Tableau5.A1" office:value-type="string">
            <text:p text:style-name="P48"/>
          </table:table-cell>
          <table:table-cell table:style-name="Tableau5.A1" office:value-type="string">
            <text:p text:style-name="P48"/>
          </table:table-cell>
          <table:table-cell table:style-name="Tableau5.A1" office:value-type="string">
            <text:p text:style-name="P42"/>
          </table:table-cell>
          <table:table-cell table:style-name="Tableau5.A1" office:value-type="string">
            <text:p text:style-name="P42"/>
          </table:table-cell>
          <table:table-cell table:style-name="Tableau5.K2" office:value-type="string">
            <text:p text:style-name="P41"/>
          </table:table-cell>
        </table:table-row>
      </table:table>
      <text:p text:style-name="P161"><draw:frame draw:style-name="fr1" draw:name="Cadre6" text:anchor-type="paragraph" svg:x="9.465cm" svg:y="0.335cm" svg:width="8.835cm" svg:height="2.477cm" draw:z-index="16"><draw:text-box><text:p text:style-name="P107">R 2= DIFFERENCE (PILOTE3, PILOTE1)</text:p><table:table table:name="Tableau6" table:style-name="Tableau6"><table:table-column table:style-name="Tableau6.A"/><table:table-column table:style-name="Tableau6.B"/><table:table-column table:style-name="Tableau6.C"/><table:table-row><table:table-cell table:style-name="Tableau6.A1" office:value-type="string"><text:p text:style-name="P76">N°PILOTE</text:p></table:table-cell><table:table-cell table:style-name="Tableau6.A1" office:value-type="string"><text:p text:style-name="P79">NOM PILOTE</text:p></table:table-cell><table:table-cell table:style-name="Tableau6.C1" office:value-type="string"><text:p text:style-name="P82">ADRESSE</text:p></table:table-cell></table:table-row><table:table-row><table:table-cell table:style-name="Tableau6.A2" office:value-type="string"><text:p text:style-name="P47">103</text:p></table:table-cell><table:table-cell table:style-name="Tableau6.A2" office:value-type="string"><text:p text:style-name="P48">JEAN</text:p></table:table-cell><table:table-cell table:style-name="Tableau6.C2" office:value-type="string"><text:p text:style-name="P48">BORDEAUX</text:p></table:table-cell></table:table-row></table:table><text:p text:style-name="Standard"/></draw:text-box></draw:frame></text:p>
      <text:p text:style-name="P107">R 1= DIFFERENCE (PILOTE1, PILOTE3)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76">N°PILOTE</text:p>
          </table:table-cell>
          <table:table-cell table:style-name="Tableau7.A1" office:value-type="string">
            <text:p text:style-name="P113">NOM PILOTE</text:p>
          </table:table-cell>
          <table:table-cell table:style-name="Tableau7.C1" office:value-type="string">
            <text:p text:style-name="P82">ADRESSE</text:p>
          </table:table-cell>
        </table:table-row>
        <table:table-row>
          <table:table-cell table:style-name="Tableau7.C1" office:value-type="string">
            <text:p text:style-name="P47">101</text:p>
          </table:table-cell>
          <table:table-cell table:style-name="Tableau7.B2" office:value-type="string">
            <text:p text:style-name="P48">PIERRE</text:p>
          </table:table-cell>
          <table:table-cell table:style-name="Tableau7.B2" office:value-type="string">
            <text:p text:style-name="P85">PARIS</text:p>
          </table:table-cell>
        </table:table-row>
        <table:table-row>
          <table:table-cell table:style-name="Tableau7.A3" office:value-type="string">
            <text:p text:style-name="P47">102</text:p>
          </table:table-cell>
          <table:table-cell table:style-name="Tableau7.B3" office:value-type="string">
            <text:p text:style-name="P48">PAUL</text:p>
          </table:table-cell>
          <table:table-cell table:style-name="Tableau7.B3" office:value-type="string">
            <text:p text:style-name="P85">PARIS</text:p>
          </table:table-cell>
        </table:table-row>
      </table:table>
      <text:p text:style-name="P108"/>
      <text:p text:style-name="Standard"><text:span text:style-name="T14">Ecriture d'une opération de différence en SQL</text:span><text:span text:style-name="T3"> : La différence s'effectue entre deux ou plusieurs requêtes :</text:span></text:p>
      <text:p text:style-name="P53"><draw:frame draw:style-name="fr1" draw:name="Cadre7" text:anchor-type="paragraph" svg:x="10.576cm" svg:y="0.21cm" svg:width="7.168cm" svg:height="2.591cm" draw:z-index="17"><draw:text-box><text:p text:style-name="Standard">Il est également possible d'utiliser les sous-requêtes avec les mots clé NOT IN.</text:p><text:p text:style-name="Standard">Dans d'autres versions de SQL, l'intersection est réalisée avec l'opérateur MINUS (oracle) voir EXCEPT(postgresql), utilisé comme l'opérateur UNION.</text:p></draw:text-box></draw:frame><text:span text:style-name="T9">SELECT</text:span><text:span text:style-name="T8"> <text:s/></text:span><text:span text:style-name="T10">attribut(s)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4">WHERE</text:span><text:span text:style-name="T3"> <text:s text:c="2"/>[</text:span><text:span text:style-name="T6">critère(s) de sélection, de jointure</text:span><text:span text:style-name="T3">]</text:span></text:p>
      <text:p text:style-name="P53"><text:span text:style-name="T8">[</text:span><text:span text:style-name="T9">AND</text:span><text:span text:style-name="T8">] </text:span><text:span text:style-name="T9">NOT EXISTS</text:span></text:p>
      <text:p text:style-name="P53"><text:span text:style-name="T9">(SELECT</text:span><text:span text:style-name="T8"> <text:s/></text:span><text:span text:style-name="T10">*</text:span></text:p>
      <text:p text:style-name="P53"><text:span text:style-name="T9">FROM</text:span><text:span text:style-name="T8"> <text:s/></text:span><text:span text:style-name="T10">Table(s)</text:span></text:p>
      <text:p text:style-name="P53"><text:span text:style-name="T3">[</text:span><text:span text:style-name="T4">WHERE</text:span><text:span text:style-name="T3"> <text:s text:c="2"/></text:span><text:span text:style-name="T6">critère(s) de sélection, de jointure</text:span><text:span text:style-name="T3">] </text:span><text:span text:style-name="T4">)</text:span></text:p>
      <text:p text:style-name="P54"/>
      <text:p text:style-name="P111"><text:span text:style-name="T18"></text:span><text:span text:style-name="T3"><text:tab/></text:span><text:span text:style-name="T14">Application</text:span><text:span text:style-name="T3"> : Ecrivez les requêtes permettant d'obtenir :</text:span></text:p>
      <text:list xml:id="list2612250089873370886" text:style-name="WW8Num10">
        <text:list-item>
          <text:p text:style-name="P144">Les numéros des pilotes qui n'effectuent pas de vol au départ de Paris?</text:p>
        </text:list-item>
        <text:list-item>
          <text:p text:style-name="P144">Les noms des villes d'arrivée ou de départ?</text:p>
        </text:list-item>
        <text:list-item>
          <text:p text:style-name="P144">Les numéros des pilotes qui n'habitent pas une ville d'arrivée ou de départ?</text:p>
        </text:list-item>
        <text:list-item>
          <text:p text:style-name="P144">Les numéros et noms des avions non pilotés par le pilote 100.</text:p>
        </text:list-item>
        <text:list-item>
          <text:p text:style-name="P144">Les numéros des avions qui n'effectuent pas de vol au départ de Paris.</text:p>
        </text:list-item>
        <text:list-item>
          <text:p text:style-name="P144">Les numéros et noms des avions qui n'effectuent pas de vol au départ de Paris.</text:p>
        </text:list-item>
        <text:list-item>
          <text:p text:style-name="P144">Les noms des pilotes habitant une ville où est localisé au moins un avion.</text:p>
        </text:list-item>
        <text:list-item>
          <text:p text:style-name="P144">Les noms des pilotes qui ne pilotent aucun avion.</text:p>
        </text:list-item>
      </text:list>
      <text:p text:style-name="P54"/>
      <text:h text:style-name="P153" text:outline-level="2">Produit cartésien</text:h>
      <text:p text:style-name="P24"><text:span text:style-name="T4">Définition </text:span><text:span text:style-name="T3">: Le résultat du produit cartésien de deux relations R1 et R2, est une relation R3 contenant tous les tuples obtenus par concaténation des tuples de R1 et des tuples de R2. </text:span></text:p>
      <text:p text:style-name="P114"><text:span text:style-name="T4">Formalisme : </text:span><text:span text:style-name="T3">R3 = R1 <text:s/>X <text:s/>R2 = PRODUIT CARTESIEN (R1, R2)</text:span></text:p>
      <text:p text:style-name="P22"/>
      <text:p text:style-name="P24"><text:span text:style-name="T25">PILOTE 1</text:span><text:span text:style-name="T23"><text:tab/><text:tab/><text:tab/><text:tab/><text:tab/><text:tab/></text:span><text:span text:style-name="T25">AVION 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 table:number-columns-repeated="2"/>
        <table:table-column table:style-name="Tableau8.H"/>
        <table:table-row>
          <table:table-cell table:style-name="Tableau8.A1" office:value-type="string">
            <text:p text:style-name="P77">N°PILOTE</text:p>
          </table:table-cell>
          <table:table-cell table:style-name="Tableau8.A1" office:value-type="string">
            <text:p text:style-name="P80">NOM PILOTE</text:p>
          </table:table-cell>
          <table:table-cell table:style-name="Tableau8.C1" office:value-type="string">
            <text:p text:style-name="P83">ADRESSE</text:p>
          </table:table-cell>
          <table:table-cell table:style-name="Tableau8.D1" office:value-type="string">
            <text:p text:style-name="P49"/>
          </table:table-cell>
          <table:table-cell table:style-name="Tableau8.E1" office:value-type="string">
            <text:p text:style-name="P50">N°AVION</text:p>
          </table:table-cell>
          <table:table-cell table:style-name="Tableau8.G1" office:value-type="string">
            <text:p text:style-name="P50">NOM AVION</text:p>
          </table:table-cell>
          <table:table-cell table:style-name="Tableau8.G1" office:value-type="string">
            <text:p text:style-name="P50">CAPACITE</text:p>
          </table:table-cell>
          <table:table-cell table:style-name="Tableau8.H1" office:value-type="string">
            <text:p text:style-name="P50">LOCALISATION</text:p>
          </table:table-cell>
        </table:table-row>
        <table:table-row>
          <table:table-cell table:style-name="Tableau8.A4" office:value-type="string">
            <text:p text:style-name="P27">100</text:p>
          </table:table-cell>
          <table:table-cell table:style-name="Tableau8.B4" office:value-type="string">
            <text:p text:style-name="P25">JEAN</text:p>
          </table:table-cell>
          <table:table-cell table:style-name="Tableau8.C4" office:value-type="string">
            <text:p text:style-name="P86">PARIS</text:p>
          </table:table-cell>
          <table:table-cell table:style-name="Tableau8.D4" office:value-type="string">
            <text:p text:style-name="P27"/>
          </table:table-cell>
          <table:table-cell table:style-name="Tableau8.E3" office:value-type="string">
            <text:p text:style-name="P23">5003</text:p>
          </table:table-cell>
          <table:table-cell table:style-name="Tableau8.G3" office:value-type="string">
            <text:p text:style-name="P23">Boeing</text:p>
          </table:table-cell>
          <table:table-cell table:style-name="Tableau8.G3" office:value-type="string">
            <text:p text:style-name="P26">200</text:p>
          </table:table-cell>
          <table:table-cell table:style-name="Tableau8.H3" office:value-type="string">
            <text:p text:style-name="P23">PARIS</text:p>
          </table:table-cell>
        </table:table-row>
        <table:table-row>
          <table:table-cell table:style-name="Tableau8.A4" office:value-type="string">
            <text:p text:style-name="P27">101</text:p>
          </table:table-cell>
          <table:table-cell table:style-name="Tableau8.B4" office:value-type="string">
            <text:p text:style-name="P25">PIERRE</text:p>
          </table:table-cell>
          <table:table-cell table:style-name="Tableau8.C4" office:value-type="string">
            <text:p text:style-name="P86">PARIS</text:p>
          </table:table-cell>
          <table:table-cell table:style-name="Tableau8.D4" office:value-type="string">
            <text:p text:style-name="P27"/>
          </table:table-cell>
          <table:table-cell table:style-name="Tableau8.E3" office:value-type="string">
            <text:p text:style-name="P23">5006</text:p>
          </table:table-cell>
          <table:table-cell table:style-name="Tableau8.G3" office:value-type="string">
            <text:p text:style-name="P23">Boeing</text:p>
          </table:table-cell>
          <table:table-cell table:style-name="Tableau8.G3" office:value-type="string">
            <text:p text:style-name="P26">270</text:p>
          </table:table-cell>
          <table:table-cell table:style-name="Tableau8.H3" office:value-type="string">
            <text:p text:style-name="P23">NANTES</text:p>
          </table:table-cell>
        </table:table-row>
        <table:table-row>
          <table:table-cell table:style-name="Tableau8.A4" office:value-type="string">
            <text:p text:style-name="P27">102</text:p>
          </table:table-cell>
          <table:table-cell table:style-name="Tableau8.B4" office:value-type="string">
            <text:p text:style-name="P25">PAUL</text:p>
          </table:table-cell>
          <table:table-cell table:style-name="Tableau8.C4" office:value-type="string">
            <text:p text:style-name="P86">PARIS</text:p>
          </table:table-cell>
          <table:table-cell table:style-name="Tableau8.D4" office:value-type="string">
            <text:p text:style-name="P27"/>
          </table:table-cell>
          <table:table-cell table:style-name="Tableau8.E4" office:value-type="string">
            <text:p text:style-name="P23"/>
          </table:table-cell>
          <table:table-cell table:style-name="Tableau8.G4" office:value-type="string">
            <text:p text:style-name="P23"/>
          </table:table-cell>
          <table:table-cell table:style-name="Tableau8.G4" office:value-type="string">
            <text:p text:style-name="P26"/>
          </table:table-cell>
          <table:table-cell table:style-name="Tableau8.H4" office:value-type="string">
            <text:p text:style-name="P21"/>
          </table:table-cell>
        </table:table-row>
      </table:table>
      <text:p text:style-name="P2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column table:style-name="Tableau9.I"/>
        <table:table-column table:style-name="Tableau9.J"/>
        <table:table-column table:style-name="Tableau9.K"/>
        <table:table-row>
          <table:table-cell table:style-name="Tableau9.A1" office:value-type="string">
            <text:p text:style-name="WW-Titre_20_de_20_tableau"/>
          </table:table-cell>
          <table:table-cell table:style-name="Tableau9.B1" office:value-type="string">
            <text:p text:style-name="P43"/>
          </table:table-cell>
          <table:table-cell table:style-name="Tableau9.B1" table:number-columns-spanned="2" office:value-type="string">
            <text:p text:style-name="P43"/>
          </table:table-cell>
          <table:covered-table-cell/>
          <table:table-cell table:style-name="Tableau9.B1" table:number-columns-spanned="5" office:value-type="string">
            <text:p text:style-name="P115">R = PRODUIT CARTESIEN (PILOTE 1 , <text:s/>AVION 2)</text:p>
          </table:table-cell>
          <table:covered-table-cell/>
          <table:covered-table-cell/>
          <table:covered-table-cell/>
          <table:covered-table-cell/>
          <table:table-cell table:style-name="Tableau9.A1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9.A2" table:number-columns-spanned="3" office:value-type="string">
            <text:p text:style-name="P77">N°PILOTE</text:p>
          </table:table-cell>
          <table:covered-table-cell/>
          <table:covered-table-cell/>
          <table:table-cell table:style-name="Tableau9.A2" table:number-columns-spanned="2" office:value-type="string">
            <text:p text:style-name="P80">NOM PILOTE</text:p>
          </table:table-cell>
          <table:covered-table-cell/>
          <table:table-cell table:style-name="Tableau9.A2" office:value-type="string">
            <text:p text:style-name="P83">ADRESSE</text:p>
          </table:table-cell>
          <table:table-cell table:style-name="Tableau9.G2" office:value-type="string">
            <text:p text:style-name="P50">N°AVION</text:p>
          </table:table-cell>
          <table:table-cell table:style-name="Tableau9.I2" office:value-type="string">
            <text:p text:style-name="P50">NOM AVION</text:p>
          </table:table-cell>
          <table:table-cell table:style-name="Tableau9.I2" table:number-columns-spanned="2" office:value-type="string">
            <text:p text:style-name="P50">CAPACITE</text:p>
          </table:table-cell>
          <table:covered-table-cell/>
          <table:table-cell table:style-name="Tableau9.K3" office:value-type="string">
            <text:p text:style-name="P50">LOCALISATION</text:p>
          </table:table-cell>
        </table:table-row>
        <table:table-row>
          <table:table-cell table:style-name="Tableau9.A3" table:number-columns-spanned="3" office:value-type="string">
            <text:p text:style-name="P27">100</text:p>
          </table:table-cell>
          <table:covered-table-cell/>
          <table:covered-table-cell/>
          <table:table-cell table:style-name="Tableau9.D3" table:number-columns-spanned="2" office:value-type="string">
            <text:p text:style-name="P25">JEAN</text:p>
          </table:table-cell>
          <table:covered-table-cell/>
          <table:table-cell table:style-name="Tableau9.F3" office:value-type="string">
            <text:p text:style-name="P86">PARIS</text:p>
          </table:table-cell>
          <table:table-cell table:style-name="Tableau9.G3" office:value-type="string">
            <text:p text:style-name="P23">5003</text:p>
          </table:table-cell>
          <table:table-cell table:style-name="Tableau9.H3" office:value-type="string">
            <text:p text:style-name="P23">Boeing</text:p>
          </table:table-cell>
          <table:table-cell table:style-name="Tableau9.I3" table:number-columns-spanned="2" office:value-type="string">
            <text:p text:style-name="P26">200</text:p>
          </table:table-cell>
          <table:covered-table-cell/>
          <table:table-cell table:style-name="Tableau9.K3" office:value-type="string">
            <text:p text:style-name="P23">PARIS</text:p>
          </table:table-cell>
        </table:table-row>
        <table:table-row>
          <table:table-cell table:style-name="Tableau9.A7" table:number-columns-spanned="3" office:value-type="string">
            <text:p text:style-name="P27">101</text:p>
          </table:table-cell>
          <table:covered-table-cell/>
          <table:covered-table-cell/>
          <table:table-cell table:style-name="Tableau9.D7" table:number-columns-spanned="2" office:value-type="string">
            <text:p text:style-name="P25">PIERRE</text:p>
          </table:table-cell>
          <table:covered-table-cell/>
          <table:table-cell table:style-name="Tableau9.F7" office:value-type="string">
            <text:p text:style-name="P86">PARIS</text:p>
          </table:table-cell>
          <table:table-cell table:style-name="Tableau9.G7" office:value-type="string">
            <text:p text:style-name="P23">5003</text:p>
          </table:table-cell>
          <table:table-cell table:style-name="Tableau9.H7" office:value-type="string">
            <text:p text:style-name="P23">Boeing</text:p>
          </table:table-cell>
          <table:table-cell table:style-name="Tableau9.B1" table:number-columns-spanned="2" office:value-type="string">
            <text:p text:style-name="P26">200</text:p>
          </table:table-cell>
          <table:covered-table-cell/>
          <table:table-cell table:style-name="Tableau9.K7" office:value-type="string">
            <text:p text:style-name="P23">PARIS</text:p>
          </table:table-cell>
        </table:table-row>
        <table:table-row>
          <table:table-cell table:style-name="Tableau9.A7" table:number-columns-spanned="3" office:value-type="string">
            <text:p text:style-name="P27">102</text:p>
          </table:table-cell>
          <table:covered-table-cell/>
          <table:covered-table-cell/>
          <table:table-cell table:style-name="Tableau9.D7" table:number-columns-spanned="2" office:value-type="string">
            <text:p text:style-name="P25">PAUL</text:p>
          </table:table-cell>
          <table:covered-table-cell/>
          <table:table-cell table:style-name="Tableau9.F7" office:value-type="string">
            <text:p text:style-name="P86">PARIS</text:p>
          </table:table-cell>
          <table:table-cell table:style-name="Tableau9.G7" office:value-type="string">
            <text:p text:style-name="P23">5003</text:p>
          </table:table-cell>
          <table:table-cell table:style-name="Tableau9.H7" office:value-type="string">
            <text:p text:style-name="P23">Boeing</text:p>
          </table:table-cell>
          <table:table-cell table:style-name="Tableau9.B1" table:number-columns-spanned="2" office:value-type="string">
            <text:p text:style-name="P26">200</text:p>
          </table:table-cell>
          <table:covered-table-cell/>
          <table:table-cell table:style-name="Tableau9.K7" office:value-type="string">
            <text:p text:style-name="P23">PARIS</text:p>
          </table:table-cell>
        </table:table-row>
        <table:table-row>
          <table:table-cell table:style-name="Tableau9.A7" table:number-columns-spanned="3" office:value-type="string">
            <text:p text:style-name="P27">100</text:p>
          </table:table-cell>
          <table:covered-table-cell/>
          <table:covered-table-cell/>
          <table:table-cell table:style-name="Tableau9.D7" table:number-columns-spanned="2" office:value-type="string">
            <text:p text:style-name="P25">JEAN</text:p>
          </table:table-cell>
          <table:covered-table-cell/>
          <table:table-cell table:style-name="Tableau9.F7" office:value-type="string">
            <text:p text:style-name="P86">PARIS</text:p>
          </table:table-cell>
          <table:table-cell table:style-name="Tableau9.G7" office:value-type="string">
            <text:p text:style-name="P23">5006</text:p>
          </table:table-cell>
          <table:table-cell table:style-name="Tableau9.H7" office:value-type="string">
            <text:p text:style-name="P23">Boeing</text:p>
          </table:table-cell>
          <table:table-cell table:style-name="Tableau9.B1" table:number-columns-spanned="2" office:value-type="string">
            <text:p text:style-name="P26">270</text:p>
          </table:table-cell>
          <table:covered-table-cell/>
          <table:table-cell table:style-name="Tableau9.K7" office:value-type="string">
            <text:p text:style-name="P23">NANTES</text:p>
          </table:table-cell>
        </table:table-row>
        <table:table-row>
          <table:table-cell table:style-name="Tableau9.A7" table:number-columns-spanned="3" office:value-type="string">
            <text:p text:style-name="P27">101</text:p>
          </table:table-cell>
          <table:covered-table-cell/>
          <table:covered-table-cell/>
          <table:table-cell table:style-name="Tableau9.D7" table:number-columns-spanned="2" office:value-type="string">
            <text:p text:style-name="P25">PIERRE</text:p>
          </table:table-cell>
          <table:covered-table-cell/>
          <table:table-cell table:style-name="Tableau9.F7" office:value-type="string">
            <text:p text:style-name="P86">PARIS</text:p>
          </table:table-cell>
          <table:table-cell table:style-name="Tableau9.G7" office:value-type="string">
            <text:p text:style-name="P23">5006</text:p>
          </table:table-cell>
          <table:table-cell table:style-name="Tableau9.H7" office:value-type="string">
            <text:p text:style-name="P23">Boeing</text:p>
          </table:table-cell>
          <table:table-cell table:style-name="Tableau9.B1" table:number-columns-spanned="2" office:value-type="string">
            <text:p text:style-name="P26">270</text:p>
          </table:table-cell>
          <table:covered-table-cell/>
          <table:table-cell table:style-name="Tableau9.K7" office:value-type="string">
            <text:p text:style-name="P23">NANTES</text:p>
          </table:table-cell>
        </table:table-row>
        <table:table-row>
          <table:table-cell table:style-name="Tableau9.A8" table:number-columns-spanned="3" office:value-type="string">
            <text:p text:style-name="P27">102</text:p>
          </table:table-cell>
          <table:covered-table-cell/>
          <table:covered-table-cell/>
          <table:table-cell table:style-name="Tableau9.D8" table:number-columns-spanned="2" office:value-type="string">
            <text:p text:style-name="P25">PAUL</text:p>
          </table:table-cell>
          <table:covered-table-cell/>
          <table:table-cell table:style-name="Tableau9.F8" office:value-type="string">
            <text:p text:style-name="P86">PARIS</text:p>
          </table:table-cell>
          <table:table-cell table:style-name="Tableau9.G8" office:value-type="string">
            <text:p text:style-name="P23">5006</text:p>
          </table:table-cell>
          <table:table-cell table:style-name="Tableau9.H8" office:value-type="string">
            <text:p text:style-name="P23">Boeing</text:p>
          </table:table-cell>
          <table:table-cell table:style-name="Tableau9.I8" table:number-columns-spanned="2" office:value-type="string">
            <text:p text:style-name="P26">270</text:p>
          </table:table-cell>
          <table:covered-table-cell/>
          <table:table-cell table:style-name="Tableau9.K8" office:value-type="string">
            <text:p text:style-name="P23">NANTES</text:p>
          </table:table-cell>
        </table:table-row>
      </table:table>
      <text:p text:style-name="P108"/>
      <text:p text:style-name="P109">Ecriture d'un produit cartésien en SQL</text:p>
      <text:p text:style-name="P53"><text:span text:style-name="T9">SELECT</text:span><text:span text:style-name="T8"> <text:s/></text:span><text:span text:style-name="T10">attribut(s))</text:span></text:p>
      <text:p text:style-name="P53"><text:span text:style-name="T9">FROM</text:span><text:span text:style-name="T8"> <text:s/></text:span><text:span text:style-name="T10">Table(s)</text:span></text:p>
      <text:p text:style-name="P110">Le produit cartésien peut servir à effectuer des simulations : Ex : Nombre de couple Avion / Pilote</text:p>
      <text:h text:style-name="P149" text:outline-level="1"><text:soft-page-break/>Opérateur relationnel complémentaire : La DIVISION </text:h>
      <text:p text:style-name="P12"/>
      <text:p text:style-name="P24"><text:span text:style-name="T4">Définition :</text:span><text:span text:style-name="T3"> La division consiste à créer une relation R3 appelée </text:span><text:span text:style-name="T4">quotient</text:span><text:span text:style-name="T3"> en "divisant" une relation R1 (</text:span><text:span text:style-name="T4">le dividende</text:span><text:span text:style-name="T3">) par une relation R2 (</text:span><text:span text:style-name="T4">le diviseur</text:span><text:span text:style-name="T3">).</text:span></text:p>
      <text:p text:style-name="P17">Nous nous limiterons à la division d'une relation binaire R1 (deux attributs) par une relation unaire R2 (un seul attribut). L'attribut du diviseur R2 doit aussi être un attribut du dividende R1.</text:p>
      <text:p text:style-name="P17"/>
      <text:p text:style-name="P116"><text:span text:style-name="T4">Formalisme :</text:span><text:span text:style-name="T3"> R3 = DIVISION (R1 , R2)</text:span></text:p>
      <text:p text:style-name="P17"/>
      <text:p text:style-name="P24"><text:span text:style-name="T4">Exemple :</text:span><text:span text:style-name="T3"> <text:tab/></text:span></text:p>
      <text:p text:style-name="P17">R1 : Dividende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E"/>
        <table:table-column table:style-name="Tableau10.H"/>
        <table:table-column table:style-name="Tableau10.I"/>
        <table:table-column table:style-name="Tableau10.J"/>
        <table:table-row>
          <table:table-cell table:style-name="Tableau10.A1" office:value-type="string">
            <text:p text:style-name="P49">N°AVION</text:p>
          </table:table-cell>
          <table:table-cell table:style-name="Tableau10.B1" office:value-type="string">
            <text:p text:style-name="P90">N°PILOTE</text:p>
          </table:table-cell>
          <table:table-cell table:style-name="Tableau10.C1" office:value-type="string">
            <text:p text:style-name="P89"/>
          </table:table-cell>
          <table:table-cell table:style-name="Tableau10.D4" office:value-type="string">
            <text:p text:style-name="P117">R2</text:p>
          </table:table-cell>
          <table:table-cell table:style-name="Tableau10.G4" office:value-type="string">
            <text:p text:style-name="P45"/>
          </table:table-cell>
          <table:table-cell table:style-name="Tableau10.F1" office:value-type="string">
            <text:p text:style-name="P119">N°AVION</text:p>
          </table:table-cell>
          <table:table-cell table:style-name="Tableau10.G4" office:value-type="string">
            <text:p text:style-name="P121"/>
          </table:table-cell>
          <table:table-cell table:style-name="Tableau10.H4" office:value-type="string">
            <text:p text:style-name="P121">R3</text:p>
          </table:table-cell>
          <table:table-cell table:style-name="Tableau10.I4" office:value-type="string">
            <text:p text:style-name="P45"/>
          </table:table-cell>
          <table:table-cell table:style-name="Tableau10.J1" office:value-type="string">
            <text:p text:style-name="P45">N°PILOTE</text:p>
          </table:table-cell>
        </table:table-row>
        <table:table-row>
          <table:table-cell table:style-name="Tableau10.A3" office:value-type="string">
            <text:p text:style-name="P27">5005</text:p>
          </table:table-cell>
          <table:table-cell table:style-name="Tableau10.B3" office:value-type="string">
            <text:p text:style-name="P27">107</text:p>
          </table:table-cell>
          <table:table-cell table:style-name="Tableau10.C4" office:value-type="string">
            <text:p text:style-name="P32"/>
          </table:table-cell>
          <table:table-cell table:style-name="Tableau10.D4" office:value-type="string">
            <text:p text:style-name="P118">diviseur</text:p>
          </table:table-cell>
          <table:table-cell table:style-name="Tableau10.G4" office:value-type="string">
            <text:p text:style-name="P43"/>
          </table:table-cell>
          <table:table-cell table:style-name="Tableau10.F3" office:value-type="string">
            <text:p text:style-name="P120">5002</text:p>
          </table:table-cell>
          <table:table-cell table:style-name="Tableau10.G4" office:value-type="string">
            <text:p text:style-name="P122"/>
          </table:table-cell>
          <table:table-cell table:style-name="Tableau10.H4" office:value-type="string">
            <text:p text:style-name="P122">quotient</text:p>
          </table:table-cell>
          <table:table-cell table:style-name="Tableau10.I4" office:value-type="string">
            <text:p text:style-name="P43"/>
          </table:table-cell>
          <table:table-cell table:style-name="Tableau10.J4" office:value-type="string">
            <text:p text:style-name="P43">100</text:p>
          </table:table-cell>
        </table:table-row>
        <table:table-row>
          <table:table-cell table:style-name="Tableau10.A3" office:value-type="string">
            <text:p text:style-name="P27">5002</text:p>
          </table:table-cell>
          <table:table-cell table:style-name="Tableau10.B3" office:value-type="string">
            <text:p text:style-name="P27">100</text:p>
          </table:table-cell>
          <table:table-cell table:style-name="Tableau10.C4" office:value-type="string">
            <text:p text:style-name="P32"/>
          </table:table-cell>
          <table:table-cell table:style-name="Tableau10.D4" office:value-type="string">
            <text:p text:style-name="P118"/>
          </table:table-cell>
          <table:table-cell table:style-name="Tableau10.G4" office:value-type="string">
            <text:p text:style-name="P43"/>
          </table:table-cell>
          <table:table-cell table:style-name="Tableau10.F3" office:value-type="string">
            <text:p text:style-name="P120">5005</text:p>
          </table:table-cell>
          <table:table-cell table:style-name="Tableau10.G4" office:value-type="string">
            <text:p text:style-name="P122"/>
          </table:table-cell>
          <table:table-cell table:style-name="Tableau10.H4" office:value-type="string">
            <text:p text:style-name="P122"/>
          </table:table-cell>
          <table:table-cell table:style-name="Tableau10.I4" office:value-type="string">
            <text:p text:style-name="P43"/>
          </table:table-cell>
          <table:table-cell table:style-name="Tableau10.J4" office:value-type="string">
            <text:p text:style-name="P43">104</text:p>
          </table:table-cell>
        </table:table-row>
        <table:table-row>
          <table:table-cell table:style-name="Tableau10.A4" office:value-type="string">
            <text:p text:style-name="P27">5001</text:p>
          </table:table-cell>
          <table:table-cell table:style-name="Tableau10.B4" office:value-type="string">
            <text:p text:style-name="P27">101</text:p>
          </table:table-cell>
          <table:table-cell table:style-name="Tableau10.C4" office:value-type="string">
            <text:p text:style-name="P32"/>
          </table:table-cell>
          <table:table-cell table:style-name="Tableau10.D4" office:value-type="string">
            <text:p text:style-name="P118"><text:s text:c="3"/></text:p>
          </table:table-cell>
          <table:table-cell table:style-name="Tableau10.G4" office:value-type="string">
            <text:p text:style-name="P43"><text:s text:c="3"/></text:p>
          </table:table-cell>
          <table:table-cell table:style-name="Tableau10.F4" office:value-type="string">
            <text:p text:style-name="P32"/>
          </table:table-cell>
          <table:table-cell table:style-name="Tableau10.G4" office:value-type="string">
            <text:p text:style-name="P32"/>
          </table:table-cell>
          <table:table-cell table:style-name="Tableau10.H4" office:value-type="string">
            <text:p text:style-name="P43"/>
          </table:table-cell>
          <table:table-cell table:style-name="Tableau10.I4" office:value-type="string">
            <text:p text:style-name="P43"/>
          </table:table-cell>
          <table:table-cell table:style-name="Tableau10.J4" office:value-type="string">
            <text:p text:style-name="P46"/>
          </table:table-cell>
        </table:table-row>
        <table:table-row>
          <table:table-cell table:style-name="Tableau10.A5" office:value-type="string">
            <text:p text:style-name="P27">5005</text:p>
          </table:table-cell>
          <table:table-cell table:style-name="Tableau10.B5" office:value-type="string">
            <text:p text:style-name="P27">107</text:p>
          </table:table-cell>
          <table:table-cell table:style-name="Tableau10.C5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><draw:frame draw:style-name="fr2" draw:name="Cadre8" text:anchor-type="paragraph" svg:x="6.81cm" svg:y="0.157cm" svg:width="12.561cm" svg:height="3.246cm" draw:z-index="0"><draw:text-box><text:p text:style-name="P24"><text:span text:style-name="T27"></text:span><text:span text:style-name="T3">Vérifiez que :</text:span></text:p><text:list xml:id="list84423015933891" text:continue-list="list84424061029934" text:style-name="WW8Num15"><text:list-item text:start-value="1"><text:p text:style-name="P139">la relation R3 ne comporte que les attributs de R1 qui ne font pas partie de R2.</text:p></text:list-item><text:list-item><text:p text:style-name="P146">chaque tuple de R3 associé avec chacun des tuples de R2 doit donner un tuple de R1.</text:p></text:list-item></text:list><text:p text:style-name="Standard"><text:span text:style-name="T3">La relation R3 regroupe </text:span><text:span text:style-name="T13">tous</text:span><text:span text:style-name="T3"> les numéros de pilotes pilotant <text:s/></text:span><text:span text:style-name="T13">tous</text:span><text:span text:style-name="T3"> les avions de R2.</text:span></text:p></draw:text-box></draw:frame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7">5002</text:p>
          </table:table-cell>
          <table:table-cell table:style-name="Tableau11.B1" office:value-type="string">
            <text:p text:style-name="P27">103</text:p>
          </table:table-cell>
        </table:table-row>
        <table:table-row>
          <table:table-cell table:style-name="Tableau11.A1" office:value-type="string">
            <text:p text:style-name="P27">5001</text:p>
          </table:table-cell>
          <table:table-cell table:style-name="Tableau11.B1" office:value-type="string">
            <text:p text:style-name="P27">101</text:p>
          </table:table-cell>
        </table:table-row>
        <table:table-row>
          <table:table-cell table:style-name="Tableau11.A1" office:value-type="string">
            <text:p text:style-name="P27">5005</text:p>
          </table:table-cell>
          <table:table-cell table:style-name="Tableau11.B1" office:value-type="string">
            <text:p text:style-name="P27">100</text:p>
          </table:table-cell>
        </table:table-row>
        <table:table-row>
          <table:table-cell table:style-name="Tableau11.A1" office:value-type="string">
            <text:p text:style-name="P27">5002</text:p>
          </table:table-cell>
          <table:table-cell table:style-name="Tableau11.B1" office:value-type="string">
            <text:p text:style-name="P27">104</text:p>
          </table:table-cell>
        </table:table-row>
        <table:table-row>
          <table:table-cell table:style-name="Tableau11.A1" office:value-type="string">
            <text:p text:style-name="P27">5006</text:p>
          </table:table-cell>
          <table:table-cell table:style-name="Tableau11.B1" office:value-type="string">
            <text:p text:style-name="P27">103</text:p>
          </table:table-cell>
        </table:table-row>
        <table:table-row>
          <table:table-cell table:style-name="Tableau11.A1" office:value-type="string">
            <text:p text:style-name="P27">5005</text:p>
          </table:table-cell>
          <table:table-cell table:style-name="Tableau11.B1" office:value-type="string">
            <text:p text:style-name="P27">104</text:p>
          </table:table-cell>
        </table:table-row>
        <table:table-row>
          <table:table-cell table:style-name="Tableau11.A1" office:value-type="string">
            <text:p text:style-name="P94">5006</text:p>
          </table:table-cell>
          <table:table-cell table:style-name="Tableau11.B1" office:value-type="string">
            <text:p text:style-name="P27">104</text:p>
          </table:table-cell>
        </table:table-row>
      </table:table>
      <text:p text:style-name="P24"/>
      <text:p text:style-name="P70"><text:span text:style-name="T18"></text:span><text:span text:style-name="T3"><text:tab/></text:span><text:span text:style-name="T14">Application</text:span><text:span text:style-name="T3"> :</text:span></text:p>
      <text:list xml:id="list5877084640505222065" text:style-name="WW8Num1">
        <text:list-item>
          <text:p text:style-name="P145">Liste des numéros des avions effectuant des vols à partir des 2 villes Paris et Nantes.</text:p>
        </text:list-item>
        <text:list-item>
          <text:p text:style-name="P145">Liste des noms des pilotes effectuant des vols à destination des villes Toulouse et Bordeaux.</text:p>
        </text:list-item>
      </text:list>
      <text:p text:style-name="P108"/>
      <text:p text:style-name="P108"/>
      <text:p text:style-name="P108"/>
      <text:p text:style-name="P112"/>
      <text:p text:style-name="P100"><text:span text:style-name="T14">Annexe 1 </text:span><text:span text:style-name="T3">: Les tables de la Base de données</text:span></text:p>
      <text:p text:style-name="P55"/>
      <text:p text:style-name="P60">Table CRU</text:p>
      <text:p text:style-name="P64"><draw:frame draw:style-name="fr1" draw:name="Cadre9" text:anchor-type="paragraph" svg:x="9.931cm" svg:y="0.305cm" svg:width="8.38cm" svg:height="8.634cm" draw:z-index="4"><draw:text-box><text:p text:style-name="P55">Table CLIENT</text:p><text:p text:style-name="P54"/><table:table table:name="Tableau12" table:style-name="Tableau12"><table:table-column table:style-name="Tableau12.A"/><table:table-column table:style-name="Tableau12.B"/><table:table-row><table:table-cell table:style-name="Tableau12.A1" office:value-type="string"><text:p text:style-name="P60">CLINO</text:p></table:table-cell><table:table-cell table:style-name="Tableau12.B1" office:value-type="string"><text:p text:style-name="P60">CLINOM</text:p></table:table-cell></table:table-row><table:table-row><table:table-cell table:style-name="Tableau12.A2" office:value-type="string"><text:p text:style-name="P54">1001</text:p></table:table-cell><table:table-cell table:style-name="Tableau12.B2" office:value-type="string"><text:p text:style-name="P54">Fraudeau</text:p></table:table-cell></table:table-row><table:table-row><table:table-cell table:style-name="Tableau12.A2" office:value-type="string"><text:p text:style-name="P54">1002</text:p></table:table-cell><table:table-cell table:style-name="Tableau12.B2" office:value-type="string"><text:p text:style-name="P54">Lambert</text:p></table:table-cell></table:table-row><table:table-row><table:table-cell table:style-name="Tableau12.A2" office:value-type="string"><text:p text:style-name="P54">1003</text:p></table:table-cell><table:table-cell table:style-name="Tableau12.B2" office:value-type="string"><text:p text:style-name="P54">Dupont</text:p></table:table-cell></table:table-row><table:table-row><table:table-cell table:style-name="Tableau12.A2" office:value-type="string"><text:p text:style-name="P54">1004</text:p></table:table-cell><table:table-cell table:style-name="Tableau12.B2" office:value-type="string"><text:p text:style-name="P54">Simonneau</text:p></table:table-cell></table:table-row><table:table-row><table:table-cell table:style-name="Tableau12.A2" office:value-type="string"><text:p text:style-name="P54">1005</text:p></table:table-cell><table:table-cell table:style-name="Tableau12.B2" office:value-type="string"><text:p text:style-name="P54">Lautrec</text:p></table:table-cell></table:table-row></table:table><text:p text:style-name="P53"/><text:p text:style-name="P54"/><text:p text:style-name="P59">Table REGION</text:p><text:p text:style-name="P56"/><table:table table:name="Tableau13" table:style-name="Tableau13"><table:table-column table:style-name="Tableau13.A"/><table:table-column table:style-name="Tableau13.B"/><table:table-row><table:table-cell table:style-name="Tableau13.A1" office:value-type="string"><text:p text:style-name="P57">RNO</text:p></table:table-cell><table:table-cell table:style-name="Tableau13.B1" office:value-type="string"><text:p text:style-name="P60">RNOM</text:p></table:table-cell></table:table-row><table:table-row><table:table-cell table:style-name="Tableau13.A2" office:value-type="string"><text:p text:style-name="P54">1</text:p></table:table-cell><table:table-cell table:style-name="Tableau13.B2" office:value-type="string"><text:p text:style-name="P54">Alsace</text:p></table:table-cell></table:table-row><table:table-row><table:table-cell table:style-name="Tableau13.A2" office:value-type="string"><text:p text:style-name="P54">2</text:p></table:table-cell><table:table-cell table:style-name="Tableau13.B2" office:value-type="string"><text:p text:style-name="P54">Beaujolais</text:p></table:table-cell></table:table-row><table:table-row><table:table-cell table:style-name="Tableau13.A2" office:value-type="string"><text:p text:style-name="P54">3</text:p></table:table-cell><table:table-cell table:style-name="Tableau13.B2" office:value-type="string"><text:p text:style-name="P54">Bordeaux</text:p></table:table-cell></table:table-row><table:table-row><table:table-cell table:style-name="Tableau13.A2" office:value-type="string"><text:p text:style-name="P54">4</text:p></table:table-cell><table:table-cell table:style-name="Tableau13.B2" office:value-type="string"><text:p text:style-name="P54">Bourgogne</text:p></table:table-cell></table:table-row><table:table-row><table:table-cell table:style-name="Tableau13.A2" office:value-type="string"><text:p text:style-name="P54">5</text:p></table:table-cell><table:table-cell table:style-name="Tableau13.B2" office:value-type="string"><text:p text:style-name="P54">PaysdeLoire</text:p></table:table-cell></table:table-row></table:table><text:p text:style-name="Standard"/></draw:text-box></draw:frame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60">CRUNO </text:p>
          </table:table-cell>
          <table:table-cell table:style-name="Tableau14.A1" office:value-type="string">
            <text:p text:style-name="P57">CRUNOM</text:p>
          </table:table-cell>
          <table:table-cell table:style-name="Tableau14.C1" office:value-type="string">
            <text:p text:style-name="P57">RNO</text:p>
          </table:table-cell>
        </table:table-row>
        <table:table-row>
          <table:table-cell table:style-name="Tableau14.A2" office:value-type="string">
            <text:p text:style-name="P56">CH</text:p>
          </table:table-cell>
          <table:table-cell table:style-name="Tableau14.A2" office:value-type="string">
            <text:p text:style-name="P66">Chenas</text:p>
          </table:table-cell>
          <table:table-cell table:style-name="Tableau14.C2" office:value-type="string">
            <text:p text:style-name="P66">2</text:p>
          </table:table-cell>
        </table:table-row>
        <table:table-row>
          <table:table-cell table:style-name="Tableau14.A2" office:value-type="string">
            <text:p text:style-name="P66">HB</text:p>
          </table:table-cell>
          <table:table-cell table:style-name="Tableau14.A2" office:value-type="string">
            <text:p text:style-name="P66">Haut-Brion</text:p>
          </table:table-cell>
          <table:table-cell table:style-name="Tableau14.C2" office:value-type="string">
            <text:p text:style-name="P66">3</text:p>
          </table:table-cell>
        </table:table-row>
        <table:table-row>
          <table:table-cell table:style-name="Tableau14.A2" office:value-type="string">
            <text:p text:style-name="P66">MO</text:p>
          </table:table-cell>
          <table:table-cell table:style-name="Tableau14.A2" office:value-type="string">
            <text:p text:style-name="P66">Morgon</text:p>
          </table:table-cell>
          <table:table-cell table:style-name="Tableau14.C2" office:value-type="string">
            <text:p text:style-name="P66">2</text:p>
          </table:table-cell>
        </table:table-row>
        <table:table-row>
          <table:table-cell table:style-name="Tableau14.A2" office:value-type="string">
            <text:p text:style-name="P66">MU</text:p>
          </table:table-cell>
          <table:table-cell table:style-name="Tableau14.A2" office:value-type="string">
            <text:p text:style-name="P54">Muscadet</text:p>
          </table:table-cell>
          <table:table-cell table:style-name="Tableau14.C2" office:value-type="string">
            <text:p text:style-name="P54">5</text:p>
          </table:table-cell>
        </table:table-row>
        <table:table-row>
          <table:table-cell table:style-name="Tableau14.A2" office:value-type="string">
            <text:p text:style-name="P54">PF</text:p>
          </table:table-cell>
          <table:table-cell table:style-name="Tableau14.A2" office:value-type="string">
            <text:p text:style-name="P54">Pouilly-Fuissé</text:p>
          </table:table-cell>
          <table:table-cell table:style-name="Tableau14.C2" office:value-type="string">
            <text:p text:style-name="P54">4</text:p>
          </table:table-cell>
        </table:table-row>
        <table:table-row>
          <table:table-cell table:style-name="Tableau14.A2" office:value-type="string">
            <text:p text:style-name="P54">PO</text:p>
          </table:table-cell>
          <table:table-cell table:style-name="Tableau14.A2" office:value-type="string">
            <text:p text:style-name="P54">Pommard</text:p>
          </table:table-cell>
          <table:table-cell table:style-name="Tableau14.C2" office:value-type="string">
            <text:p text:style-name="P54">4</text:p>
          </table:table-cell>
        </table:table-row>
        <table:table-row>
          <table:table-cell table:style-name="Tableau14.A2" office:value-type="string">
            <text:p text:style-name="P54">RO</text:p>
          </table:table-cell>
          <table:table-cell table:style-name="Tableau14.A2" office:value-type="string">
            <text:p text:style-name="P54">Romanée</text:p>
          </table:table-cell>
          <table:table-cell table:style-name="Tableau14.C2" office:value-type="string">
            <text:p text:style-name="P54">4</text:p>
          </table:table-cell>
        </table:table-row>
        <table:table-row>
          <table:table-cell table:style-name="Tableau14.A2" office:value-type="string">
            <text:p text:style-name="P54">SA</text:p>
          </table:table-cell>
          <table:table-cell table:style-name="Tableau14.A2" office:value-type="string">
            <text:p text:style-name="P54">Sauterne</text:p>
          </table:table-cell>
          <table:table-cell table:style-name="Tableau14.C2" office:value-type="string">
            <text:p text:style-name="P54">3</text:p>
          </table:table-cell>
        </table:table-row>
        <table:table-row>
          <table:table-cell table:style-name="Tableau14.A2" office:value-type="string">
            <text:p text:style-name="P54">TO </text:p>
          </table:table-cell>
          <table:table-cell table:style-name="Tableau14.A2" office:value-type="string">
            <text:p text:style-name="P56">Tokay</text:p>
          </table:table-cell>
          <table:table-cell table:style-name="Tableau14.C2" office:value-type="string">
            <text:p text:style-name="P56">1</text:p>
          </table:table-cell>
        </table:table-row>
        <table:table-row>
          <table:table-cell table:style-name="Tableau14.A2" office:value-type="string">
            <text:p text:style-name="P56">VO</text:p>
          </table:table-cell>
          <table:table-cell table:style-name="Tableau14.A2" office:value-type="string">
            <text:p text:style-name="P56">Volnay</text:p>
          </table:table-cell>
          <table:table-cell table:style-name="Tableau14.C2" office:value-type="string">
            <text:p text:style-name="P54">4</text:p>
          </table:table-cell>
        </table:table-row>
      </table:table>
      <text:p text:style-name="P53"/>
      <text:p text:style-name="P55">Table VIN</text:p>
      <text:p text:style-name="P5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60">VNO</text:p>
          </table:table-cell>
          <table:table-cell table:style-name="Tableau15.A1" office:value-type="string">
            <text:p text:style-name="P60">CRUNO</text:p>
          </table:table-cell>
          <table:table-cell table:style-name="Tableau15.C1" office:value-type="string">
            <text:p text:style-name="P60">VMILLES</text:p>
          </table:table-cell>
        </table:table-row>
        <table:table-row>
          <table:table-cell table:style-name="Tableau15.A2" office:value-type="string">
            <text:p text:style-name="P54">5</text:p>
          </table:table-cell>
          <table:table-cell table:style-name="Tableau15.A2" office:value-type="string">
            <text:p text:style-name="P54">SA</text:p>
          </table:table-cell>
          <table:table-cell table:style-name="Tableau15.C2" office:value-type="string">
            <text:p text:style-name="P56">1988</text:p>
          </table:table-cell>
        </table:table-row>
        <table:table-row>
          <table:table-cell table:style-name="Tableau15.A2" office:value-type="string">
            <text:p text:style-name="P56">10</text:p>
          </table:table-cell>
          <table:table-cell table:style-name="Tableau15.A2" office:value-type="string">
            <text:p text:style-name="P56">VO</text:p>
          </table:table-cell>
          <table:table-cell table:style-name="Tableau15.C2" office:value-type="string">
            <text:p text:style-name="P56">1985</text:p>
          </table:table-cell>
        </table:table-row>
        <table:table-row>
          <table:table-cell table:style-name="Tableau15.A2" office:value-type="string">
            <text:p text:style-name="P56">11</text:p>
          </table:table-cell>
          <table:table-cell table:style-name="Tableau15.A2" office:value-type="string">
            <text:p text:style-name="P56">VO</text:p>
          </table:table-cell>
          <table:table-cell table:style-name="Tableau15.C2" office:value-type="string">
            <text:p text:style-name="P56">1990</text:p>
          </table:table-cell>
        </table:table-row>
        <table:table-row>
          <table:table-cell table:style-name="Tableau15.A2" office:value-type="string">
            <text:p text:style-name="P56">20</text:p>
          </table:table-cell>
          <table:table-cell table:style-name="Tableau15.A2" office:value-type="string">
            <text:p text:style-name="P56">TO</text:p>
          </table:table-cell>
          <table:table-cell table:style-name="Tableau15.C2" office:value-type="string">
            <text:p text:style-name="P66">1991</text:p>
          </table:table-cell>
        </table:table-row>
        <table:table-row>
          <table:table-cell table:style-name="Tableau15.A2" office:value-type="string">
            <text:p text:style-name="P66">30</text:p>
          </table:table-cell>
          <table:table-cell table:style-name="Tableau15.A2" office:value-type="string">
            <text:p text:style-name="P66">MU</text:p>
          </table:table-cell>
          <table:table-cell table:style-name="Tableau15.C2" office:value-type="string">
            <text:p text:style-name="P66">1992</text:p>
          </table:table-cell>
        </table:table-row>
        <table:table-row>
          <table:table-cell table:style-name="Tableau15.A2" office:value-type="string">
            <text:p text:style-name="P66">40</text:p>
          </table:table-cell>
          <table:table-cell table:style-name="Tableau15.A2" office:value-type="string">
            <text:p text:style-name="P66">PF</text:p>
          </table:table-cell>
          <table:table-cell table:style-name="Tableau15.C2" office:value-type="string">
            <text:p text:style-name="P66">1991</text:p>
          </table:table-cell>
        </table:table-row>
        <table:table-row>
          <table:table-cell table:style-name="Tableau15.A2" office:value-type="string">
            <text:p text:style-name="P66">41</text:p>
          </table:table-cell>
          <table:table-cell table:style-name="Tableau15.A2" office:value-type="string">
            <text:p text:style-name="P66">PF</text:p>
          </table:table-cell>
          <table:table-cell table:style-name="Tableau15.C2" office:value-type="string">
            <text:p text:style-name="P56">1992</text:p>
          </table:table-cell>
        </table:table-row>
        <table:table-row>
          <table:table-cell table:style-name="Tableau15.A2" office:value-type="string">
            <text:p text:style-name="P56">50</text:p>
          </table:table-cell>
          <table:table-cell table:style-name="Tableau15.A2" office:value-type="string">
            <text:p text:style-name="P56">CH</text:p>
          </table:table-cell>
          <table:table-cell table:style-name="Tableau15.C2" office:value-type="string">
            <text:p text:style-name="P56">1992</text:p>
          </table:table-cell>
        </table:table-row>
        <table:table-row>
          <table:table-cell table:style-name="Tableau15.A2" office:value-type="string">
            <text:p text:style-name="P56">60</text:p>
          </table:table-cell>
          <table:table-cell table:style-name="Tableau15.A2" office:value-type="string">
            <text:p text:style-name="P56">PO</text:p>
          </table:table-cell>
          <table:table-cell table:style-name="Tableau15.C2" office:value-type="string">
            <text:p text:style-name="P56">1982</text:p>
          </table:table-cell>
        </table:table-row>
        <table:table-row>
          <table:table-cell table:style-name="Tableau15.A2" office:value-type="string">
            <text:p text:style-name="P56">61</text:p>
          </table:table-cell>
          <table:table-cell table:style-name="Tableau15.A2" office:value-type="string">
            <text:p text:style-name="P56">PO</text:p>
          </table:table-cell>
          <table:table-cell table:style-name="Tableau15.C2" office:value-type="string">
            <text:p text:style-name="P67">1985</text:p>
          </table:table-cell>
        </table:table-row>
        <table:table-row>
          <table:table-cell table:style-name="Tableau15.A2" office:value-type="string">
            <text:p text:style-name="P67">70</text:p>
          </table:table-cell>
          <table:table-cell table:style-name="Tableau15.A2" office:value-type="string">
            <text:p text:style-name="P67">HB</text:p>
          </table:table-cell>
          <table:table-cell table:style-name="Tableau15.C2" office:value-type="string">
            <text:p text:style-name="P67">1987</text:p>
          </table:table-cell>
        </table:table-row>
        <table:table-row>
          <table:table-cell table:style-name="Tableau15.A2" office:value-type="string">
            <text:p text:style-name="P67">80</text:p>
          </table:table-cell>
          <table:table-cell table:style-name="Tableau15.A2" office:value-type="string">
            <text:p text:style-name="P67">RO</text:p>
          </table:table-cell>
          <table:table-cell table:style-name="Tableau15.C2" office:value-type="string">
            <text:p text:style-name="P67">1989</text:p>
          </table:table-cell>
        </table:table-row>
        <table:table-row>
          <table:table-cell table:style-name="Tableau15.A14" office:value-type="string">
            <text:p text:style-name="P67">85</text:p>
          </table:table-cell>
          <table:table-cell table:style-name="Tableau15.A14" office:value-type="string">
            <text:p text:style-name="P67">RO</text:p>
          </table:table-cell>
          <table:table-cell table:style-name="Tableau15.C14" office:value-type="string">
            <text:p text:style-name="P54">1990</text:p>
          </table:table-cell>
        </table:table-row>
        <table:table-row>
          <table:table-cell table:style-name="Tableau15.A1" office:value-type="string">
            <text:p text:style-name="P54">90</text:p>
          </table:table-cell>
          <table:table-cell table:style-name="Tableau15.A1" office:value-type="string">
            <text:p text:style-name="P54">MO</text:p>
          </table:table-cell>
          <table:table-cell table:style-name="Tableau15.C1" office:value-type="string">
            <text:p text:style-name="P54">1992</text:p>
          </table:table-cell>
        </table:table-row>
      </table:table>
      <text:p text:style-name="P53"/>
      <text:p text:style-name="P55">Table ACHAT</text:p>
      <text:p text:style-name="P54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60">CLINO</text:p>
          </table:table-cell>
          <table:table-cell table:style-name="Tableau16.A1" office:value-type="string">
            <text:p text:style-name="P60">VNO</text:p>
          </table:table-cell>
          <table:table-cell table:style-name="Tableau16.A1" office:value-type="string">
            <text:p text:style-name="P60">ASEM</text:p>
          </table:table-cell>
          <table:table-cell table:style-name="Tableau16.D1" office:value-type="string">
            <text:p text:style-name="P60">AQUANT</text:p>
          </table:table-cell>
        </table:table-row>
        <table:table-row>
          <table:table-cell table:style-name="Tableau16.A2" office:value-type="string">
            <text:p text:style-name="P54">1001</text:p>
          </table:table-cell>
          <table:table-cell table:style-name="Tableau16.A2" office:value-type="string">
            <text:p text:style-name="P54">10</text:p>
          </table:table-cell>
          <table:table-cell table:style-name="Tableau16.A2" office:value-type="string">
            <text:p text:style-name="P54">30</text:p>
          </table:table-cell>
          <table:table-cell table:style-name="Tableau16.D2" office:value-type="string">
            <text:p text:style-name="P54">50</text:p>
          </table:table-cell>
        </table:table-row>
        <table:table-row>
          <table:table-cell table:style-name="Tableau16.A2" office:value-type="string">
            <text:p text:style-name="P54">1001</text:p>
          </table:table-cell>
          <table:table-cell table:style-name="Tableau16.A2" office:value-type="string">
            <text:p text:style-name="P54">20</text:p>
          </table:table-cell>
          <table:table-cell table:style-name="Tableau16.A2" office:value-type="string">
            <text:p text:style-name="P54">32</text:p>
          </table:table-cell>
          <table:table-cell table:style-name="Tableau16.D2" office:value-type="string">
            <text:p text:style-name="P54">10</text:p>
          </table:table-cell>
        </table:table-row>
        <table:table-row>
          <table:table-cell table:style-name="Tableau16.A2" office:value-type="string">
            <text:p text:style-name="P54">1001</text:p>
          </table:table-cell>
          <table:table-cell table:style-name="Tableau16.A2" office:value-type="string">
            <text:p text:style-name="P54">60</text:p>
          </table:table-cell>
          <table:table-cell table:style-name="Tableau16.A2" office:value-type="string">
            <text:p text:style-name="P54">40</text:p>
          </table:table-cell>
          <table:table-cell table:style-name="Tableau16.D2" office:value-type="string">
            <text:p text:style-name="P54">15</text:p>
          </table:table-cell>
        </table:table-row>
        <table:table-row>
          <table:table-cell table:style-name="Tableau16.A2" office:value-type="string">
            <text:p text:style-name="P54">1002</text:p>
          </table:table-cell>
          <table:table-cell table:style-name="Tableau16.A2" office:value-type="string">
            <text:p text:style-name="P54">10</text:p>
          </table:table-cell>
          <table:table-cell table:style-name="Tableau16.A2" office:value-type="string">
            <text:p text:style-name="P54">12</text:p>
          </table:table-cell>
          <table:table-cell table:style-name="Tableau16.D2" office:value-type="string">
            <text:p text:style-name="P54">10</text:p>
          </table:table-cell>
        </table:table-row>
        <table:table-row>
          <table:table-cell table:style-name="Tableau16.A2" office:value-type="string">
            <text:p text:style-name="P54">1002</text:p>
          </table:table-cell>
          <table:table-cell table:style-name="Tableau16.A2" office:value-type="string">
            <text:p text:style-name="P54">30</text:p>
          </table:table-cell>
          <table:table-cell table:style-name="Tableau16.A2" office:value-type="string">
            <text:p text:style-name="P54">31</text:p>
          </table:table-cell>
          <table:table-cell table:style-name="Tableau16.D2" office:value-type="string">
            <text:p text:style-name="P54">12</text:p>
          </table:table-cell>
        </table:table-row>
        <table:table-row>
          <table:table-cell table:style-name="Tableau16.A2" office:value-type="string">
            <text:p text:style-name="P54">1002</text:p>
          </table:table-cell>
          <table:table-cell table:style-name="Tableau16.A2" office:value-type="string">
            <text:p text:style-name="P54">41</text:p>
          </table:table-cell>
          <table:table-cell table:style-name="Tableau16.A2" office:value-type="string">
            <text:p text:style-name="P54">31</text:p>
          </table:table-cell>
          <table:table-cell table:style-name="Tableau16.D2" office:value-type="string">
            <text:p text:style-name="P54">10</text:p>
          </table:table-cell>
        </table:table-row>
        <table:table-row>
          <table:table-cell table:style-name="Tableau16.A2" office:value-type="string">
            <text:p text:style-name="P54">1002</text:p>
          </table:table-cell>
          <table:table-cell table:style-name="Tableau16.A2" office:value-type="string">
            <text:p text:style-name="P54">61</text:p>
          </table:table-cell>
          <table:table-cell table:style-name="Tableau16.A2" office:value-type="string">
            <text:p text:style-name="P54">15</text:p>
          </table:table-cell>
          <table:table-cell table:style-name="Tableau16.D2" office:value-type="string">
            <text:p text:style-name="P54">20</text:p>
          </table:table-cell>
        </table:table-row>
        <table:table-row>
          <table:table-cell table:style-name="Tableau16.A2" office:value-type="string">
            <text:p text:style-name="P54">1002</text:p>
          </table:table-cell>
          <table:table-cell table:style-name="Tableau16.A2" office:value-type="string">
            <text:p text:style-name="P54">85</text:p>
          </table:table-cell>
          <table:table-cell table:style-name="Tableau16.A2" office:value-type="string">
            <text:p text:style-name="P54">23</text:p>
          </table:table-cell>
          <table:table-cell table:style-name="Tableau16.D2" office:value-type="string">
            <text:p text:style-name="P54">15</text:p>
          </table:table-cell>
        </table:table-row>
        <table:table-row>
          <table:table-cell table:style-name="Tableau16.A2" office:value-type="string">
            <text:p text:style-name="P54">1003</text:p>
          </table:table-cell>
          <table:table-cell table:style-name="Tableau16.A2" office:value-type="string">
            <text:p text:style-name="P54">50</text:p>
          </table:table-cell>
          <table:table-cell table:style-name="Tableau16.A2" office:value-type="string">
            <text:p text:style-name="P54">30</text:p>
          </table:table-cell>
          <table:table-cell table:style-name="Tableau16.D2" office:value-type="string">
            <text:p text:style-name="P54">15</text:p>
          </table:table-cell>
        </table:table-row>
        <table:table-row>
          <table:table-cell table:style-name="Tableau16.A2" office:value-type="string">
            <text:p text:style-name="P54">1003</text:p>
          </table:table-cell>
          <table:table-cell table:style-name="Tableau16.A2" office:value-type="string">
            <text:p text:style-name="P54">70</text:p>
          </table:table-cell>
          <table:table-cell table:style-name="Tableau16.A2" office:value-type="string">
            <text:p text:style-name="P54">49</text:p>
          </table:table-cell>
          <table:table-cell table:style-name="Tableau16.D2" office:value-type="string">
            <text:p text:style-name="P54">20</text:p>
          </table:table-cell>
        </table:table-row>
        <table:table-row>
          <table:table-cell table:style-name="Tableau16.A2" office:value-type="string">
            <text:p text:style-name="P54">1003</text:p>
          </table:table-cell>
          <table:table-cell table:style-name="Tableau16.A2" office:value-type="string">
            <text:p text:style-name="P54">80</text:p>
          </table:table-cell>
          <table:table-cell table:style-name="Tableau16.A2" office:value-type="string">
            <text:p text:style-name="P54">39</text:p>
          </table:table-cell>
          <table:table-cell table:style-name="Tableau16.D2" office:value-type="string">
            <text:p text:style-name="P54">10</text:p>
          </table:table-cell>
        </table:table-row>
        <table:table-row>
          <table:table-cell table:style-name="Tableau16.A2" office:value-type="string">
            <text:p text:style-name="P54">1004</text:p>
          </table:table-cell>
          <table:table-cell table:style-name="Tableau16.A2" office:value-type="string">
            <text:p text:style-name="P54">11</text:p>
          </table:table-cell>
          <table:table-cell table:style-name="Tableau16.A2" office:value-type="string">
            <text:p text:style-name="P54">35</text:p>
          </table:table-cell>
          <table:table-cell table:style-name="Tableau16.D2" office:value-type="string">
            <text:p text:style-name="P54">5</text:p>
          </table:table-cell>
        </table:table-row>
        <table:table-row>
          <table:table-cell table:style-name="Tableau16.A2" office:value-type="string">
            <text:p text:style-name="P54">1004</text:p>
          </table:table-cell>
          <table:table-cell table:style-name="Tableau16.A2" office:value-type="string">
            <text:p text:style-name="P54">11</text:p>
          </table:table-cell>
          <table:table-cell table:style-name="Tableau16.A2" office:value-type="string">
            <text:p text:style-name="P54">40</text:p>
          </table:table-cell>
          <table:table-cell table:style-name="Tableau16.D2" office:value-type="string">
            <text:p text:style-name="P54">10</text:p>
          </table:table-cell>
        </table:table-row>
        <table:table-row>
          <table:table-cell table:style-name="Tableau16.A2" office:value-type="string">
            <text:p text:style-name="P54">1004</text:p>
          </table:table-cell>
          <table:table-cell table:style-name="Tableau16.A2" office:value-type="string">
            <text:p text:style-name="P54">90</text:p>
          </table:table-cell>
          <table:table-cell table:style-name="Tableau16.A2" office:value-type="string">
            <text:p text:style-name="P54">35</text:p>
          </table:table-cell>
          <table:table-cell table:style-name="Tableau16.D2" office:value-type="string">
            <text:p text:style-name="P54">25</text:p>
          </table:table-cell>
        </table:table-row>
        <table:table-row>
          <table:table-cell table:style-name="Tableau16.A2" office:value-type="string">
            <text:p text:style-name="P54">1005</text:p>
          </table:table-cell>
          <table:table-cell table:style-name="Tableau16.A2" office:value-type="string">
            <text:p text:style-name="P54">11</text:p>
          </table:table-cell>
          <table:table-cell table:style-name="Tableau16.A2" office:value-type="string">
            <text:p text:style-name="P54">25</text:p>
          </table:table-cell>
          <table:table-cell table:style-name="Tableau16.D2" office:value-type="string">
            <text:p text:style-name="P54">10</text:p>
          </table:table-cell>
        </table:table-row>
      </table:table>
      <text:p text:style-name="P68">Annexe 2</text:p>
      <text:p text:style-name="P55"/>
      <text:p text:style-name="P55">La Projection</text:p>
      <text:p text:style-name="P54">R1 = Projection CLIENT (CliNom) <text:tab/><text:tab/>R1 = Projection CRU (RNo)</text:p>
      <text:p text:style-name="P5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1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Standard"/>
          </table:table-cell>
          <table:table-cell table:style-name="Tableau17.B1" office:value-type="string">
            <text:p text:style-name="Standard"/>
          </table:table-cell>
          <table:table-cell table:style-name="Tableau17.A2" office:value-type="string">
            <text:p text:style-name="P5"/>
          </table:table-cell>
        </table:table-row>
      </table:table>
      <text:p text:style-name="Standard"/>
      <text:p text:style-name="P55">La Sélection</text:p>
      <text:p text:style-name="P65"><draw:frame draw:style-name="fr1" draw:name="Cadre10" text:anchor-type="paragraph" svg:x="8.661cm" svg:y="0.236cm" svg:width="9.65cm" svg:height="3.046cm" draw:z-index="5"><draw:text-box><text:p text:style-name="P54">2) R1 = Sélection <text:s/>ACHAT (Vno= 11 <text:s/>ET <text:s/>ASEM&gt;20)</text:p><text:p text:style-name="P54"/><table:table table:name="Tableau18" table:style-name="Tableau18"><table:table-column table:style-name="Tableau18.A" table:number-columns-repeated="2"/><table:table-column table:style-name="Tableau18.C"/><table:table-column table:style-name="Tableau18.D"/><table:table-row><table:table-cell table:style-name="Tableau18.A1" office:value-type="string"><text:p text:style-name="Standard"/></table:table-cell><table:table-cell table:style-name="Tableau18.A1" office:value-type="string"><text:p text:style-name="Standard"/></table:table-cell><table:table-cell table:style-name="Tableau18.A1" office:value-type="string"><text:p text:style-name="Standard"/></table:table-cell><table:table-cell table:style-name="Tableau18.D1" office:value-type="string"><text:p text:style-name="Standard"/></table:table-cell></table:table-row><table:table-row><table:table-cell table:style-name="Tableau18.A2" office:value-type="string"><text:p text:style-name="Standard"/></table:table-cell><table:table-cell table:style-name="Tableau18.A2" office:value-type="string"><text:p text:style-name="Standard"/></table:table-cell><table:table-cell table:style-name="Tableau18.A2" office:value-type="string"><text:p text:style-name="Standard"/></table:table-cell><table:table-cell table:style-name="Tableau18.D2" office:value-type="string"><text:p text:style-name="Standard"/></table:table-cell></table:table-row><table:table-row><table:table-cell table:style-name="Tableau18.A2" office:value-type="string"><text:p text:style-name="Standard"/></table:table-cell><table:table-cell table:style-name="Tableau18.A2" office:value-type="string"><text:p text:style-name="Standard"/></table:table-cell><table:table-cell table:style-name="Tableau18.A2" office:value-type="string"><text:p text:style-name="Standard"/></table:table-cell><table:table-cell table:style-name="Tableau18.D2" office:value-type="string"><text:p text:style-name="Standard"/></table:table-cell></table:table-row></table:table><text:p text:style-name="Standard"/></draw:text-box></draw:frame></text:p>
      <text:p text:style-name="P54">1) R1 = Sélection VIN (VMILLES = 1990)</text:p>
      <text:p text:style-name="P54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row>
          <table:table-cell table:style-name="Tableau19.A1" office:value-type="string">
            <text:p text:style-name="Standard"/>
          </table:table-cell>
          <table:table-cell table:style-name="Tableau19.A1" office:value-type="string">
            <text:p text:style-name="Standard"/>
          </table:table-cell>
          <table:table-cell table:style-name="Tableau19.C1" office:value-type="string">
            <text:p text:style-name="Standard"/>
          </table:table-cell>
        </table:table-row>
        <table:table-row>
          <table:table-cell table:style-name="Tableau19.A2" office:value-type="string">
            <text:p text:style-name="Standard"/>
          </table:table-cell>
          <table:table-cell table:style-name="Tableau19.A2" office:value-type="string">
            <text:p text:style-name="Standard"/>
          </table:table-cell>
          <table:table-cell table:style-name="Tableau19.C2" office:value-type="string">
            <text:p text:style-name="Standard"/>
          </table:table-cell>
        </table:table-row>
        <table:table-row>
          <table:table-cell table:style-name="Tableau19.A2" office:value-type="string">
            <text:p text:style-name="Standard"/>
          </table:table-cell>
          <table:table-cell table:style-name="Tableau19.A2" office:value-type="string">
            <text:p text:style-name="Standard"/>
          </table:table-cell>
          <table:table-cell table:style-name="Tableau19.C2" office:value-type="string">
            <text:p text:style-name="P5"/>
          </table:table-cell>
        </table:table-row>
      </table:table>
      <text:p text:style-name="Standard"/>
      <text:p text:style-name="P54"/>
      <text:p text:style-name="P54">3) R1 = Sélection <text:s/>ACHAT (Vno= 11 <text:s/>ET <text:s/>ASem&gt;20)</text:p>
      <text:p text:style-name="P54">R2 = Projection R1 (CliNo, Asem, Aquant)</text:p>
      <text:p text:style-name="P54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Standard"/>
          </table:table-cell>
          <table:table-cell table:style-name="Tableau20.A1" office:value-type="string">
            <text:p text:style-name="Standard"/>
          </table:table-cell>
          <table:table-cell table:style-name="Tableau20.C1" office:value-type="string">
            <text:p text:style-name="Standard"/>
          </table:table-cell>
        </table:table-row>
        <table:table-row>
          <table:table-cell table:style-name="Tableau20.A2" office:value-type="string">
            <text:p text:style-name="Standard"/>
          </table:table-cell>
          <table:table-cell table:style-name="Tableau20.A2" office:value-type="string">
            <text:p text:style-name="Standard"/>
          </table:table-cell>
          <table:table-cell table:style-name="Tableau20.C2" office:value-type="string">
            <text:p text:style-name="Standard"/>
          </table:table-cell>
        </table:table-row>
        <table:table-row>
          <table:table-cell table:style-name="Tableau20.A2" office:value-type="string">
            <text:p text:style-name="Standard"/>
          </table:table-cell>
          <table:table-cell table:style-name="Tableau20.A2" office:value-type="string">
            <text:p text:style-name="Standard"/>
          </table:table-cell>
          <table:table-cell table:style-name="Tableau20.C2" office:value-type="string">
            <text:p text:style-name="P5"/>
          </table:table-cell>
        </table:table-row>
      </table:table>
      <text:p text:style-name="Standard"/>
      <text:p text:style-name="P5"/>
      <text:p text:style-name="P10"><draw:frame draw:style-name="fr1" draw:name="Cadre11" text:anchor-type="paragraph" svg:x="11.201cm" svg:y="0.035cm" svg:width="7.618cm" svg:height="7.364cm" draw:z-index="8"><draw:text-box><text:p text:style-name="P5">2) </text:p><text:p text:style-name="P5">R1 = Jointure <text:s/>CRU, REGION (CRU.RNo = REGION.RNo)</text:p><text:p text:style-name="P5">R2 = Projection <text:s/>R1 <text:s/>(CruNom, RNom)</text:p><text:p text:style-name="P5"/><table:table table:name="Tableau21" table:style-name="Tableau21"><table:table-column table:style-name="Tableau21.A"/><table:table-column table:style-name="Tableau21.B"/><table:table-row><table:table-cell table:style-name="Tableau21.A1" office:value-type="string"><text:p text:style-name="P5"/></table:table-cell><table:table-cell table:style-name="Tableau21.B1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table:table-row><table:table-cell table:style-name="Tableau21.A2" office:value-type="string"><text:p text:style-name="P5"/></table:table-cell><table:table-cell table:style-name="Tableau21.B2" office:value-type="string"><text:p text:style-name="P5"/></table:table-cell></table:table-row></table:table><text:p text:style-name="Standard"/><text:p text:style-name="P5"/><text:p text:style-name="Standard"/></draw:text-box></draw:frame>La Jointure</text:p>
      <text:p text:style-name="P5"/>
      <text:p text:style-name="P5">1) R1 = Jointure <text:s/>CRU, REGION (CRU.RNo = REGION.RNo)</text:p>
      <text:p text:style-name="P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>
          <table:table-cell table:style-name="Tableau22.A1" office:value-type="string">
            <text:p text:style-name="P5"/>
          </table:table-cell>
          <table:table-cell table:style-name="Tableau22.A1" office:value-type="string">
            <text:p text:style-name="P5"/>
          </table:table-cell>
          <table:table-cell table:style-name="Tableau22.A1" office:value-type="string">
            <text:p text:style-name="P5"/>
          </table:table-cell>
          <table:table-cell table:style-name="Tableau22.D1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  <table:table-row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A2" office:value-type="string">
            <text:p text:style-name="P5"/>
          </table:table-cell>
          <table:table-cell table:style-name="Tableau22.D2" office:value-type="string">
            <text:p text:style-name="P5"/>
          </table:table-cell>
        </table:table-row>
      </table:table>
      <text:p text:style-name="Standard"/>
      <text:p text:style-name="P5"/>
      <text:p text:style-name="P5"/>
      <text:p text:style-name="P5">3) R1 = Jointure <text:s/>CRU, REGION (CRU.RNo = REGION.RNo)</text:p>
      <text:p text:style-name="P5">R2 = Projection <text:s/>R1 <text:s/>(CruNom, RNom)</text:p>
      <text:p text:style-name="P5"><draw:frame draw:style-name="fr1" draw:name="Cadre12" text:anchor-type="paragraph" svg:x="9.423cm" svg:y="0.069cm" svg:width="9.396cm" svg:height="3.103cm" draw:z-index="11"><draw:text-box><text:p text:style-name="Standard"><text:span text:style-name="T3">Pour optimiser la requête, on effectuera la sélection au début.</text:span> <text:s/><text:span text:style-name="T3">Réécrivez la requête en n'affichant que les noms des crus.</text:span></text:p><text:p text:style-name="P18">R1 =</text:p><text:p text:style-name="P18">R2 =</text:p><text:p text:style-name="P18">R3 =</text:p><text:p text:style-name="Standard"/></draw:text-box></draw:frame>R3 = Sélection R2 (Rnom =‘Bourgogne’)</text:p>
      <text:p text:style-name="P5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"/>
          </table:table-cell>
          <table:table-cell table:style-name="Tableau23.B1" office:value-type="string">
            <text:p text:style-name="P5"/>
          </table:table-cell>
        </table:table-row>
        <table:table-row>
          <table:table-cell table:style-name="Tableau23.A2" office:value-type="string">
            <text:p text:style-name="P5"/>
          </table:table-cell>
          <table:table-cell table:style-name="Tableau23.B2" office:value-type="string">
            <text:p text:style-name="P5"/>
          </table:table-cell>
        </table:table-row>
        <table:table-row>
          <table:table-cell table:style-name="Tableau23.A2" office:value-type="string">
            <text:p text:style-name="P5"/>
          </table:table-cell>
          <table:table-cell table:style-name="Tableau23.B2" office:value-type="string">
            <text:p text:style-name="P5"/>
          </table:table-cell>
        </table:table-row>
        <table:table-row>
          <table:table-cell table:style-name="Tableau23.A2" office:value-type="string">
            <text:p text:style-name="P5"/>
          </table:table-cell>
          <table:table-cell table:style-name="Tableau23.B2" office:value-type="string">
            <text:p text:style-name="P5"/>
          </table:table-cell>
        </table:table-row>
        <table:table-row>
          <table:table-cell table:style-name="Tableau23.A2" office:value-type="string">
            <text:p text:style-name="P5"/>
          </table:table-cell>
          <table:table-cell table:style-name="Tableau23.B2" office:value-type="string">
            <text:p text:style-name="P5"/>
          </table:table-cell>
        </table:table-row>
      </table:table>
      <text:p text:style-name="Standard"/>
      <text:p text:style-name="P5">4) Reprenez et complétez la requête précédente pour obtenir la liste des millésimes existant pour chaque cru de la région Bourgogne.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/>
          </table:table-cell>
          <table:table-cell table:style-name="Tableau24.B1" office:value-type="string">
            <text:p text:style-name="P5"/>
          </table:table-cell>
        </table:table-row>
        <table:table-row>
          <table:table-cell table:style-name="Tableau24.A2" office:value-type="string">
            <text:p text:style-name="P5"/>
          </table:table-cell>
          <table:table-cell table:style-name="Tableau24.B2" office:value-type="string">
            <text:p text:style-name="P5"/>
          </table:table-cell>
        </table:table-row>
      </table:table>
      <text:p text:style-name="Standard"/>
      <text:p text:style-name="P5"/>
      <text:p text:style-name="P5"/>
      <text:p text:style-name="P5"/>
      <text:p text:style-name="P5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row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D1" office:value-type="string">
            <text:p text:style-name="P5"/>
          </table:table-cell>
        </table:table-row>
        <table:table-row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D2" office:value-type="string">
            <text:p text:style-name="P5"/>
          </table:table-cell>
        </table:table-row>
        <table:table-row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D2" office:value-type="string">
            <text:p text:style-name="P5"/>
          </table:table-cell>
        </table:table-row>
        <table:table-row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D2" office:value-type="string">
            <text:p text:style-name="P5"/>
          </table:table-cell>
        </table:table-row>
        <table:table-row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A2" office:value-type="string">
            <text:p text:style-name="P5"/>
          </table:table-cell>
          <table:table-cell table:style-name="Tableau25.D2" office:value-type="string">
            <text:p text:style-name="P5"/>
          </table:table-cell>
        </table:table-row>
      </table:table>
      <text:p text:style-name="Standard"/>
      <text:p text:style-name="P5"/>
      <text:p text:style-name="P5"/>
      <text:p text:style-name="P5"/>
      <text:p text:style-name="P5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/>
        <table:table-column table:style-name="Tableau26.F"/>
        <table:table-row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F1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  <table:table-row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A2" office:value-type="string">
            <text:p text:style-name="P5"/>
          </table:table-cell>
          <table:table-cell table:style-name="Tableau26.F2" office:value-type="string">
            <text:p text:style-name="P5"/>
          </table:table-cell>
        </table:table-row>
      </table:table>
      <text:p text:style-name="Standard"/>
      <text:p text:style-name="P5"/>
      <text:p text:style-name="P5"/>
      <text:p text:style-name="P5"/>
      <text:p text:style-name="P5"/>
      <text:p text:style-name="P5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/>
          </table:table-cell>
          <table:table-cell table:style-name="Tableau27.B1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  <table:table-row>
          <table:table-cell table:style-name="Tableau27.A2" office:value-type="string">
            <text:p text:style-name="P5"/>
          </table:table-cell>
          <table:table-cell table:style-name="Tableau27.B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2" svg:font-family="Tahoma, Lucidasans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Mincho" svg:font-family="Mincho" style:font-pitch="variable"/>
    <style:font-face style:name="Tahoma3" svg:font-family="Tahoma, Lucidasans" style:font-pitch="variable"/>
    <style:font-face style:name="Tahoma" svg:font-family="Tahoma, Lucidasans, 'Lucida Sans', 'Arial Unicode MS'" style:font-pitch="variable"/>
    <style:font-face style:name="Book Antiqua" svg:font-family="'Book Antiqua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6pt" style:text-underline-style="solid" style:text-underline-width="auto" style:text-underline-color="font-color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cm" loext:contextual-spacing="false" fo:text-indent="0cm" style:auto-text-indent="false"/>
      <style:text-properties style:font-name="Garamond" fo:font-family="Garamond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Book Antiqua" fo:font-family="'Book Antiqua'" style:font-family-generic="roman" style:font-pitch="variable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-complex="Tahoma2" style:font-family-complex="Tahoma, Lucidasan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WW-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Répertoire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lbany1" fo:font-family="Albany, Arial" style:font-family-generic="swiss" style:font-pitch="variable" fo:font-size="14pt" style:font-name-asian="Mincho" style:font-family-asian="Mincho" style:font-pitch-asian="variable" style:font-size-asian="14pt" style:font-name-complex="Tahoma3" style:font-family-complex="Tahoma, Lucidasans" style:font-pitch-complex="variable" style:font-size-complex="14pt"/>
    </style:style>
    <style:style style:name="retrait1" style:family="paragraph" style:parent-style-name="Standard">
      <style:paragraph-properties fo:margin-left="1cm" fo:margin-right="0cm" fo:text-indent="0cm" style:auto-text-indent="false"/>
    </style:style>
    <style:style style:name="retrait2" style:family="paragraph" style:parent-style-name="retrait1">
      <style:paragraph-properties fo:margin-left="2cm" fo:margin-right="0cm" fo:text-indent="0cm" style:auto-text-indent="false"/>
    </style:style>
    <style:style style:name="WW-Liste_20_à_20_puces" style:display-name="WW-Liste à puces" style:family="paragraph" style:parent-style-name="Standard" style:list-style-name="WW8Num18">
      <style:paragraph-properties fo:margin-left="0.801cm" fo:margin-right="0cm" fo:text-indent="0cm" style:auto-text-indent="false"/>
    </style:style>
    <style:style style:name="WW-Contenu_20_du_20_cadre" style:display-name="WW-Contenu du cadre" style:family="paragraph" style:parent-style-name="Text_20_body"/>
    <style:style style:name="WW-Contenu_20_de_20_tableau" style:display-name="WW-Contenu de tableau" style:family="paragraph" style:parent-style-name="Text_20_body">
      <style:paragraph-properties text:number-lines="false" text:line-number="0"/>
    </style:style>
    <style:style style:name="WW-Titre_20_de_20_tableau" style:display-name="WW-Titre de tableau" style:family="paragraph" style:parent-style-name="WW-Contenu_20_de_20_tableau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text" style:parent-style-name="WW-Police_20_par_20_défaut"/>
    <style:style style:name="WW8Num6z0" style:family="text">
      <style:text-properties style:font-name="Symbol1" fo:font-family="Symbol" style:font-family-generic="roman" style:font-pitch="variable" style:font-charset="x-symbol"/>
    </style:style>
    <style:style style:name="WW8Num15z0" style:family="text">
      <style:text-properties style:font-name="Symbol1" fo:font-family="Symbol" style:font-family-generic="roman" style:font-pitch="variable" style:font-charset="x-symbol"/>
    </style:style>
    <style:style style:name="WW8Num16z0" style:family="text">
      <style:text-properties style:font-name="Symbol1" fo:font-family="Symbol" style:font-family-generic="roman" style:font-pitch="variable" style:font-charset="x-symbol" fo:font-size="12pt" style:font-size-asian="12pt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charset="x-symbol"/>
    </style:style>
    <style:style style:name="WW-Absatz-Standardschriftart" style:family="text"/>
    <style:style style:name="WW8Num8z0" style:family="text">
      <style:text-properties style:font-name="Symbol1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St6z0" style:family="text">
      <style:text-properties style:font-name="Symbol1" fo:font-family="Symbol" style:font-family-generic="roman" style:font-pitch="variable" style:font-charset="x-symbol"/>
    </style:style>
    <style:style style:name="WW8NumSt14z0" style:family="text">
      <style:text-properties style:font-name="Symbol1" fo:font-family="Symbol" style:font-family-generic="roman" style:font-pitch="variable" style:font-charset="x-symbol" fo:font-size="12pt" style:font-size-asian="12pt"/>
    </style:style>
    <style:style style:name="WW8NumSt15z0" style:family="text">
      <style:text-properties style:font-name="Symbol1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9cm"/>
      </text:outline-level-style>
      <text:outline-level-style text:level="2" style:num-suffix="." style:num-format="1" text:display-levels="2">
        <style:list-level-properties text:space-before="0.899cm" text:min-label-width="0.9cm"/>
      </text:outline-level-style>
      <text:outline-level-style text:level="3" style:num-suffix="." style:num-format="1" text:display-levels="3">
        <style:list-level-properties text:space-before="1.799cm" text:min-label-width="0.9cm"/>
      </text:outline-level-style>
      <text:outline-level-style text:level="4" style:num-suffix="." style:num-format="1" text:display-levels="4">
        <style:list-level-properties text:space-before="2.699cm" text:min-label-width="1.249cm"/>
      </text:outline-level-style>
      <text:outline-level-style text:level="5" style:num-suffix="." style:num-format="1" text:display-levels="5">
        <style:list-level-properties text:space-before="3.947cm" text:min-label-width="1.249cm"/>
      </text:outline-level-style>
      <text:outline-level-style text:level="6" style:num-suffix="." style:num-format="1" text:display-levels="6">
        <style:list-level-properties text:space-before="5.196cm" text:min-label-width="1.249cm"/>
      </text:outline-level-style>
      <text:outline-level-style text:level="7" style:num-suffix="." style:num-format="1" text:display-levels="7">
        <style:list-level-properties text:space-before="6.445cm" text:min-label-width="1.249cm"/>
      </text:outline-level-style>
      <text:outline-level-style text:level="8" style:num-suffix="." style:num-format="1" text:display-levels="8">
        <style:list-level-properties text:space-before="7.694cm" text:min-label-width="1.249cm"/>
      </text:outline-level-style>
      <text:outline-level-style text:level="9" style:num-suffix="." style:num-format="1" text:display-levels="9">
        <style:list-level-properties text:space-before="8.943cm" text:min-label-width="1.249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 text:start-value="33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 text:start-value="5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suffix="." style:num-format="1" text:start-value="38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text:bullet-char="·">
        <style:list-level-properties text:space-before="2cm" text:min-label-width="0.635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 text:start-value="42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 text:start-value="25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 text:start-value="8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number text:level="1" style:num-suffix="." style:num-format="1" text:start-value="4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text:bullet-char="·">
        <style:list-level-properties text:space-before="0.801cm" text:min-label-width="0.4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·">
        <style:list-level-properties text:space-before="0.801cm" text:min-label-width="0.4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←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number text:level="1" style:num-suffix="." style:num-format="1">
        <style:list-level-properties text:min-label-width="0.9cm"/>
      </text:list-level-style-number>
      <text:list-level-style-number text:level="2" style:num-suffix="." style:num-format="1" text:display-levels="2">
        <style:list-level-properties text:space-before="0.899cm" text:min-label-width="0.9cm"/>
      </text:list-level-style-number>
      <text:list-level-style-number text:level="3" style:num-suffix="." style:num-format="1" text:display-levels="3">
        <style:list-level-properties text:space-before="1.799cm" text:min-label-width="0.9cm"/>
      </text:list-level-style-number>
      <text:list-level-style-number text:level="4" style:num-suffix="." style:num-format="1" text:display-levels="4">
        <style:list-level-properties text:space-before="2.699cm" text:min-label-width="1.249cm"/>
      </text:list-level-style-number>
      <text:list-level-style-number text:level="5" style:num-suffix="." style:num-format="1" text:display-levels="5">
        <style:list-level-properties text:space-before="3.947cm" text:min-label-width="1.249cm"/>
      </text:list-level-style-number>
      <text:list-level-style-number text:level="6" style:num-suffix="." style:num-format="1" text:display-levels="6">
        <style:list-level-properties text:space-before="5.196cm" text:min-label-width="1.249cm"/>
      </text:list-level-style-number>
      <text:list-level-style-number text:level="7" style:num-suffix="." style:num-format="1" text:display-levels="7">
        <style:list-level-properties text:space-before="6.445cm" text:min-label-width="1.249cm"/>
      </text:list-level-style-number>
      <text:list-level-style-number text:level="8" style:num-suffix="." style:num-format="1" text:display-levels="8">
        <style:list-level-properties text:space-before="7.694cm" text:min-label-width="1.249cm"/>
      </text:list-level-style-number>
      <text:list-level-style-number text:level="9" style:num-suffix="." style:num-format="1" text:display-levels="9">
        <style:list-level-properties text:space-before="8.943cm" text:min-label-width="1.24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001cm" style:type="center"/>
          <style:tab-stop style:position="17.754cm" style:type="right"/>
        </style:tab-stops>
      </style:paragraph-properties>
      <style:text-properties style:font-name="Book Antiqua" fo:font-size="12pt" fo:font-weight="bold" style:font-size-asian="12pt" style:font-weight-asian="bold"/>
    </style:style>
    <style:style style:name="MT1" style:family="text">
      <style:text-properties style:font-name="Book Antiqua" fo:font-size="14pt" fo:font-style="italic" fo:font-weight="bold" style:font-size-asian="14pt" style:font-style-asian="italic" style:font-weight-asian="bold"/>
    </style:style>
    <style:style style:name="MT2" style:family="text">
      <style:text-properties style:font-name="Book Antiqua" fo:font-size="12pt" fo:font-style="italic" fo:font-weight="bold" style:font-size-asian="12pt" style:font-style-asian="italic" style:font-weight-asian="bold"/>
    </style:style>
    <style:page-layout style:name="Mpm1">
      <style:page-layout-properties fo:page-width="20.999cm" fo:page-height="29.699cm" style:num-format="1" style:print-orientation="portrait" fo:margin-top="0.751cm" fo:margin-bottom="1.817cm" fo:margin-left="1.752cm" fo:margin-right="1.247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51cm" fo:margin-left="0cm" fo:margin-right="0cm" fo:margin-bottom="0.452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Rappels Algèbre relationnelle et S.Q.L <text:tab/><text:tab/></text:span><text:span text:style-name="MT2">Page </text:span><text:span text:style-name="Page_20_Number"><text:span text:style-name="MT2"><text:page-number style:num-format="1" text:select-page="current">3</text:page-number></text:span></text:span></text:p>
      </style:header>
      <style:footer>
        <text:p text:style-name="MP2">TSIG2<text:tab/><text:tab/>2004-2005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dc:title>CHAPITRE III - LES SOUS-PROGRAMMES</dc:title>
    <meta:initial-creator>mc</meta:initial-creator>
    <meta:creation-date>2000-08-30T14:18:00</meta:creation-date>
    <dc:date>2016-09-06T08:44:22.635931496</dc:date>
    <dc:language>de-DE</dc:language>
    <meta:editing-cycles>27</meta:editing-cycles>
    <meta:editing-duration>PT3H28M17S</meta:editing-duration>
    <meta:document-statistic meta:table-count="27" meta:image-count="0" meta:object-count="0" meta:page-count="19" meta:paragraph-count="1040" meta:word-count="5241" meta:character-count="31324" meta:non-whitespace-character-count="26559"/>
    <meta:user-defined meta:name="Info 1"/>
    <meta:user-defined meta:name="Info 2"/>
    <meta:user-defined meta:name="Info 3"/>
    <meta:user-defined meta:name="Info 4"/>
  </office:meta>
</office:document-meta>
</file>